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39in"/>
    </style:style>
    <style:style style:name="co2" style:family="table-column">
      <style:table-column-properties fo:break-before="auto" style:column-width="0.3736in"/>
    </style:style>
    <style:style style:name="co3" style:family="table-column">
      <style:table-column-properties fo:break-before="auto" style:column-width="0.5701in"/>
    </style:style>
    <style:style style:name="co4" style:family="table-column">
      <style:table-column-properties fo:break-before="auto" style:column-width="0.8075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6602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1.0953in"/>
    </style:style>
    <style:style style:name="co9" style:family="table-column">
      <style:table-column-properties fo:break-before="auto" style:column-width="6.966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ce3" style:family="table-cell" style:parent-style-name="Default">
      <style:table-cell-properties fo:background-color="#99ffff"/>
      <style:text-properties style:font-name="Arial" style:font-name-asian="Arial Unicode MS" style:font-name-complex="Arial Unicode MS"/>
    </style:style>
  </office:automatic-styles>
  <office:body>
    <office:spreadsheet>
      <table:calculation-settings table:null-year="2000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5" table:default-cell-style-name="Default"/>
        <table:table-row table:style-name="ro1">
          <table:table-cell office:value-type="string">
            <text:p>run</text:p>
          </table:table-cell>
          <table:table-cell office:value-type="string">
            <text:p>lane</text:p>
          </table:table-cell>
          <table:table-cell office:value-type="string">
            <text:p>domain</text:p>
          </table:table-cell>
          <table:table-cell office:value-type="string">
            <text:p>dna_region</text:p>
          </table:table-cell>
          <table:table-cell office:value-type="string">
            <text:p>platform</text:p>
          </table:table-cell>
          <table:table-cell office:value-type="string">
            <text:p>Sandra's</text:p>
          </table:table-cell>
          <table:table-cell office:value-type="string">
            <text:p>user</text:p>
          </table:table-cell>
          <table:table-cell office:value-type="string">
            <text:p>Month Day year</text:p>
          </table:table-cell>
          <table:table-cell office:value-type="string">
            <text:p>filename</text:p>
          </table:table-cell>
          <table:table-cell office:value-type="string">
            <text:p>cmd1</text:p>
          </table:table-cell>
          <table:table-cell office:value-type="string">
            <text:p>gunzip uniq</text:p>
          </table:table-cell>
          <table:table-cell office:value-type="string">
            <text:p>path old</text:p>
          </table:table-cell>
          <table:table-cell office:value-type="string">
            <text:p>analysis</text:p>
          </table:table-cell>
          <table:table-cell office:value-type="string">
            <text:p>old_dir_name</text:p>
          </table:table-cell>
          <table:table-cell office:value-type="string">
            <text:p>cmd2</text:p>
          </table:table-cell>
          <table:table-cell office:value-type="string">
            <text:p>cmd3</text:p>
          </table:table-cell>
          <table:table-cell office:value-type="string">
            <text:p>cmd4</text:p>
          </table:table-cell>
          <table:table-cell office:value-type="string">
            <text:p>cmd5</text:p>
          </table:table-cell>
          <table:table-cell office:value-type="string">
            <text:p>cmd6</text:p>
          </table:table-cell>
          <table:table-cell office:value-type="string">
            <text:p>unzipped_name</text:p>
          </table:table-cell>
          <table:table-cell office:value-type="string">
            <text:p>cmd7 on grendel</text:p>
          </table:table-cell>
          <table:table-cell office:value-type="string">
            <text:p>check_gast_unknowns.sh</text:p>
          </table:table-cell>
          <table:table-cell office:value-type="string">
            <text:p>clean db</text:p>
          </table:table-cell>
          <table:table-cell office:value-type="string">
            <text:p>upload data</text:p>
          </table:table-cell>
        </table:table-row>
        <table:table-row table:style-name="ro1">
          <table:table-cell office:value-type="float" office:value="20121004">
            <text:p>20121004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Aug 24 2016</text:p>
          </table:table-cell>
          <table:table-cell office:value-type="string">
            <text:p>clust_gast_ill__xraid2-2_g454_run_new_pipeline_illumina_20121004_lane_5_B_analysis_reads_overlap.sh.gz</text:p>
          </table:table-cell>
          <table:table-cell table:style-name="ce1" table:formula="of:=&quot;find /xraid2-2/g454/run_new_pipeline -name &quot; &amp; [.I2]" office:value-type="string" office:string-value="find /xraid2-2/g454/run_new_pipeline -name clust_gast_ill__xraid2-2_g454_run_new_pipeline_illumina_20121004_lane_5_B_analysis_reads_overlap.sh.gz">
            <text:p>find /xraid2-2/g454/run_new_pipeline -name clust_gast_ill__xraid2-2_g454_run_new_pipeline_illumina_20121004_lane_5_B_analysis_reads_overlap.sh.gz</text:p>
          </table:table-cell>
          <table:table-cell table:style-name="ce1" table:formula="of:=&quot;cd &quot; &amp; [.L2] &amp; &quot;/; gunzip *.fa.unique.gz&quot;" office:value-type="string" office:string-value="cd /xraid2-2/g454/run_new_pipeline/illumina/20121004/lane_5_B/analysis/reads_overlap/; gunzip *.fa.unique.gz">
            <text:p>cd /xraid2-2/g454/run_new_pipeline/illumina/20121004/lane_5_B/analysis/reads_overlap/; gunzip *.fa.unique.gz</text:p>
          </table:table-cell>
          <table:table-cell office:value-type="string">
            <text:p>/xraid2-2/g454/run_new_pipeline/illumina/20121004/lane_5_B/analysis/reads_overlap</text:p>
          </table:table-cell>
          <table:table-cell office:value-type="string">
            <text:p>/xraid2-2/g454/run_new_pipeline/illumina/20121004/lane_5_B/analysis</text:p>
          </table:table-cell>
          <table:table-cell office:value-type="string">
            <text:p>gast_119</text:p>
          </table:table-cell>
          <table:table-cell table:style-name="ce1" table:formula="of:=&quot;cd &quot; &amp; [.L2] &amp; &quot;; mv &quot; &amp; [.N2] &amp; &quot; &quot; &amp; [.N2] &amp; &quot;_0&quot;" office:value-type="string" office:string-value="cd /xraid2-2/g454/run_new_pipeline/illumina/20121004/lane_5_B/analysis/reads_overlap; mv gast_119 gast_119_0">
            <text:p>cd /xraid2-2/g454/run_new_pipeline/illumina/20121004/lane_5_B/analysis/reads_overlap; mv gast_119 gast_119_0</text:p>
          </table:table-cell>
          <table:table-cell table:style-name="ce3" table:formula="of:=&quot;cd &quot; &amp; [.L2] &amp; &quot;; mv gast gast_old; mkdir gast&quot;" office:value-type="string" office:string-value="cd /xraid2-2/g454/run_new_pipeline/illumina/20121004/lane_5_B/analysis/reads_overlap; mv gast gast_old; mkdir gast">
            <text:p>cd /xraid2-2/g454/run_new_pipeline/illumina/20121004/lane_5_B/analysis/reads_overlap; mv gast gast_old; mkdir gast</text:p>
          </table:table-cell>
          <table:table-cell table:style-name="ce1" table:formula="of:=&quot;cd &quot; &amp; [.M2] &amp;&quot;/gast_0; cp &quot; &amp; [.I2] &amp; &quot; ../gast/&quot;" office:value-type="string" office:string-value="cd /xraid2-2/g454/run_new_pipeline/illumina/20121004/lane_5_B/analysis/gast_0; cp clust_gast_ill__xraid2-2_g454_run_new_pipeline_illumina_20121004_lane_5_B_analysis_reads_overlap.sh.gz ../gast/">
            <text:p>cd /xraid2-2/g454/run_new_pipeline/illumina/20121004/lane_5_B/analysis/gast_0; cp clust_gast_ill__xraid2-2_g454_run_new_pipeline_illumina_20121004_lane_5_B_analysis_reads_overlap.sh.gz ../gast/</text:p>
          </table:table-cell>
          <table:table-cell table:style-name="ce1" table:formula="of:=&quot;cd &quot; &amp; [.L2] &amp; &quot;/&quot; &amp; [.N2] &amp; &quot;_0; cp filenames.list* ../gast/&quot;" office:value-type="string" office:string-value="cd /xraid2-2/g454/run_new_pipeline/illumina/20121004/lane_5_B/analysis/reads_overlap/gast_119_0; cp filenames.list* ../gast/">
            <text:p>cd /xraid2-2/g454/run_new_pipeline/illumina/20121004/lane_5_B/analysis/reads_overlap/gast_119_0; cp filenames.list* ../gast/</text:p>
          </table:table-cell>
          <table:table-cell table:style-name="ce1" table:formula="of:=&quot;cd &quot; &amp; [.L2] &amp; &quot;/&quot; &amp; [.N2] &amp; &quot;_0/../gast/; gunzip *&quot;" office:value-type="string" office:string-value="cd /xraid2-2/g454/run_new_pipeline/illumina/20121004/lane_5_B/analysis/reads_overlap/gast_119_0/../gast/; gunzip *">
            <text:p>cd /xraid2-2/g454/run_new_pipeline/illumina/20121004/lane_5_B/analysis/reads_overlap/gast_119_0/../gast/; gunzip *</text:p>
          </table:table-cell>
          <table:table-cell office:value-type="string">
            <text:p>clust_gast_ill__xraid2-2_g454_run_new_pipeline_illumina_20121004_lane_5_B_analysis_reads_overlap.sh</text:p>
          </table:table-cell>
          <table:table-cell table:style-name="ce1" table:formula="of:=&quot;cd &quot; &amp; [.L2] &amp; &quot;/&quot; &amp; [.N2] &amp; &quot;_0/../gast/; qsub &quot; &amp; [.T2] &amp; &quot;; check_cluster.py; mail_done&quot;" office:value-type="string" office:string-value="cd /xraid2-2/g454/run_new_pipeline/illumina/20121004/lane_5_B/analysis/reads_overlap/gast_119_0/../gast/; qsub clust_gast_ill__xraid2-2_g454_run_new_pipeline_illumina_20121004_lane_5_B_analysis_reads_overlap.sh; check_cluster.py; mail_done">
            <text:p>cd /xraid2-2/g454/run_new_pipeline/illumina/20121004/lane_5_B/analysis/reads_overlap/gast_119_0/../gast/; qsub clust_gast_ill__xraid2-2_g454_run_new_pipeline_illumina_20121004_lane_5_B_analysis_reads_overlap.sh; check_cluster.py; mail_done</text:p>
          </table:table-cell>
          <table:table-cell table:style-name="ce1" office:value-type="string">
            <text:p>done</text:p>
          </table:table-cell>
          <table:table-cell table:number-columns-repeated="2"/>
        </table:table-row>
        <table:table-row table:style-name="ro1" table:visibility="filter">
          <table:table-cell office:value-type="float" office:value="20121004">
            <text:p>20121004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 2015</text:p>
          </table:table-cell>
          <table:table-cell office:value-type="string">
            <text:p>clust_gast_ill_20121004_lane_6_B.sh.gz</text:p>
          </table:table-cell>
          <table:table-cell table:formula="of:=&quot;find /xraid2-2/g454/run_new_pipeline -name &quot; &amp; [.I3]" office:value-type="string" office:string-value="find /xraid2-2/g454/run_new_pipeline -name clust_gast_ill_20121004_lane_6_B.sh.gz">
            <text:p>find /xraid2-2/g454/run_new_pipeline -name clust_gast_ill_20121004_lane_6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21004">
            <text:p>20121004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 2015</text:p>
          </table:table-cell>
          <table:table-cell office:value-type="string">
            <text:p>clust_gast_ill_20121004_lane_7_B.sh.gz</text:p>
          </table:table-cell>
          <table:table-cell table:formula="of:=&quot;find /xraid2-2/g454/run_new_pipeline -name &quot; &amp; [.I4]" office:value-type="string" office:string-value="find /xraid2-2/g454/run_new_pipeline -name clust_gast_ill_20121004_lane_7_B.sh.gz">
            <text:p>find /xraid2-2/g454/run_new_pipeline -name clust_gast_ill_20121004_lane_7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21004">
            <text:p>20121004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 2015</text:p>
          </table:table-cell>
          <table:table-cell office:value-type="string">
            <text:p>clust_gast_ill_20121004_lane_8_A.sh.gz</text:p>
          </table:table-cell>
          <table:table-cell table:formula="of:=&quot;find /xraid2-2/g454/run_new_pipeline -name &quot; &amp; [.I5]" office:value-type="string" office:string-value="find /xraid2-2/g454/run_new_pipeline -name clust_gast_ill_20121004_lane_8_A.sh.gz">
            <text:p>find /xraid2-2/g454/run_new_pipeline -name clust_gast_ill_20121004_lane_8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21004">
            <text:p>20121004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7 2016</text:p>
          </table:table-cell>
          <table:table-cell office:value-type="string">
            <text:p>clust_gast_ill_20121004_lane_8_A.sh.gz</text:p>
          </table:table-cell>
          <table:table-cell table:formula="of:=&quot;find /xraid2-2/g454/run_new_pipeline -name &quot; &amp; [.I6]" office:value-type="string" office:string-value="find /xraid2-2/g454/run_new_pipeline -name clust_gast_ill_20121004_lane_8_A.sh.gz">
            <text:p>find /xraid2-2/g454/run_new_pipeline -name clust_gast_ill_20121004_lane_8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21004">
            <text:p>20121004</text:p>
          </table:table-cell>
          <table:table-cell office:value-type="float" office:value="8">
            <text:p>8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 2015</text:p>
          </table:table-cell>
          <table:table-cell office:value-type="string">
            <text:p>clust_gast_ill_20121004_lane_8_B.sh.gz</text:p>
          </table:table-cell>
          <table:table-cell table:formula="of:=&quot;find /xraid2-2/g454/run_new_pipeline -name &quot; &amp; [.I7]" office:value-type="string" office:string-value="find /xraid2-2/g454/run_new_pipeline -name clust_gast_ill_20121004_lane_8_B.sh.gz">
            <text:p>find /xraid2-2/g454/run_new_pipeline -name clust_gast_ill_20121004_lane_8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21025">
            <text:p>2012102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11 2015</text:p>
          </table:table-cell>
          <table:table-cell office:value-type="string">
            <text:p>clust_gast_ill_20121025_lane_1_B.sh</text:p>
          </table:table-cell>
          <table:table-cell table:formula="of:=&quot;find /xraid2-2/g454/run_new_pipeline -name &quot; &amp; [.I8]" office:value-type="string" office:string-value="find /xraid2-2/g454/run_new_pipeline -name clust_gast_ill_20121025_lane_1_B.sh">
            <text:p>find /xraid2-2/g454/run_new_pipeline -name clust_gast_ill_20121025_lane_1_B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21025">
            <text:p>2012102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Nov 20 2015</text:p>
          </table:table-cell>
          <table:table-cell office:value-type="string">
            <text:p>clust_gast_ill_20121025_lane_1_B.sh.gz</text:p>
          </table:table-cell>
          <table:table-cell table:formula="of:=&quot;find /xraid2-2/g454/run_new_pipeline -name &quot; &amp; [.I9]" office:value-type="string" office:string-value="find /xraid2-2/g454/run_new_pipeline -name clust_gast_ill_20121025_lane_1_B.sh.gz">
            <text:p>find /xraid2-2/g454/run_new_pipeline -name clust_gast_ill_2012102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21106">
            <text:p>2012110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7 2015</text:p>
          </table:table-cell>
          <table:table-cell office:value-type="string">
            <text:p>clust_gast_ill_20121106_lane_1_B.sh.gz</text:p>
          </table:table-cell>
          <table:table-cell table:formula="of:=&quot;find /xraid2-2/g454/run_new_pipeline -name &quot; &amp; [.I10]" office:value-type="string" office:string-value="find /xraid2-2/g454/run_new_pipeline -name clust_gast_ill_20121106_lane_1_B.sh.gz">
            <text:p>find /xraid2-2/g454/run_new_pipeline -name clust_gast_ill_20121106_lane_1_B.sh.gz</text:p>
          </table:table-cell>
          <table:table-cell table:number-columns-repeated="14"/>
        </table:table-row>
        <table:table-row table:style-name="ro1">
          <table:table-cell office:value-type="float" office:value="20121221">
            <text:p>2012122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3 2015, Feb 27 2016</text:p>
          </table:table-cell>
          <table:table-cell office:value-type="string">
            <text:p>clust_gast_ill_20121221_lane_1_A.sh.gz</text:p>
          </table:table-cell>
          <table:table-cell table:formula="of:=&quot;find /xraid2-2/g454/run_new_pipeline -name &quot; &amp; [.I11]" office:value-type="string" office:string-value="find /xraid2-2/g454/run_new_pipeline -name clust_gast_ill_20121221_lane_1_A.sh.gz">
            <text:p>find /xraid2-2/g454/run_new_pipeline -name clust_gast_ill_20121221_lane_1_A.sh.gz</text:p>
          </table:table-cell>
          <table:table-cell table:style-name="ce1" table:formula="of:=&quot;cd &quot; &amp; [.M11] &amp; &quot;/reads_overlap; gunzip *.fa.unique.gz&quot;" office:value-type="string" office:string-value="cd /xraid2-2/g454/run_new_pipeline/illumina/20121221/lane_1_A/analysis/reads_overlap; gunzip *.fa.unique.gz">
            <text:p>cd /xraid2-2/g454/run_new_pipeline/illumina/20121221/lane_1_A/analysis/reads_overlap; gunzip *.fa.unique.gz</text:p>
          </table:table-cell>
          <table:table-cell office:value-type="string">
            <text:p>/xraid2-2/g454/run_new_pipeline/illumina/20121221/lane_1_A/analysis</text:p>
          </table:table-cell>
          <table:table-cell office:value-type="string">
            <text:p>/xraid2-2/g454/run_new_pipeline/illumina/20121221/lane_1_A/analysis</text:p>
          </table:table-cell>
          <table:table-cell office:value-type="string">
            <text:p>gast</text:p>
          </table:table-cell>
          <table:table-cell table:style-name="ce1" table:formula="of:=&quot;cd &quot; &amp; [.M11] &amp; &quot;; mv gast gast_0&quot;" office:value-type="string" office:string-value="cd /xraid2-2/g454/run_new_pipeline/illumina/20121221/lane_1_A/analysis; mv gast gast_0">
            <text:p>cd /xraid2-2/g454/run_new_pipeline/illumina/20121221/lane_1_A/analysis; mv gast gast_0</text:p>
          </table:table-cell>
          <table:table-cell table:style-name="ce1" table:formula="of:=&quot;cd &quot; &amp; [.M11] &amp; &quot;; mkdir gast&quot;" office:value-type="string" office:string-value="cd /xraid2-2/g454/run_new_pipeline/illumina/20121221/lane_1_A/analysis; mkdir gast">
            <text:p>cd /xraid2-2/g454/run_new_pipeline/illumina/20121221/lane_1_A/analysis; mkdir gast</text:p>
          </table:table-cell>
          <table:table-cell table:style-name="ce1" table:formula="of:=&quot;cd &quot; &amp; [.M11] &amp;&quot;/gast_0; cp &quot; &amp; [.I11] &amp; &quot; ../gast/&quot;" office:value-type="string" office:string-value="cd /xraid2-2/g454/run_new_pipeline/illumina/20121221/lane_1_A/analysis/gast_0; cp clust_gast_ill_20121221_lane_1_A.sh.gz ../gast/">
            <text:p>cd /xraid2-2/g454/run_new_pipeline/illumina/20121221/lane_1_A/analysis/gast_0; cp clust_gast_ill_20121221_lane_1_A.sh.gz ../gast/</text:p>
          </table:table-cell>
          <table:table-cell table:style-name="ce1" table:formula="of:=&quot;cd &quot; &amp; [.M11] &amp;&quot;/gast_0; cp filenames.list* ../gast/&quot;" office:value-type="string" office:string-value="cd /xraid2-2/g454/run_new_pipeline/illumina/20121221/lane_1_A/analysis/gast_0; cp filenames.list* ../gast/">
            <text:p>cd /xraid2-2/g454/run_new_pipeline/illumina/20121221/lane_1_A/analysis/gast_0; cp filenames.list* ../gast/</text:p>
          </table:table-cell>
          <table:table-cell table:style-name="ce1" table:formula="of:=&quot;cd &quot; &amp; [.M11] &amp;&quot;/gast; gunzip *&quot;" office:value-type="string" office:string-value="cd /xraid2-2/g454/run_new_pipeline/illumina/20121221/lane_1_A/analysis/gast; gunzip *">
            <text:p>cd /xraid2-2/g454/run_new_pipeline/illumina/20121221/lane_1_A/analysis/gast; gunzip *</text:p>
          </table:table-cell>
          <table:table-cell office:value-type="string">
            <text:p>clust_gast_ill_20121221_lane_1_A.sh</text:p>
          </table:table-cell>
          <table:table-cell table:formula="of:=&quot;cd &quot; &amp; [.M11] &amp;&quot;/gast; qsub &quot; &amp; [.T11] &amp; &quot;; check_cluster.py; mail_done&quot;" office:value-type="string" office:string-value="cd /xraid2-2/g454/run_new_pipeline/illumina/20121221/lane_1_A/analysis/gast; qsub clust_gast_ill_20121221_lane_1_A.sh; check_cluster.py; mail_done">
            <text:p>cd /xraid2-2/g454/run_new_pipeline/illumina/20121221/lane_1_A/analysis/gast; qsub clust_gast_ill_20121221_lane_1_A.sh; check_cluster.py; mail_done</text:p>
          </table:table-cell>
          <table:table-cell table:number-columns-repeated="3"/>
        </table:table-row>
        <table:table-row table:style-name="ro1">
          <table:table-cell office:value-type="float" office:value="20121221">
            <text:p>2012122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3 2015</text:p>
          </table:table-cell>
          <table:table-cell office:value-type="string">
            <text:p>clust_gast_ill_20121221_lane_1_B.sh</text:p>
          </table:table-cell>
          <table:table-cell table:formula="of:=&quot;find /xraid2-2/g454/run_new_pipeline -name &quot; &amp; [.I12]" office:value-type="string" office:string-value="find /xraid2-2/g454/run_new_pipeline -name clust_gast_ill_20121221_lane_1_B.sh">
            <text:p>find /xraid2-2/g454/run_new_pipeline -name clust_gast_ill_20121221_lane_1_B.sh</text:p>
          </table:table-cell>
          <table:table-cell table:formula="of:=&quot;cd &quot; &amp; [.M12] &amp; &quot;/reads_overlap; gunzip *.fa.unique.gz&quot;" office:value-type="string" office:string-value="cd /xraid2-2/g454/run_new_pipeline/illumina/20121221/lane_1_B/analysis/reads_overlap; gunzip *.fa.unique.gz">
            <text:p>cd /xraid2-2/g454/run_new_pipeline/illumina/20121221/lane_1_B/analysis/reads_overlap; gunzip *.fa.unique.gz</text:p>
          </table:table-cell>
          <table:table-cell office:value-type="string">
            <text:p>/xraid2-2/g454/run_new_pipeline/illumina/20121221/lane_1_B/analysis/reads_overlap</text:p>
          </table:table-cell>
          <table:table-cell office:value-type="string">
            <text:p>/xraid2-2/g454/run_new_pipeline/illumina/20121221/lane_1_B/analysis</text:p>
          </table:table-cell>
          <table:table-cell office:value-type="string">
            <text:p>gast_119</text:p>
          </table:table-cell>
          <table:table-cell table:style-name="ce2" table:formula="of:=&quot;cd &quot; &amp; [.M12] &amp; &quot;; mv gast gast_0&quot;" office:value-type="string" office:string-value="cd /xraid2-2/g454/run_new_pipeline/illumina/20121221/lane_1_B/analysis; mv gast gast_0">
            <text:p>cd /xraid2-2/g454/run_new_pipeline/illumina/20121221/lane_1_B/analysis; mv gast gast_0</text:p>
          </table:table-cell>
          <table:table-cell table:style-name="ce2" table:formula="of:=&quot;cd &quot; &amp; [.M12] &amp; &quot;; mkdir gast&quot;" office:value-type="string" office:string-value="cd /xraid2-2/g454/run_new_pipeline/illumina/20121221/lane_1_B/analysis; mkdir gast">
            <text:p>cd /xraid2-2/g454/run_new_pipeline/illumina/20121221/lane_1_B/analysis; mkdir gast</text:p>
          </table:table-cell>
          <table:table-cell table:formula="of:=&quot;cd &quot; &amp; [.M12] &amp;&quot;/gast_0; cp &quot; &amp; [.I12] &amp; &quot; ../gast/&quot;" office:value-type="string" office:string-value="cd /xraid2-2/g454/run_new_pipeline/illumina/20121221/lane_1_B/analysis/gast_0; cp clust_gast_ill_20121221_lane_1_B.sh ../gast/">
            <text:p>cd /xraid2-2/g454/run_new_pipeline/illumina/20121221/lane_1_B/analysis/gast_0; cp clust_gast_ill_20121221_lane_1_B.sh ../gast/</text:p>
          </table:table-cell>
          <table:table-cell table:formula="of:=&quot;cd &quot; &amp; [.M12] &amp;&quot;/gast_0; cp filenames.list* ../gast/&quot;" office:value-type="string" office:string-value="cd /xraid2-2/g454/run_new_pipeline/illumina/20121221/lane_1_B/analysis/gast_0; cp filenames.list* ../gast/">
            <text:p>cd /xraid2-2/g454/run_new_pipeline/illumina/20121221/lane_1_B/analysis/gast_0; cp filenames.list* ../gast/</text:p>
          </table:table-cell>
          <table:table-cell table:formula="of:=&quot;cd &quot; &amp; [.M12] &amp;&quot;/gast; gunzip *&quot;" office:value-type="string" office:string-value="cd /xraid2-2/g454/run_new_pipeline/illumina/20121221/lane_1_B/analysis/gast; gunzip *">
            <text:p>cd /xraid2-2/g454/run_new_pipeline/illumina/20121221/lane_1_B/analysis/gast; gunzip *</text:p>
          </table:table-cell>
          <table:table-cell office:value-type="string">
            <text:p>clust_gast_ill_20121221_lane_1_B.sh</text:p>
          </table:table-cell>
          <table:table-cell table:formula="of:=&quot;cd &quot; &amp; [.M12] &amp;&quot;/gast; qsub &quot; &amp; [.T12] &amp; &quot;; check_cluster.py; mail_done&quot;" office:value-type="string" office:string-value="cd /xraid2-2/g454/run_new_pipeline/illumina/20121221/lane_1_B/analysis/gast; qsub clust_gast_ill_20121221_lane_1_B.sh; check_cluster.py; mail_done">
            <text:p>cd /xraid2-2/g454/run_new_pipeline/illumina/20121221/lane_1_B/analysis/gast; qsub clust_gast_ill_20121221_lane_1_B.sh; check_cluster.py; mail_done</text:p>
          </table:table-cell>
          <table:table-cell table:number-columns-repeated="3"/>
        </table:table-row>
        <table:table-row table:style-name="ro1">
          <table:table-cell office:value-type="float" office:value="20121221">
            <text:p>20121221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3 2015</text:p>
          </table:table-cell>
          <table:table-cell office:value-type="string">
            <text:p>clust_gast_ill_20121221_lane_2_B.sh</text:p>
          </table:table-cell>
          <table:table-cell table:formula="of:=&quot;find /xraid2-2/g454/run_new_pipeline -name &quot; &amp; [.I13]" office:value-type="string" office:string-value="find /xraid2-2/g454/run_new_pipeline -name clust_gast_ill_20121221_lane_2_B.sh">
            <text:p>find /xraid2-2/g454/run_new_pipeline -name clust_gast_ill_20121221_lane_2_B.sh</text:p>
          </table:table-cell>
          <table:table-cell table:formula="of:=&quot;cd &quot; &amp; [.M13] &amp; &quot;/reads_overlap; gunzip *.fa.unique.gz&quot;" office:value-type="string" office:string-value="cd /xraid2-2/g454/run_new_pipeline/illumina/20121221/lane_2_B/analysis/reads_overlap; gunzip *.fa.unique.gz">
            <text:p>cd /xraid2-2/g454/run_new_pipeline/illumina/20121221/lane_2_B/analysis/reads_overlap; gunzip *.fa.unique.gz</text:p>
          </table:table-cell>
          <table:table-cell office:value-type="string">
            <text:p>/xraid2-2/g454/run_new_pipeline/illumina/20121221/lane_2_B/analysis/reads_overlap</text:p>
          </table:table-cell>
          <table:table-cell office:value-type="string">
            <text:p>/xraid2-2/g454/run_new_pipeline/illumina/20121221/lane_2_B/analysis</text:p>
          </table:table-cell>
          <table:table-cell office:value-type="string">
            <text:p>gast_119</text:p>
          </table:table-cell>
          <table:table-cell table:style-name="ce2" table:formula="of:=&quot;cd &quot; &amp; [.M13] &amp; &quot;; mv gast gast_0&quot;" office:value-type="string" office:string-value="cd /xraid2-2/g454/run_new_pipeline/illumina/20121221/lane_2_B/analysis; mv gast gast_0">
            <text:p>cd /xraid2-2/g454/run_new_pipeline/illumina/20121221/lane_2_B/analysis; mv gast gast_0</text:p>
          </table:table-cell>
          <table:table-cell table:style-name="ce2" table:formula="of:=&quot;cd &quot; &amp; [.M13] &amp; &quot;; mkdir gast&quot;" office:value-type="string" office:string-value="cd /xraid2-2/g454/run_new_pipeline/illumina/20121221/lane_2_B/analysis; mkdir gast">
            <text:p>cd /xraid2-2/g454/run_new_pipeline/illumina/20121221/lane_2_B/analysis; mkdir gast</text:p>
          </table:table-cell>
          <table:table-cell table:formula="of:=&quot;cd &quot; &amp; [.M13] &amp;&quot;/gast_0; cp &quot; &amp; [.I13] &amp; &quot; ../gast/&quot;" office:value-type="string" office:string-value="cd /xraid2-2/g454/run_new_pipeline/illumina/20121221/lane_2_B/analysis/gast_0; cp clust_gast_ill_20121221_lane_2_B.sh ../gast/">
            <text:p>cd /xraid2-2/g454/run_new_pipeline/illumina/20121221/lane_2_B/analysis/gast_0; cp clust_gast_ill_20121221_lane_2_B.sh ../gast/</text:p>
          </table:table-cell>
          <table:table-cell table:formula="of:=&quot;cd &quot; &amp; [.M13] &amp;&quot;/gast_0; cp filenames.list* ../gast/&quot;" office:value-type="string" office:string-value="cd /xraid2-2/g454/run_new_pipeline/illumina/20121221/lane_2_B/analysis/gast_0; cp filenames.list* ../gast/">
            <text:p>cd /xraid2-2/g454/run_new_pipeline/illumina/20121221/lane_2_B/analysis/gast_0; cp filenames.list* ../gast/</text:p>
          </table:table-cell>
          <table:table-cell table:formula="of:=&quot;cd &quot; &amp; [.M13] &amp;&quot;/gast; gunzip *&quot;" office:value-type="string" office:string-value="cd /xraid2-2/g454/run_new_pipeline/illumina/20121221/lane_2_B/analysis/gast; gunzip *">
            <text:p>cd /xraid2-2/g454/run_new_pipeline/illumina/20121221/lane_2_B/analysis/gast; gunzip *</text:p>
          </table:table-cell>
          <table:table-cell office:value-type="string">
            <text:p>clust_gast_ill_20121221_lane_2_B.sh</text:p>
          </table:table-cell>
          <table:table-cell table:formula="of:=&quot;cd &quot; &amp; [.M13] &amp;&quot;/gast; qsub &quot; &amp; [.T13] &amp; &quot;; check_cluster.py; mail_done&quot;" office:value-type="string" office:string-value="cd /xraid2-2/g454/run_new_pipeline/illumina/20121221/lane_2_B/analysis/gast; qsub clust_gast_ill_20121221_lane_2_B.sh; check_cluster.py; mail_done">
            <text:p>cd /xraid2-2/g454/run_new_pipeline/illumina/20121221/lane_2_B/analysis/gast; qsub clust_gast_ill_20121221_lane_2_B.sh; check_cluster.py; mail_done</text:p>
          </table:table-cell>
          <table:table-cell table:number-columns-repeated="3"/>
        </table:table-row>
        <table:table-row table:style-name="ro1" table:visibility="filter">
          <table:table-cell office:value-type="float" office:value="20121221">
            <text:p>20121221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3 2015</text:p>
          </table:table-cell>
          <table:table-cell office:value-type="string">
            <text:p>clust_gast_ill_20121221_lane_3_B.sh.gz</text:p>
          </table:table-cell>
          <table:table-cell table:formula="of:=&quot;find /xraid2-2/g454/run_new_pipeline -name &quot; &amp; [.I14]" office:value-type="string" office:string-value="find /xraid2-2/g454/run_new_pipeline -name clust_gast_ill_20121221_lane_3_B.sh.gz">
            <text:p>find /xraid2-2/g454/run_new_pipeline -name clust_gast_ill_20121221_lane_3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21221">
            <text:p>20121221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9 2015</text:p>
          </table:table-cell>
          <table:table-cell office:value-type="string">
            <text:p>clust_gast_ill_20121221_lane_3_B.sh</text:p>
          </table:table-cell>
          <table:table-cell table:formula="of:=&quot;find /xraid2-2/g454/run_new_pipeline -name &quot; &amp; [.I15]" office:value-type="string" office:string-value="find /xraid2-2/g454/run_new_pipeline -name clust_gast_ill_20121221_lane_3_B.sh">
            <text:p>find /xraid2-2/g454/run_new_pipeline -name clust_gast_ill_20121221_lane_3_B.sh</text:p>
          </table:table-cell>
          <table:table-cell table:number-columns-repeated="14"/>
        </table:table-row>
        <table:table-row table:style-name="ro1">
          <table:table-cell office:value-type="float" office:value="20121221">
            <text:p>20121221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3 2015</text:p>
          </table:table-cell>
          <table:table-cell office:value-type="string">
            <text:p>clust_gast_ill_20121221_lane_4_B.sh</text:p>
          </table:table-cell>
          <table:table-cell table:formula="of:=&quot;find /xraid2-2/g454/run_new_pipeline -name &quot; &amp; [.I16]" office:value-type="string" office:string-value="find /xraid2-2/g454/run_new_pipeline -name clust_gast_ill_20121221_lane_4_B.sh">
            <text:p>find /xraid2-2/g454/run_new_pipeline -name clust_gast_ill_20121221_lane_4_B.sh</text:p>
          </table:table-cell>
          <table:table-cell table:formula="of:=&quot;cd &quot; &amp; [.M16] &amp; &quot;/reads_overlap; gunzip *.fa.unique.gz&quot;" office:value-type="string" office:string-value="cd /xraid2-2/g454/run_new_pipeline/illumina/20121221/lane_4_B/analysis/reads_overlap; gunzip *.fa.unique.gz">
            <text:p>cd /xraid2-2/g454/run_new_pipeline/illumina/20121221/lane_4_B/analysis/reads_overlap; gunzip *.fa.unique.gz</text:p>
          </table:table-cell>
          <table:table-cell office:value-type="string">
            <text:p>/xraid2-2/g454/run_new_pipeline/illumina/20121221/lane_4_B/analysis/reads_overlap</text:p>
          </table:table-cell>
          <table:table-cell office:value-type="string">
            <text:p>/xraid2-2/g454/run_new_pipeline/illumina/20121221/lane_4_B/analysis</text:p>
          </table:table-cell>
          <table:table-cell office:value-type="string">
            <text:p>gast_119</text:p>
          </table:table-cell>
          <table:table-cell table:style-name="ce2" table:formula="of:=&quot;cd &quot; &amp; [.M16] &amp; &quot;; mv gast gast_0&quot;" office:value-type="string" office:string-value="cd /xraid2-2/g454/run_new_pipeline/illumina/20121221/lane_4_B/analysis; mv gast gast_0">
            <text:p>cd /xraid2-2/g454/run_new_pipeline/illumina/20121221/lane_4_B/analysis; mv gast gast_0</text:p>
          </table:table-cell>
          <table:table-cell table:style-name="ce2" table:formula="of:=&quot;cd &quot; &amp; [.M16] &amp; &quot;; mkdir gast&quot;" office:value-type="string" office:string-value="cd /xraid2-2/g454/run_new_pipeline/illumina/20121221/lane_4_B/analysis; mkdir gast">
            <text:p>cd /xraid2-2/g454/run_new_pipeline/illumina/20121221/lane_4_B/analysis; mkdir gast</text:p>
          </table:table-cell>
          <table:table-cell table:formula="of:=&quot;cd &quot; &amp; [.M16] &amp;&quot;/gast_0; cp &quot; &amp; [.I16] &amp; &quot; ../gast/&quot;" office:value-type="string" office:string-value="cd /xraid2-2/g454/run_new_pipeline/illumina/20121221/lane_4_B/analysis/gast_0; cp clust_gast_ill_20121221_lane_4_B.sh ../gast/">
            <text:p>cd /xraid2-2/g454/run_new_pipeline/illumina/20121221/lane_4_B/analysis/gast_0; cp clust_gast_ill_20121221_lane_4_B.sh ../gast/</text:p>
          </table:table-cell>
          <table:table-cell table:formula="of:=&quot;cd &quot; &amp; [.M16] &amp;&quot;/gast_0; cp filenames.list* ../gast/&quot;" office:value-type="string" office:string-value="cd /xraid2-2/g454/run_new_pipeline/illumina/20121221/lane_4_B/analysis/gast_0; cp filenames.list* ../gast/">
            <text:p>cd /xraid2-2/g454/run_new_pipeline/illumina/20121221/lane_4_B/analysis/gast_0; cp filenames.list* ../gast/</text:p>
          </table:table-cell>
          <table:table-cell table:formula="of:=&quot;cd &quot; &amp; [.M16] &amp;&quot;/gast; gunzip *&quot;" office:value-type="string" office:string-value="cd /xraid2-2/g454/run_new_pipeline/illumina/20121221/lane_4_B/analysis/gast; gunzip *">
            <text:p>cd /xraid2-2/g454/run_new_pipeline/illumina/20121221/lane_4_B/analysis/gast; gunzip *</text:p>
          </table:table-cell>
          <table:table-cell office:value-type="string">
            <text:p>clust_gast_ill_20121221_lane_4_B.sh</text:p>
          </table:table-cell>
          <table:table-cell table:formula="of:=&quot;cd &quot; &amp; [.M16] &amp;&quot;/gast; qsub &quot; &amp; [.T16] &amp; &quot;; check_cluster.py; mail_done&quot;" office:value-type="string" office:string-value="cd /xraid2-2/g454/run_new_pipeline/illumina/20121221/lane_4_B/analysis/gast; qsub clust_gast_ill_20121221_lane_4_B.sh; check_cluster.py; mail_done">
            <text:p>cd /xraid2-2/g454/run_new_pipeline/illumina/20121221/lane_4_B/analysis/gast; qsub clust_gast_ill_20121221_lane_4_B.sh; check_cluster.py; mail_done</text:p>
          </table:table-cell>
          <table:table-cell table:number-columns-repeated="3"/>
        </table:table-row>
        <table:table-row table:style-name="ro1" table:visibility="filter">
          <table:table-cell office:value-type="float" office:value="20121221">
            <text:p>20121221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4 2015</text:p>
          </table:table-cell>
          <table:table-cell office:value-type="string">
            <text:p>clust_gast_ill_20121221_lane_7_B.sh.gz</text:p>
          </table:table-cell>
          <table:table-cell table:formula="of:=&quot;find /xraid2-2/g454/run_new_pipeline -name &quot; &amp; [.I17]" office:value-type="string" office:string-value="find /xraid2-2/g454/run_new_pipeline -name clust_gast_ill_20121221_lane_7_B.sh.gz">
            <text:p>find /xraid2-2/g454/run_new_pipeline -name clust_gast_ill_20121221_lane_7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21221">
            <text:p>20121221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9 2015</text:p>
          </table:table-cell>
          <table:table-cell office:value-type="string">
            <text:p>clust_gast_ill_20121221_lane_7_B.sh</text:p>
          </table:table-cell>
          <table:table-cell table:formula="of:=&quot;find /xraid2-2/g454/run_new_pipeline -name &quot; &amp; [.I18]" office:value-type="string" office:string-value="find /xraid2-2/g454/run_new_pipeline -name clust_gast_ill_20121221_lane_7_B.sh">
            <text:p>find /xraid2-2/g454/run_new_pipeline -name clust_gast_ill_20121221_lane_7_B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104">
            <text:p>2013010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11 2015</text:p>
          </table:table-cell>
          <table:table-cell office:value-type="string">
            <text:p>clust_gast_ill_20130104_lane_1_B.sh</text:p>
          </table:table-cell>
          <table:table-cell table:formula="of:=&quot;find /xraid2-2/g454/run_new_pipeline -name &quot; &amp; [.I19]" office:value-type="string" office:string-value="find /xraid2-2/g454/run_new_pipeline -name clust_gast_ill_20130104_lane_1_B.sh">
            <text:p>find /xraid2-2/g454/run_new_pipeline -name clust_gast_ill_20130104_lane_1_B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107">
            <text:p>201301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11 2015</text:p>
          </table:table-cell>
          <table:table-cell office:value-type="string">
            <text:p>clust_gast_ill_20130107_lane_1_B.sh.gz</text:p>
          </table:table-cell>
          <table:table-cell table:formula="of:=&quot;find /xraid2-2/g454/run_new_pipeline -name &quot; &amp; [.I20]" office:value-type="string" office:string-value="find /xraid2-2/g454/run_new_pipeline -name clust_gast_ill_20130107_lane_1_B.sh.gz">
            <text:p>find /xraid2-2/g454/run_new_pipeline -name clust_gast_ill_20130107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110">
            <text:p>201301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11 2015</text:p>
          </table:table-cell>
          <table:table-cell office:value-type="string">
            <text:p>clust_gast_ill_20130110_lane_1_B.sh</text:p>
          </table:table-cell>
          <table:table-cell table:formula="of:=&quot;find /xraid2-2/g454/run_new_pipeline -name &quot; &amp; [.I21]" office:value-type="string" office:string-value="find /xraid2-2/g454/run_new_pipeline -name clust_gast_ill_20130110_lane_1_B.sh">
            <text:p>find /xraid2-2/g454/run_new_pipeline -name clust_gast_ill_20130110_lane_1_B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220">
            <text:p>201302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1 2015</text:p>
          </table:table-cell>
          <table:table-cell office:value-type="string">
            <text:p>clust_gast_ill_20130220_lane_1_B.sh</text:p>
          </table:table-cell>
          <table:table-cell table:formula="of:=&quot;find /xraid2-2/g454/run_new_pipeline -name &quot; &amp; [.I22]" office:value-type="string" office:string-value="find /xraid2-2/g454/run_new_pipeline -name clust_gast_ill_20130220_lane_1_B.sh">
            <text:p>find /xraid2-2/g454/run_new_pipeline -name clust_gast_ill_20130220_lane_1_B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220">
            <text:p>201302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Nov 20 2015</text:p>
          </table:table-cell>
          <table:table-cell office:value-type="string">
            <text:p>clust_gast_ill_20130220_lane_1_B.sh</text:p>
          </table:table-cell>
          <table:table-cell table:formula="of:=&quot;find /xraid2-2/g454/run_new_pipeline -name &quot; &amp; [.I23]" office:value-type="string" office:string-value="find /xraid2-2/g454/run_new_pipeline -name clust_gast_ill_20130220_lane_1_B.sh">
            <text:p>find /xraid2-2/g454/run_new_pipeline -name clust_gast_ill_20130220_lane_1_B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227">
            <text:p>2013022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2 2015</text:p>
          </table:table-cell>
          <table:table-cell office:value-type="string">
            <text:p>clust_gast_ill_20130227_lane_1_B.sh</text:p>
          </table:table-cell>
          <table:table-cell table:formula="of:=&quot;find /xraid2-2/g454/run_new_pipeline -name &quot; &amp; [.I24]" office:value-type="string" office:string-value="find /xraid2-2/g454/run_new_pipeline -name clust_gast_ill_20130227_lane_1_B.sh">
            <text:p>find /xraid2-2/g454/run_new_pipeline -name clust_gast_ill_20130227_lane_1_B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322">
            <text:p>2013032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4 2015</text:p>
          </table:table-cell>
          <table:table-cell office:value-type="string">
            <text:p>clust_gast_ill_20130322_lane_1_A.sh.gz</text:p>
          </table:table-cell>
          <table:table-cell table:formula="of:=&quot;find /xraid2-2/g454/run_new_pipeline -name &quot; &amp; [.I25]" office:value-type="string" office:string-value="find /xraid2-2/g454/run_new_pipeline -name clust_gast_ill_20130322_lane_1_A.sh.gz">
            <text:p>find /xraid2-2/g454/run_new_pipeline -name clust_gast_ill_20130322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322">
            <text:p>2013032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7 2016</text:p>
          </table:table-cell>
          <table:table-cell office:value-type="string">
            <text:p>clust_gast_ill_20130322_lane_1_A.sh.gz</text:p>
          </table:table-cell>
          <table:table-cell table:formula="of:=&quot;find /xraid2-2/g454/run_new_pipeline -name &quot; &amp; [.I26]" office:value-type="string" office:string-value="find /xraid2-2/g454/run_new_pipeline -name clust_gast_ill_20130322_lane_1_A.sh.gz">
            <text:p>find /xraid2-2/g454/run_new_pipeline -name clust_gast_ill_20130322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322">
            <text:p>2013032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4 2015</text:p>
          </table:table-cell>
          <table:table-cell office:value-type="string">
            <text:p>clust_gast_ill_20130322_lane_1_B.sh</text:p>
          </table:table-cell>
          <table:table-cell table:formula="of:=&quot;find /xraid2-2/g454/run_new_pipeline -name &quot; &amp; [.I27]" office:value-type="string" office:string-value="find /xraid2-2/g454/run_new_pipeline -name clust_gast_ill_20130322_lane_1_B.sh">
            <text:p>find /xraid2-2/g454/run_new_pipeline -name clust_gast_ill_20130322_lane_1_B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322">
            <text:p>2013032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4 2015</text:p>
          </table:table-cell>
          <table:table-cell office:value-type="string">
            <text:p>clust_gast_ill_20130322_lane_2_B.sh.gz</text:p>
          </table:table-cell>
          <table:table-cell table:formula="of:=&quot;find /xraid2-2/g454/run_new_pipeline -name &quot; &amp; [.I28]" office:value-type="string" office:string-value="find /xraid2-2/g454/run_new_pipeline -name clust_gast_ill_20130322_lane_2_B.sh.gz">
            <text:p>find /xraid2-2/g454/run_new_pipeline -name clust_gast_ill_20130322_lane_2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322">
            <text:p>20130322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4 2015</text:p>
          </table:table-cell>
          <table:table-cell office:value-type="string">
            <text:p>clust_gast_ill_20130322_lane_4_B.sh.gz</text:p>
          </table:table-cell>
          <table:table-cell table:formula="of:=&quot;find /xraid2-2/g454/run_new_pipeline -name &quot; &amp; [.I29]" office:value-type="string" office:string-value="find /xraid2-2/g454/run_new_pipeline -name clust_gast_ill_20130322_lane_4_B.sh.gz">
            <text:p>find /xraid2-2/g454/run_new_pipeline -name clust_gast_ill_20130322_lane_4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322">
            <text:p>20130322</text:p>
          </table:table-cell>
          <table:table-cell office:value-type="float" office:value="8">
            <text:p>8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4 2015</text:p>
          </table:table-cell>
          <table:table-cell office:value-type="string">
            <text:p>clust_gast_ill_20130322_lane_8_B.sh.gz</text:p>
          </table:table-cell>
          <table:table-cell table:formula="of:=&quot;find /xraid2-2/g454/run_new_pipeline -name &quot; &amp; [.I30]" office:value-type="string" office:string-value="find /xraid2-2/g454/run_new_pipeline -name clust_gast_ill_20130322_lane_8_B.sh.gz">
            <text:p>find /xraid2-2/g454/run_new_pipeline -name clust_gast_ill_20130322_lane_8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408">
            <text:p>2013040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2 2015</text:p>
          </table:table-cell>
          <table:table-cell office:value-type="string">
            <text:p>clust_gast_ill_20130408_lane_1_B.sh.gz</text:p>
          </table:table-cell>
          <table:table-cell table:formula="of:=&quot;find /xraid2-2/g454/run_new_pipeline -name &quot; &amp; [.I31]" office:value-type="string" office:string-value="find /xraid2-2/g454/run_new_pipeline -name clust_gast_ill_20130408_lane_1_B.sh.gz">
            <text:p>find /xraid2-2/g454/run_new_pipeline -name clust_gast_ill_20130408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419">
            <text:p>2013041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2 2015</text:p>
          </table:table-cell>
          <table:table-cell office:value-type="string">
            <text:p>clust_gast_ill_20130419_lane_1_B.sh.gz</text:p>
          </table:table-cell>
          <table:table-cell table:formula="of:=&quot;find /xraid2-2/g454/run_new_pipeline -name &quot; &amp; [.I32]" office:value-type="string" office:string-value="find /xraid2-2/g454/run_new_pipeline -name clust_gast_ill_20130419_lane_1_B.sh.gz">
            <text:p>find /xraid2-2/g454/run_new_pipeline -name clust_gast_ill_2013041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422">
            <text:p>201304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4 2015</text:p>
          </table:table-cell>
          <table:table-cell office:value-type="string">
            <text:p>clust_gast_ill_20130422_lane_3_B.sh</text:p>
          </table:table-cell>
          <table:table-cell table:formula="of:=&quot;find /xraid2-2/g454/run_new_pipeline -name &quot; &amp; [.I33]" office:value-type="string" office:string-value="find /xraid2-2/g454/run_new_pipeline -name clust_gast_ill_20130422_lane_3_B.sh">
            <text:p>find /xraid2-2/g454/run_new_pipeline -name clust_gast_ill_20130422_lane_3_B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422">
            <text:p>20130422</text:p>
          </table:table-cell>
          <table:table-cell office:value-type="float" office:value="8">
            <text:p>8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4 2015</text:p>
          </table:table-cell>
          <table:table-cell office:value-type="string">
            <text:p>clust_gast_ill_20130422_lane_8_B.sh.gz</text:p>
          </table:table-cell>
          <table:table-cell table:formula="of:=&quot;find /xraid2-2/g454/run_new_pipeline -name &quot; &amp; [.I34]" office:value-type="string" office:string-value="find /xraid2-2/g454/run_new_pipeline -name clust_gast_ill_20130422_lane_8_B.sh.gz">
            <text:p>find /xraid2-2/g454/run_new_pipeline -name clust_gast_ill_20130422_lane_8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514">
            <text:p>201305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12 2015</text:p>
          </table:table-cell>
          <table:table-cell office:value-type="string">
            <text:p>clust_gast_ill_20130514_lane_1_B.sh.gz</text:p>
          </table:table-cell>
          <table:table-cell table:formula="of:=&quot;find /xraid2-2/g454/run_new_pipeline -name &quot; &amp; [.I35]" office:value-type="string" office:string-value="find /xraid2-2/g454/run_new_pipeline -name clust_gast_ill_20130514_lane_1_B.sh.gz">
            <text:p>find /xraid2-2/g454/run_new_pipeline -name clust_gast_ill_2013051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607">
            <text:p>20130607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0607_lane_3_A.sh.gz</text:p>
          </table:table-cell>
          <table:table-cell table:formula="of:=&quot;find /xraid2-2/g454/run_new_pipeline -name &quot; &amp; [.I36]" office:value-type="string" office:string-value="find /xraid2-2/g454/run_new_pipeline -name clust_gast_ill_20130607_lane_3_A.sh.gz">
            <text:p>find /xraid2-2/g454/run_new_pipeline -name clust_gast_ill_20130607_lane_3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607">
            <text:p>20130607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7 2016</text:p>
          </table:table-cell>
          <table:table-cell office:value-type="string">
            <text:p>clust_gast_ill_20130607_lane_3_A.sh.gz</text:p>
          </table:table-cell>
          <table:table-cell table:formula="of:=&quot;find /xraid2-2/g454/run_new_pipeline -name &quot; &amp; [.I37]" office:value-type="string" office:string-value="find /xraid2-2/g454/run_new_pipeline -name clust_gast_ill_20130607_lane_3_A.sh.gz">
            <text:p>find /xraid2-2/g454/run_new_pipeline -name clust_gast_ill_20130607_lane_3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607">
            <text:p>20130607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0607_lane_5_A.sh.gz</text:p>
          </table:table-cell>
          <table:table-cell table:formula="of:=&quot;find /xraid2-2/g454/run_new_pipeline -name &quot; &amp; [.I38]" office:value-type="string" office:string-value="find /xraid2-2/g454/run_new_pipeline -name clust_gast_ill_20130607_lane_5_A.sh.gz">
            <text:p>find /xraid2-2/g454/run_new_pipeline -name clust_gast_ill_20130607_lane_5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607">
            <text:p>20130607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7 2016</text:p>
          </table:table-cell>
          <table:table-cell office:value-type="string">
            <text:p>clust_gast_ill_20130607_lane_5_A.sh.gz</text:p>
          </table:table-cell>
          <table:table-cell table:formula="of:=&quot;find /xraid2-2/g454/run_new_pipeline -name &quot; &amp; [.I39]" office:value-type="string" office:string-value="find /xraid2-2/g454/run_new_pipeline -name clust_gast_ill_20130607_lane_5_A.sh.gz">
            <text:p>find /xraid2-2/g454/run_new_pipeline -name clust_gast_ill_20130607_lane_5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607">
            <text:p>20130607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0607_lane_7_B.sh.gz</text:p>
          </table:table-cell>
          <table:table-cell table:formula="of:=&quot;find /xraid2-2/g454/run_new_pipeline -name &quot; &amp; [.I40]" office:value-type="string" office:string-value="find /xraid2-2/g454/run_new_pipeline -name clust_gast_ill_20130607_lane_7_B.sh.gz">
            <text:p>find /xraid2-2/g454/run_new_pipeline -name clust_gast_ill_20130607_lane_7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607">
            <text:p>20130607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Jan 19 2016</text:p>
          </table:table-cell>
          <table:table-cell office:value-type="string">
            <text:p>clust_gast_ill__xraid2-2_g454_run_new_pipeline_illumina_20130607_lane_7_B_analysis_reads_overlap.sh.gz</text:p>
          </table:table-cell>
          <table:table-cell table:formula="of:=&quot;find /xraid2-2/g454/run_new_pipeline -name &quot; &amp; [.I41]" office:value-type="string" office:string-value="find /xraid2-2/g454/run_new_pipeline -name clust_gast_ill__xraid2-2_g454_run_new_pipeline_illumina_20130607_lane_7_B_analysis_reads_overlap.sh.gz">
            <text:p>find /xraid2-2/g454/run_new_pipeline -name clust_gast_ill__xraid2-2_g454_run_new_pipeline_illumina_20130607_lane_7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611">
            <text:p>2013061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7 2015</text:p>
          </table:table-cell>
          <table:table-cell office:value-type="string">
            <text:p>clust_gast_ill_20130611_lane_1_B.sh.gz</text:p>
          </table:table-cell>
          <table:table-cell table:formula="of:=&quot;find /xraid2-2/g454/run_new_pipeline -name &quot; &amp; [.I42]" office:value-type="string" office:string-value="find /xraid2-2/g454/run_new_pipeline -name clust_gast_ill_20130611_lane_1_B.sh.gz">
            <text:p>find /xraid2-2/g454/run_new_pipeline -name clust_gast_ill_2013061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614">
            <text:p>201306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17 2015</text:p>
          </table:table-cell>
          <table:table-cell office:value-type="string">
            <text:p>clust_gast_ill_20130614_lane_1_B.sh.gz</text:p>
          </table:table-cell>
          <table:table-cell table:formula="of:=&quot;find /xraid2-2/g454/run_new_pipeline -name &quot; &amp; [.I43]" office:value-type="string" office:string-value="find /xraid2-2/g454/run_new_pipeline -name clust_gast_ill_20130614_lane_1_B.sh.gz">
            <text:p>find /xraid2-2/g454/run_new_pipeline -name clust_gast_ill_2013061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619">
            <text:p>2013061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7 2015</text:p>
          </table:table-cell>
          <table:table-cell office:value-type="string">
            <text:p>clust_gast_ill_20130619_lane_1_B.sh.gz</text:p>
          </table:table-cell>
          <table:table-cell table:formula="of:=&quot;find /xraid2-2/g454/run_new_pipeline -name &quot; &amp; [.I44]" office:value-type="string" office:string-value="find /xraid2-2/g454/run_new_pipeline -name clust_gast_ill_20130619_lane_1_B.sh.gz">
            <text:p>find /xraid2-2/g454/run_new_pipeline -name clust_gast_ill_2013061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10">
            <text:p>20130710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0710_lane_3_B.sh.gz</text:p>
          </table:table-cell>
          <table:table-cell table:formula="of:=&quot;find /xraid2-2/g454/run_new_pipeline -name &quot; &amp; [.I45]" office:value-type="string" office:string-value="find /xraid2-2/g454/run_new_pipeline -name clust_gast_ill_20130710_lane_3_B.sh.gz">
            <text:p>find /xraid2-2/g454/run_new_pipeline -name clust_gast_ill_20130710_lane_3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10">
            <text:p>20130710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0710_lane_6_A.sh.gz</text:p>
          </table:table-cell>
          <table:table-cell table:formula="of:=&quot;find /xraid2-2/g454/run_new_pipeline -name &quot; &amp; [.I46]" office:value-type="string" office:string-value="find /xraid2-2/g454/run_new_pipeline -name clust_gast_ill_20130710_lane_6_A.sh.gz">
            <text:p>find /xraid2-2/g454/run_new_pipeline -name clust_gast_ill_20130710_lane_6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10">
            <text:p>20130710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9 2016</text:p>
          </table:table-cell>
          <table:table-cell office:value-type="string">
            <text:p>clust_gast_ill_20130710_lane_6_A.sh.gz</text:p>
          </table:table-cell>
          <table:table-cell table:formula="of:=&quot;find /xraid2-2/g454/run_new_pipeline -name &quot; &amp; [.I47]" office:value-type="string" office:string-value="find /xraid2-2/g454/run_new_pipeline -name clust_gast_ill_20130710_lane_6_A.sh.gz">
            <text:p>find /xraid2-2/g454/run_new_pipeline -name clust_gast_ill_20130710_lane_6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10">
            <text:p>20130710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0710_lane_6_B.sh.gz</text:p>
          </table:table-cell>
          <table:table-cell table:formula="of:=&quot;find /xraid2-2/g454/run_new_pipeline -name &quot; &amp; [.I48]" office:value-type="string" office:string-value="find /xraid2-2/g454/run_new_pipeline -name clust_gast_ill_20130710_lane_6_B.sh.gz">
            <text:p>find /xraid2-2/g454/run_new_pipeline -name clust_gast_ill_20130710_lane_6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19">
            <text:p>20130719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4 2015</text:p>
          </table:table-cell>
          <table:table-cell office:value-type="string">
            <text:p>clust_gast_ill_20130719_lane_1_A.sh.gz</text:p>
          </table:table-cell>
          <table:table-cell table:formula="of:=&quot;find /xraid2-2/g454/run_new_pipeline -name &quot; &amp; [.I49]" office:value-type="string" office:string-value="find /xraid2-2/g454/run_new_pipeline -name clust_gast_ill_20130719_lane_1_A.sh.gz">
            <text:p>find /xraid2-2/g454/run_new_pipeline -name clust_gast_ill_20130719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19">
            <text:p>20130719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31 2015</text:p>
          </table:table-cell>
          <table:table-cell office:value-type="string">
            <text:p>clust_gast_ill_20130719_lane_1_A.sh.gz</text:p>
          </table:table-cell>
          <table:table-cell table:formula="of:=&quot;find /xraid2-2/g454/run_new_pipeline -name &quot; &amp; [.I50]" office:value-type="string" office:string-value="find /xraid2-2/g454/run_new_pipeline -name clust_gast_ill_20130719_lane_1_A.sh.gz">
            <text:p>find /xraid2-2/g454/run_new_pipeline -name clust_gast_ill_20130719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19">
            <text:p>20130719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4 2016</text:p>
          </table:table-cell>
          <table:table-cell office:value-type="string">
            <text:p>clust_gast_ill_20130719_lane_1_A.sh.gz</text:p>
          </table:table-cell>
          <table:table-cell table:formula="of:=&quot;find /xraid2-2/g454/run_new_pipeline -name &quot; &amp; [.I51]" office:value-type="string" office:string-value="find /xraid2-2/g454/run_new_pipeline -name clust_gast_ill_20130719_lane_1_A.sh.gz">
            <text:p>find /xraid2-2/g454/run_new_pipeline -name clust_gast_ill_20130719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19">
            <text:p>2013071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7 2015</text:p>
          </table:table-cell>
          <table:table-cell office:value-type="string">
            <text:p>clust_gast_ill_20130719_lane_1_B.sh.gz</text:p>
          </table:table-cell>
          <table:table-cell table:formula="of:=&quot;find /xraid2-2/g454/run_new_pipeline -name &quot; &amp; [.I52]" office:value-type="string" office:string-value="find /xraid2-2/g454/run_new_pipeline -name clust_gast_ill_20130719_lane_1_B.sh.gz">
            <text:p>find /xraid2-2/g454/run_new_pipeline -name clust_gast_ill_2013071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21">
            <text:p>2013072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4 2015</text:p>
          </table:table-cell>
          <table:table-cell office:value-type="string">
            <text:p>clust_gast_ill_20130721_lane_1_A.sh.gz</text:p>
          </table:table-cell>
          <table:table-cell table:formula="of:=&quot;find /xraid2-2/g454/run_new_pipeline -name &quot; &amp; [.I53]" office:value-type="string" office:string-value="find /xraid2-2/g454/run_new_pipeline -name clust_gast_ill_20130721_lane_1_A.sh.gz">
            <text:p>find /xraid2-2/g454/run_new_pipeline -name clust_gast_ill_20130721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21">
            <text:p>2013072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5 2016</text:p>
          </table:table-cell>
          <table:table-cell office:value-type="string">
            <text:p>clust_gast_ill_20130721_lane_1_A.sh.gz</text:p>
          </table:table-cell>
          <table:table-cell table:formula="of:=&quot;find /xraid2-2/g454/run_new_pipeline -name &quot; &amp; [.I54]" office:value-type="string" office:string-value="find /xraid2-2/g454/run_new_pipeline -name clust_gast_ill_20130721_lane_1_A.sh.gz">
            <text:p>find /xraid2-2/g454/run_new_pipeline -name clust_gast_ill_20130721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21">
            <text:p>2013072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7 2015</text:p>
          </table:table-cell>
          <table:table-cell office:value-type="string">
            <text:p>clust_gast_ill_20130721_lane_1_B.sh.gz</text:p>
          </table:table-cell>
          <table:table-cell table:formula="of:=&quot;find /xraid2-2/g454/run_new_pipeline -name &quot; &amp; [.I55]" office:value-type="string" office:string-value="find /xraid2-2/g454/run_new_pipeline -name clust_gast_ill_20130721_lane_1_B.sh.gz">
            <text:p>find /xraid2-2/g454/run_new_pipeline -name clust_gast_ill_2013072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730">
            <text:p>2013073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18 2015</text:p>
          </table:table-cell>
          <table:table-cell office:value-type="string">
            <text:p>clust_gast_ill_20130730_lane_1_B.sh.gz</text:p>
          </table:table-cell>
          <table:table-cell table:formula="of:=&quot;find /xraid2-2/g454/run_new_pipeline -name &quot; &amp; [.I56]" office:value-type="string" office:string-value="find /xraid2-2/g454/run_new_pipeline -name clust_gast_ill_20130730_lane_1_B.sh.gz">
            <text:p>find /xraid2-2/g454/run_new_pipeline -name clust_gast_ill_2013073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815">
            <text:p>2013081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8 2015</text:p>
          </table:table-cell>
          <table:table-cell office:value-type="string">
            <text:p>clust_gast_ill_20130815_lane_1_B.sh.gz</text:p>
          </table:table-cell>
          <table:table-cell table:formula="of:=&quot;find /xraid2-2/g454/run_new_pipeline -name &quot; &amp; [.I57]" office:value-type="string" office:string-value="find /xraid2-2/g454/run_new_pipeline -name clust_gast_ill_20130815_lane_1_B.sh.gz">
            <text:p>find /xraid2-2/g454/run_new_pipeline -name clust_gast_ill_2013081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05">
            <text:p>2013090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8 2015</text:p>
          </table:table-cell>
          <table:table-cell office:value-type="string">
            <text:p>clust_gast_ill_20130905_lane_1_B.sh.gz</text:p>
          </table:table-cell>
          <table:table-cell table:formula="of:=&quot;find /xraid2-2/g454/run_new_pipeline -name &quot; &amp; [.I58]" office:value-type="string" office:string-value="find /xraid2-2/g454/run_new_pipeline -name clust_gast_ill_20130905_lane_1_B.sh.gz">
            <text:p>find /xraid2-2/g454/run_new_pipeline -name clust_gast_ill_2013090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12">
            <text:p>2013091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0912_lane_1_A.sh.gz</text:p>
          </table:table-cell>
          <table:table-cell table:formula="of:=&quot;find /xraid2-2/g454/run_new_pipeline -name &quot; &amp; [.I59]" office:value-type="string" office:string-value="find /xraid2-2/g454/run_new_pipeline -name clust_gast_ill_20130912_lane_1_A.sh.gz">
            <text:p>find /xraid2-2/g454/run_new_pipeline -name clust_gast_ill_20130912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12">
            <text:p>2013091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7 2016</text:p>
          </table:table-cell>
          <table:table-cell office:value-type="string">
            <text:p>clust_gast_ill_20130912_lane_1_A.sh.gz</text:p>
          </table:table-cell>
          <table:table-cell table:formula="of:=&quot;find /xraid2-2/g454/run_new_pipeline -name &quot; &amp; [.I60]" office:value-type="string" office:string-value="find /xraid2-2/g454/run_new_pipeline -name clust_gast_ill_20130912_lane_1_A.sh.gz">
            <text:p>find /xraid2-2/g454/run_new_pipeline -name clust_gast_ill_20130912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12">
            <text:p>2013091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0912_lane_1_B.sh.gz</text:p>
          </table:table-cell>
          <table:table-cell table:formula="of:=&quot;find /xraid2-2/g454/run_new_pipeline -name &quot; &amp; [.I61]" office:value-type="string" office:string-value="find /xraid2-2/g454/run_new_pipeline -name clust_gast_ill_20130912_lane_1_B.sh.gz">
            <text:p>find /xraid2-2/g454/run_new_pipeline -name clust_gast_ill_2013091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12">
            <text:p>20130912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0912_lane_2_A.sh.gz</text:p>
          </table:table-cell>
          <table:table-cell table:formula="of:=&quot;find /xraid2-2/g454/run_new_pipeline -name &quot; &amp; [.I62]" office:value-type="string" office:string-value="find /xraid2-2/g454/run_new_pipeline -name clust_gast_ill_20130912_lane_2_A.sh.gz">
            <text:p>find /xraid2-2/g454/run_new_pipeline -name clust_gast_ill_20130912_lane_2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12">
            <text:p>20130912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7 2016</text:p>
          </table:table-cell>
          <table:table-cell office:value-type="string">
            <text:p>clust_gast_ill_20130912_lane_2_A.sh.gz</text:p>
          </table:table-cell>
          <table:table-cell table:formula="of:=&quot;find /xraid2-2/g454/run_new_pipeline -name &quot; &amp; [.I63]" office:value-type="string" office:string-value="find /xraid2-2/g454/run_new_pipeline -name clust_gast_ill_20130912_lane_2_A.sh.gz">
            <text:p>find /xraid2-2/g454/run_new_pipeline -name clust_gast_ill_20130912_lane_2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12">
            <text:p>2013091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0912_lane_2_B.sh.gz</text:p>
          </table:table-cell>
          <table:table-cell table:formula="of:=&quot;find /xraid2-2/g454/run_new_pipeline -name &quot; &amp; [.I64]" office:value-type="string" office:string-value="find /xraid2-2/g454/run_new_pipeline -name clust_gast_ill_20130912_lane_2_B.sh.gz">
            <text:p>find /xraid2-2/g454/run_new_pipeline -name clust_gast_ill_20130912_lane_2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12">
            <text:p>20130912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0912_lane_3_A.sh.gz</text:p>
          </table:table-cell>
          <table:table-cell table:formula="of:=&quot;find /xraid2-2/g454/run_new_pipeline -name &quot; &amp; [.I65]" office:value-type="string" office:string-value="find /xraid2-2/g454/run_new_pipeline -name clust_gast_ill_20130912_lane_3_A.sh.gz">
            <text:p>find /xraid2-2/g454/run_new_pipeline -name clust_gast_ill_20130912_lane_3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12">
            <text:p>20130912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7 2016</text:p>
          </table:table-cell>
          <table:table-cell office:value-type="string">
            <text:p>clust_gast_ill_20130912_lane_3_A.sh.gz</text:p>
          </table:table-cell>
          <table:table-cell table:formula="of:=&quot;find /xraid2-2/g454/run_new_pipeline -name &quot; &amp; [.I66]" office:value-type="string" office:string-value="find /xraid2-2/g454/run_new_pipeline -name clust_gast_ill_20130912_lane_3_A.sh.gz">
            <text:p>find /xraid2-2/g454/run_new_pipeline -name clust_gast_ill_20130912_lane_3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12">
            <text:p>2013091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0912_lane_3_B.sh.gz</text:p>
          </table:table-cell>
          <table:table-cell table:formula="of:=&quot;find /xraid2-2/g454/run_new_pipeline -name &quot; &amp; [.I67]" office:value-type="string" office:string-value="find /xraid2-2/g454/run_new_pipeline -name clust_gast_ill_20130912_lane_3_B.sh.gz">
            <text:p>find /xraid2-2/g454/run_new_pipeline -name clust_gast_ill_20130912_lane_3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12">
            <text:p>20130912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0912_lane_7_B.sh.gz</text:p>
          </table:table-cell>
          <table:table-cell table:formula="of:=&quot;find /xraid2-2/g454/run_new_pipeline -name &quot; &amp; [.I68]" office:value-type="string" office:string-value="find /xraid2-2/g454/run_new_pipeline -name clust_gast_ill_20130912_lane_7_B.sh.gz">
            <text:p>find /xraid2-2/g454/run_new_pipeline -name clust_gast_ill_20130912_lane_7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20">
            <text:p>2013092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4 2015</text:p>
          </table:table-cell>
          <table:table-cell office:value-type="string">
            <text:p>clust_gast_ill_20130920_lane_1_A.sh.gz</text:p>
          </table:table-cell>
          <table:table-cell table:formula="of:=&quot;find /xraid2-2/g454/run_new_pipeline -name &quot; &amp; [.I69]" office:value-type="string" office:string-value="find /xraid2-2/g454/run_new_pipeline -name clust_gast_ill_20130920_lane_1_A.sh.gz">
            <text:p>find /xraid2-2/g454/run_new_pipeline -name clust_gast_ill_20130920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20">
            <text:p>2013092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5 2016</text:p>
          </table:table-cell>
          <table:table-cell office:value-type="string">
            <text:p>clust_gast_ill_20130920_lane_1_A.sh.gz</text:p>
          </table:table-cell>
          <table:table-cell table:formula="of:=&quot;find /xraid2-2/g454/run_new_pipeline -name &quot; &amp; [.I70]" office:value-type="string" office:string-value="find /xraid2-2/g454/run_new_pipeline -name clust_gast_ill_20130920_lane_1_A.sh.gz">
            <text:p>find /xraid2-2/g454/run_new_pipeline -name clust_gast_ill_20130920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20">
            <text:p>201309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8 2015</text:p>
          </table:table-cell>
          <table:table-cell office:value-type="string">
            <text:p>clust_gast_ill_20130920_lane_1_B.sh.gz</text:p>
          </table:table-cell>
          <table:table-cell table:formula="of:=&quot;find /xraid2-2/g454/run_new_pipeline -name &quot; &amp; [.I71]" office:value-type="string" office:string-value="find /xraid2-2/g454/run_new_pipeline -name clust_gast_ill_20130920_lane_1_B.sh.gz">
            <text:p>find /xraid2-2/g454/run_new_pipeline -name clust_gast_ill_2013092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0926">
            <text:p>20130926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0926_lane_5_B.sh.gz</text:p>
          </table:table-cell>
          <table:table-cell table:formula="of:=&quot;find /xraid2-2/g454/run_new_pipeline -name &quot; &amp; [.I72]" office:value-type="string" office:string-value="find /xraid2-2/g454/run_new_pipeline -name clust_gast_ill_20130926_lane_5_B.sh.gz">
            <text:p>find /xraid2-2/g454/run_new_pipeline -name clust_gast_ill_20130926_lane_5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023">
            <text:p>201310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8 2015</text:p>
          </table:table-cell>
          <table:table-cell office:value-type="string">
            <text:p>clust_gast_ill_20131023_lane_1_B.sh.gz</text:p>
          </table:table-cell>
          <table:table-cell table:formula="of:=&quot;find /xraid2-2/g454/run_new_pipeline -name &quot; &amp; [.I73]" office:value-type="string" office:string-value="find /xraid2-2/g454/run_new_pipeline -name clust_gast_ill_20131023_lane_1_B.sh.gz">
            <text:p>find /xraid2-2/g454/run_new_pipeline -name clust_gast_ill_20131023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04">
            <text:p>2013110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8 2015</text:p>
          </table:table-cell>
          <table:table-cell office:value-type="string">
            <text:p>clust_gast_ill_20131104_lane_1_B.sh.gz</text:p>
          </table:table-cell>
          <table:table-cell table:formula="of:=&quot;find /xraid2-2/g454/run_new_pipeline -name &quot; &amp; [.I74]" office:value-type="string" office:string-value="find /xraid2-2/g454/run_new_pipeline -name clust_gast_ill_20131104_lane_1_B.sh.gz">
            <text:p>find /xraid2-2/g454/run_new_pipeline -name clust_gast_ill_2013110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1115_lane_1_A.sh.gz</text:p>
          </table:table-cell>
          <table:table-cell table:formula="of:=&quot;find /xraid2-2/g454/run_new_pipeline -name &quot; &amp; [.I75]" office:value-type="string" office:string-value="find /xraid2-2/g454/run_new_pipeline -name clust_gast_ill_20131115_lane_1_A.sh.gz">
            <text:p>find /xraid2-2/g454/run_new_pipeline -name clust_gast_ill_20131115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9 2016</text:p>
          </table:table-cell>
          <table:table-cell office:value-type="string">
            <text:p>clust_gast_ill_20131115_lane_1_A.sh.gz</text:p>
          </table:table-cell>
          <table:table-cell table:formula="of:=&quot;find /xraid2-2/g454/run_new_pipeline -name &quot; &amp; [.I76]" office:value-type="string" office:string-value="find /xraid2-2/g454/run_new_pipeline -name clust_gast_ill_20131115_lane_1_A.sh.gz">
            <text:p>find /xraid2-2/g454/run_new_pipeline -name clust_gast_ill_20131115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1115_lane_1_B.sh.gz</text:p>
          </table:table-cell>
          <table:table-cell table:formula="of:=&quot;find /xraid2-2/g454/run_new_pipeline -name &quot; &amp; [.I77]" office:value-type="string" office:string-value="find /xraid2-2/g454/run_new_pipeline -name clust_gast_ill_20131115_lane_1_B.sh.gz">
            <text:p>find /xraid2-2/g454/run_new_pipeline -name clust_gast_ill_2013111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1115_lane_2_A.sh.gz</text:p>
          </table:table-cell>
          <table:table-cell table:formula="of:=&quot;find /xraid2-2/g454/run_new_pipeline -name &quot; &amp; [.I78]" office:value-type="string" office:string-value="find /xraid2-2/g454/run_new_pipeline -name clust_gast_ill_20131115_lane_2_A.sh.gz">
            <text:p>find /xraid2-2/g454/run_new_pipeline -name clust_gast_ill_20131115_lane_2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9 2016</text:p>
          </table:table-cell>
          <table:table-cell office:value-type="string">
            <text:p>clust_gast_ill_20131115_lane_2_A.sh.gz</text:p>
          </table:table-cell>
          <table:table-cell table:formula="of:=&quot;find /xraid2-2/g454/run_new_pipeline -name &quot; &amp; [.I79]" office:value-type="string" office:string-value="find /xraid2-2/g454/run_new_pipeline -name clust_gast_ill_20131115_lane_2_A.sh.gz">
            <text:p>find /xraid2-2/g454/run_new_pipeline -name clust_gast_ill_20131115_lane_2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1115_lane_2_B.sh.gz</text:p>
          </table:table-cell>
          <table:table-cell table:formula="of:=&quot;find /xraid2-2/g454/run_new_pipeline -name &quot; &amp; [.I80]" office:value-type="string" office:string-value="find /xraid2-2/g454/run_new_pipeline -name clust_gast_ill_20131115_lane_2_B.sh.gz">
            <text:p>find /xraid2-2/g454/run_new_pipeline -name clust_gast_ill_20131115_lane_2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1115_lane_3_B.sh.gz</text:p>
          </table:table-cell>
          <table:table-cell table:formula="of:=&quot;find /xraid2-2/g454/run_new_pipeline -name &quot; &amp; [.I81]" office:value-type="string" office:string-value="find /xraid2-2/g454/run_new_pipeline -name clust_gast_ill_20131115_lane_3_B.sh.gz">
            <text:p>find /xraid2-2/g454/run_new_pipeline -name clust_gast_ill_20131115_lane_3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1115_lane_4_A.sh.gz</text:p>
          </table:table-cell>
          <table:table-cell table:formula="of:=&quot;find /xraid2-2/g454/run_new_pipeline -name &quot; &amp; [.I82]" office:value-type="string" office:string-value="find /xraid2-2/g454/run_new_pipeline -name clust_gast_ill_20131115_lane_4_A.sh.gz">
            <text:p>find /xraid2-2/g454/run_new_pipeline -name clust_gast_ill_20131115_lane_4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9 2016</text:p>
          </table:table-cell>
          <table:table-cell office:value-type="string">
            <text:p>clust_gast_ill_20131115_lane_4_A.sh.gz</text:p>
          </table:table-cell>
          <table:table-cell table:formula="of:=&quot;find /xraid2-2/g454/run_new_pipeline -name &quot; &amp; [.I83]" office:value-type="string" office:string-value="find /xraid2-2/g454/run_new_pipeline -name clust_gast_ill_20131115_lane_4_A.sh.gz">
            <text:p>find /xraid2-2/g454/run_new_pipeline -name clust_gast_ill_20131115_lane_4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1115_lane_4_B.sh.gz</text:p>
          </table:table-cell>
          <table:table-cell table:formula="of:=&quot;find /xraid2-2/g454/run_new_pipeline -name &quot; &amp; [.I84]" office:value-type="string" office:string-value="find /xraid2-2/g454/run_new_pipeline -name clust_gast_ill_20131115_lane_4_B.sh.gz">
            <text:p>find /xraid2-2/g454/run_new_pipeline -name clust_gast_ill_20131115_lane_4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1115_lane_6_B.sh.gz</text:p>
          </table:table-cell>
          <table:table-cell table:formula="of:=&quot;find /xraid2-2/g454/run_new_pipeline -name &quot; &amp; [.I85]" office:value-type="string" office:string-value="find /xraid2-2/g454/run_new_pipeline -name clust_gast_ill_20131115_lane_6_B.sh.gz">
            <text:p>find /xraid2-2/g454/run_new_pipeline -name clust_gast_ill_20131115_lane_6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115">
            <text:p>20131115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31115_lane_7_B.sh.gz</text:p>
          </table:table-cell>
          <table:table-cell table:formula="of:=&quot;find /xraid2-2/g454/run_new_pipeline -name &quot; &amp; [.I86]" office:value-type="string" office:string-value="find /xraid2-2/g454/run_new_pipeline -name clust_gast_ill_20131115_lane_7_B.sh.gz">
            <text:p>find /xraid2-2/g454/run_new_pipeline -name clust_gast_ill_20131115_lane_7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31216">
            <text:p>2013121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18 2015</text:p>
          </table:table-cell>
          <table:table-cell office:value-type="string">
            <text:p>clust_gast_ill_20131216_lane_1_B.sh.gz</text:p>
          </table:table-cell>
          <table:table-cell table:formula="of:=&quot;find /xraid2-2/g454/run_new_pipeline -name &quot; &amp; [.I87]" office:value-type="string" office:string-value="find /xraid2-2/g454/run_new_pipeline -name clust_gast_ill_20131216_lane_1_B.sh.gz">
            <text:p>find /xraid2-2/g454/run_new_pipeline -name clust_gast_ill_20131216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109">
            <text:p>2014010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8 2015</text:p>
          </table:table-cell>
          <table:table-cell office:value-type="string">
            <text:p>clust_gast_ill_20140109_lane_1_B.sh.gz</text:p>
          </table:table-cell>
          <table:table-cell table:formula="of:=&quot;find /xraid2-2/g454/run_new_pipeline -name &quot; &amp; [.I88]" office:value-type="string" office:string-value="find /xraid2-2/g454/run_new_pipeline -name clust_gast_ill_20140109_lane_1_B.sh.gz">
            <text:p>find /xraid2-2/g454/run_new_pipeline -name clust_gast_ill_2014010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110">
            <text:p>2014011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40110_lane_2_B.sh.gz</text:p>
          </table:table-cell>
          <table:table-cell table:formula="of:=&quot;find /xraid2-2/g454/run_new_pipeline -name &quot; &amp; [.I89]" office:value-type="string" office:string-value="find /xraid2-2/g454/run_new_pipeline -name clust_gast_ill_20140110_lane_2_B.sh.gz">
            <text:p>find /xraid2-2/g454/run_new_pipeline -name clust_gast_ill_20140110_lane_2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110">
            <text:p>20140110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40110_lane_3_B.sh.gz</text:p>
          </table:table-cell>
          <table:table-cell table:formula="of:=&quot;find /xraid2-2/g454/run_new_pipeline -name &quot; &amp; [.I90]" office:value-type="string" office:string-value="find /xraid2-2/g454/run_new_pipeline -name clust_gast_ill_20140110_lane_3_B.sh.gz">
            <text:p>find /xraid2-2/g454/run_new_pipeline -name clust_gast_ill_20140110_lane_3_B.sh.gz</text:p>
          </table:table-cell>
          <table:table-cell table:number-columns-repeated="14"/>
        </table:table-row>
        <table:table-row table:style-name="ro1">
          <table:table-cell office:value-type="float" office:value="20140110">
            <text:p>20140110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7 2015, Feb 29 2016</text:p>
          </table:table-cell>
          <table:table-cell office:value-type="string">
            <text:p>clust_gast_ill_20140110_lane_7_A.sh.gz</text:p>
          </table:table-cell>
          <table:table-cell table:formula="of:=&quot;find /xraid2-2/g454/run_new_pipeline -name &quot; &amp; [.I91]" office:value-type="string" office:string-value="find /xraid2-2/g454/run_new_pipeline -name clust_gast_ill_20140110_lane_7_A.sh.gz">
            <text:p>find /xraid2-2/g454/run_new_pipeline -name clust_gast_ill_20140110_lane_7_A.sh.gz</text:p>
          </table:table-cell>
          <table:table-cell table:formula="of:=&quot;cd &quot; &amp; [.M91] &amp; &quot;/reads_overlap; gunzip *.fa.unique.gz&quot;" office:value-type="string" office:string-value="cd /xraid2-2/g454/run_new_pipeline/illumina/20140110/lane_7_A/analysis/reads_overlap; gunzip *.fa.unique.gz">
            <text:p>cd /xraid2-2/g454/run_new_pipeline/illumina/20140110/lane_7_A/analysis/reads_overlap; gunzip *.fa.unique.gz</text:p>
          </table:table-cell>
          <table:table-cell office:value-type="string">
            <text:p>/xraid2-2/g454/run_new_pipeline/illumina/20140110/lane_7_A/analysis</text:p>
          </table:table-cell>
          <table:table-cell office:value-type="string">
            <text:p>/xraid2-2/g454/run_new_pipeline/illumina/20140110/lane_7_A/analysis</text:p>
          </table:table-cell>
          <table:table-cell office:value-type="string">
            <text:p>gast</text:p>
          </table:table-cell>
          <table:table-cell table:style-name="ce2" table:formula="of:=&quot;cd &quot; &amp; [.M91] &amp; &quot;; mv gast gast_0&quot;" office:value-type="string" office:string-value="cd /xraid2-2/g454/run_new_pipeline/illumina/20140110/lane_7_A/analysis; mv gast gast_0">
            <text:p>cd /xraid2-2/g454/run_new_pipeline/illumina/20140110/lane_7_A/analysis; mv gast gast_0</text:p>
          </table:table-cell>
          <table:table-cell table:style-name="ce2" table:formula="of:=&quot;cd &quot; &amp; [.M91] &amp; &quot;; mkdir gast&quot;" office:value-type="string" office:string-value="cd /xraid2-2/g454/run_new_pipeline/illumina/20140110/lane_7_A/analysis; mkdir gast">
            <text:p>cd /xraid2-2/g454/run_new_pipeline/illumina/20140110/lane_7_A/analysis; mkdir gast</text:p>
          </table:table-cell>
          <table:table-cell table:formula="of:=&quot;cd &quot; &amp; [.M91] &amp;&quot;/gast_0; cp &quot; &amp; [.I91] &amp; &quot; ../gast/&quot;" office:value-type="string" office:string-value="cd /xraid2-2/g454/run_new_pipeline/illumina/20140110/lane_7_A/analysis/gast_0; cp clust_gast_ill_20140110_lane_7_A.sh.gz ../gast/">
            <text:p>cd /xraid2-2/g454/run_new_pipeline/illumina/20140110/lane_7_A/analysis/gast_0; cp clust_gast_ill_20140110_lane_7_A.sh.gz ../gast/</text:p>
          </table:table-cell>
          <table:table-cell table:formula="of:=&quot;cd &quot; &amp; [.M91] &amp;&quot;/gast_0; cp filenames.list* ../gast/&quot;" office:value-type="string" office:string-value="cd /xraid2-2/g454/run_new_pipeline/illumina/20140110/lane_7_A/analysis/gast_0; cp filenames.list* ../gast/">
            <text:p>cd /xraid2-2/g454/run_new_pipeline/illumina/20140110/lane_7_A/analysis/gast_0; cp filenames.list* ../gast/</text:p>
          </table:table-cell>
          <table:table-cell table:formula="of:=&quot;cd &quot; &amp; [.M91] &amp;&quot;/gast; gunzip *&quot;" office:value-type="string" office:string-value="cd /xraid2-2/g454/run_new_pipeline/illumina/20140110/lane_7_A/analysis/gast; gunzip *">
            <text:p>cd /xraid2-2/g454/run_new_pipeline/illumina/20140110/lane_7_A/analysis/gast; gunzip *</text:p>
          </table:table-cell>
          <table:table-cell office:value-type="string">
            <text:p>clust_gast_ill_20140110_lane_7_A.sh</text:p>
          </table:table-cell>
          <table:table-cell table:formula="of:=&quot;cd &quot; &amp; [.M91] &amp;&quot;/gast; qsub &quot; &amp; [.T91] &amp; &quot;; check_cluster.py; mail_done&quot;" office:value-type="string" office:string-value="cd /xraid2-2/g454/run_new_pipeline/illumina/20140110/lane_7_A/analysis/gast; qsub clust_gast_ill_20140110_lane_7_A.sh; check_cluster.py; mail_done">
            <text:p>cd /xraid2-2/g454/run_new_pipeline/illumina/20140110/lane_7_A/analysis/gast; qsub clust_gast_ill_20140110_lane_7_A.sh; check_cluster.py; mail_done</text:p>
          </table:table-cell>
          <table:table-cell table:number-columns-repeated="3"/>
        </table:table-row>
        <table:table-row table:style-name="ro1">
          <table:table-cell office:value-type="float" office:value="20140110">
            <text:p>20140110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40110_lane_7_B.sh.gz</text:p>
          </table:table-cell>
          <table:table-cell table:formula="of:=&quot;find /xraid2-2/g454/run_new_pipeline -name &quot; &amp; [.I92]" office:value-type="string" office:string-value="find /xraid2-2/g454/run_new_pipeline -name clust_gast_ill_20140110_lane_7_B.sh.gz">
            <text:p>find /xraid2-2/g454/run_new_pipeline -name clust_gast_ill_20140110_lane_7_B.sh.gz</text:p>
          </table:table-cell>
          <table:table-cell table:formula="of:=&quot;cd &quot; &amp; [.M92] &amp; &quot;/reads_overlap; gunzip *.fa.unique.gz&quot;" office:value-type="string" office:string-value="cd /xraid2-2/g454/run_new_pipeline/illumina/20140110/lane_7_B/analysis/reads_overlap; gunzip *.fa.unique.gz">
            <text:p>cd /xraid2-2/g454/run_new_pipeline/illumina/20140110/lane_7_B/analysis/reads_overlap; gunzip *.fa.unique.gz</text:p>
          </table:table-cell>
          <table:table-cell office:value-type="string">
            <text:p>/xraid2-2/g454/run_new_pipeline/illumina/20140110/lane_7_B/analysis</text:p>
          </table:table-cell>
          <table:table-cell office:value-type="string">
            <text:p>/xraid2-2/g454/run_new_pipeline/illumina/20140110/lane_7_B/analysis</text:p>
          </table:table-cell>
          <table:table-cell office:value-type="string">
            <text:p>reads_overlap</text:p>
          </table:table-cell>
          <table:table-cell table:style-name="ce2" table:formula="of:=&quot;cd &quot; &amp; [.M92] &amp; &quot;; mv gast gast_0&quot;" office:value-type="string" office:string-value="cd /xraid2-2/g454/run_new_pipeline/illumina/20140110/lane_7_B/analysis; mv gast gast_0">
            <text:p>cd /xraid2-2/g454/run_new_pipeline/illumina/20140110/lane_7_B/analysis; mv gast gast_0</text:p>
          </table:table-cell>
          <table:table-cell table:style-name="ce2" table:formula="of:=&quot;cd &quot; &amp; [.M92] &amp; &quot;; mkdir gast&quot;" office:value-type="string" office:string-value="cd /xraid2-2/g454/run_new_pipeline/illumina/20140110/lane_7_B/analysis; mkdir gast">
            <text:p>cd /xraid2-2/g454/run_new_pipeline/illumina/20140110/lane_7_B/analysis; mkdir gast</text:p>
          </table:table-cell>
          <table:table-cell table:formula="of:=&quot;cd &quot; &amp; [.M92] &amp;&quot;/gast_0; cp &quot; &amp; [.I92] &amp; &quot; ../gast/&quot;" office:value-type="string" office:string-value="cd /xraid2-2/g454/run_new_pipeline/illumina/20140110/lane_7_B/analysis/gast_0; cp clust_gast_ill_20140110_lane_7_B.sh.gz ../gast/">
            <text:p>cd /xraid2-2/g454/run_new_pipeline/illumina/20140110/lane_7_B/analysis/gast_0; cp clust_gast_ill_20140110_lane_7_B.sh.gz ../gast/</text:p>
          </table:table-cell>
          <table:table-cell table:formula="of:=&quot;cd &quot; &amp; [.M92] &amp;&quot;/gast_0; cp filenames.list* ../gast/&quot;" office:value-type="string" office:string-value="cd /xraid2-2/g454/run_new_pipeline/illumina/20140110/lane_7_B/analysis/gast_0; cp filenames.list* ../gast/">
            <text:p>cd /xraid2-2/g454/run_new_pipeline/illumina/20140110/lane_7_B/analysis/gast_0; cp filenames.list* ../gast/</text:p>
          </table:table-cell>
          <table:table-cell table:formula="of:=&quot;cd &quot; &amp; [.M92] &amp;&quot;/gast; gunzip *&quot;" office:value-type="string" office:string-value="cd /xraid2-2/g454/run_new_pipeline/illumina/20140110/lane_7_B/analysis/gast; gunzip *">
            <text:p>cd /xraid2-2/g454/run_new_pipeline/illumina/20140110/lane_7_B/analysis/gast; gunzip *</text:p>
          </table:table-cell>
          <table:table-cell office:value-type="string">
            <text:p>clust_gast_ill_20140110_lane_7_B.sh</text:p>
          </table:table-cell>
          <table:table-cell table:formula="of:=&quot;cd &quot; &amp; [.M92] &amp;&quot;/gast; qsub &quot; &amp; [.T92] &amp; &quot;; check_cluster.py; mail_done&quot;" office:value-type="string" office:string-value="cd /xraid2-2/g454/run_new_pipeline/illumina/20140110/lane_7_B/analysis/gast; qsub clust_gast_ill_20140110_lane_7_B.sh; check_cluster.py; mail_done">
            <text:p>cd /xraid2-2/g454/run_new_pipeline/illumina/20140110/lane_7_B/analysis/gast; qsub clust_gast_ill_20140110_lane_7_B.sh; check_cluster.py; mail_done</text:p>
          </table:table-cell>
          <table:table-cell table:number-columns-repeated="3"/>
        </table:table-row>
        <table:table-row table:style-name="ro1" table:visibility="filter">
          <table:table-cell office:value-type="float" office:value="20140219">
            <text:p>2014021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18 2015</text:p>
          </table:table-cell>
          <table:table-cell office:value-type="string">
            <text:p>clust_gast_ill_20140219_lane_1_B.sh.gz</text:p>
          </table:table-cell>
          <table:table-cell table:formula="of:=&quot;find /xraid2-2/g454/run_new_pipeline -name &quot; &amp; [.I93]" office:value-type="string" office:string-value="find /xraid2-2/g454/run_new_pipeline -name clust_gast_ill_20140219_lane_1_B.sh.gz">
            <text:p>find /xraid2-2/g454/run_new_pipeline -name clust_gast_ill_2014021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221">
            <text:p>2014022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8 2015</text:p>
          </table:table-cell>
          <table:table-cell office:value-type="string">
            <text:p>clust_gast_ill_20140221_lane_1_B.sh.gz</text:p>
          </table:table-cell>
          <table:table-cell table:formula="of:=&quot;find /xraid2-2/g454/run_new_pipeline -name &quot; &amp; [.I94]" office:value-type="string" office:string-value="find /xraid2-2/g454/run_new_pipeline -name clust_gast_ill_20140221_lane_1_B.sh.gz">
            <text:p>find /xraid2-2/g454/run_new_pipeline -name clust_gast_ill_2014022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228">
            <text:p>2014022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8 2015</text:p>
          </table:table-cell>
          <table:table-cell office:value-type="string">
            <text:p>clust_gast_ill_20140228_lane_1_B.sh.gz</text:p>
          </table:table-cell>
          <table:table-cell table:formula="of:=&quot;find /xraid2-2/g454/run_new_pipeline -name &quot; &amp; [.I95]" office:value-type="string" office:string-value="find /xraid2-2/g454/run_new_pipeline -name clust_gast_ill_20140228_lane_1_B.sh.gz">
            <text:p>find /xraid2-2/g454/run_new_pipeline -name clust_gast_ill_20140228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305">
            <text:p>2014030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4 2015</text:p>
          </table:table-cell>
          <table:table-cell office:value-type="string">
            <text:p>clust_gast_ill_20140305_lane_1_A.sh.gz</text:p>
          </table:table-cell>
          <table:table-cell table:formula="of:=&quot;find /xraid2-2/g454/run_new_pipeline -name &quot; &amp; [.I96]" office:value-type="string" office:string-value="find /xraid2-2/g454/run_new_pipeline -name clust_gast_ill_20140305_lane_1_A.sh.gz">
            <text:p>find /xraid2-2/g454/run_new_pipeline -name clust_gast_ill_20140305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305">
            <text:p>2014030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5 2016</text:p>
          </table:table-cell>
          <table:table-cell office:value-type="string">
            <text:p>clust_gast_ill_20140305_lane_1_A.sh.gz</text:p>
          </table:table-cell>
          <table:table-cell table:formula="of:=&quot;find /xraid2-2/g454/run_new_pipeline -name &quot; &amp; [.I97]" office:value-type="string" office:string-value="find /xraid2-2/g454/run_new_pipeline -name clust_gast_ill_20140305_lane_1_A.sh.gz">
            <text:p>find /xraid2-2/g454/run_new_pipeline -name clust_gast_ill_20140305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305">
            <text:p>2014030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Jun 22 2016</text:p>
          </table:table-cell>
          <table:table-cell office:value-type="string">
            <text:p>clust_gast_ill_20140305_lane_1_A.sh.gz</text:p>
          </table:table-cell>
          <table:table-cell table:formula="of:=&quot;find /xraid2-2/g454/run_new_pipeline -name &quot; &amp; [.I98]" office:value-type="string" office:string-value="find /xraid2-2/g454/run_new_pipeline -name clust_gast_ill_20140305_lane_1_A.sh.gz">
            <text:p>find /xraid2-2/g454/run_new_pipeline -name clust_gast_ill_20140305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305">
            <text:p>2014030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2 2015</text:p>
          </table:table-cell>
          <table:table-cell office:value-type="string">
            <text:p>clust_gast_ill_20140305_lane_1_B.sh.gz</text:p>
          </table:table-cell>
          <table:table-cell table:formula="of:=&quot;find /xraid2-2/g454/run_new_pipeline -name &quot; &amp; [.I99]" office:value-type="string" office:string-value="find /xraid2-2/g454/run_new_pipeline -name clust_gast_ill_20140305_lane_1_B.sh.gz">
            <text:p>find /xraid2-2/g454/run_new_pipeline -name clust_gast_ill_2014030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314">
            <text:p>20140314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7 2015</text:p>
          </table:table-cell>
          <table:table-cell office:value-type="string">
            <text:p>clust_gast_ill_20140314_lane_3_B.sh.gz</text:p>
          </table:table-cell>
          <table:table-cell table:formula="of:=&quot;find /xraid2-2/g454/run_new_pipeline -name &quot; &amp; [.I100]" office:value-type="string" office:string-value="find /xraid2-2/g454/run_new_pipeline -name clust_gast_ill_20140314_lane_3_B.sh.gz">
            <text:p>find /xraid2-2/g454/run_new_pipeline -name clust_gast_ill_20140314_lane_3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314">
            <text:p>20140314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8 2015</text:p>
          </table:table-cell>
          <table:table-cell office:value-type="string">
            <text:p>clust_gast_ill_20140314_lane_4_A.sh.gz</text:p>
          </table:table-cell>
          <table:table-cell table:formula="of:=&quot;find /xraid2-2/g454/run_new_pipeline -name &quot; &amp; [.I101]" office:value-type="string" office:string-value="find /xraid2-2/g454/run_new_pipeline -name clust_gast_ill_20140314_lane_4_A.sh.gz">
            <text:p>find /xraid2-2/g454/run_new_pipeline -name clust_gast_ill_20140314_lane_4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314">
            <text:p>20140314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9 2016</text:p>
          </table:table-cell>
          <table:table-cell office:value-type="string">
            <text:p>clust_gast_ill_20140314_lane_4_A.sh.gz</text:p>
          </table:table-cell>
          <table:table-cell table:formula="of:=&quot;find /xraid2-2/g454/run_new_pipeline -name &quot; &amp; [.I102]" office:value-type="string" office:string-value="find /xraid2-2/g454/run_new_pipeline -name clust_gast_ill_20140314_lane_4_A.sh.gz">
            <text:p>find /xraid2-2/g454/run_new_pipeline -name clust_gast_ill_20140314_lane_4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314">
            <text:p>20140314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8 2015</text:p>
          </table:table-cell>
          <table:table-cell office:value-type="string">
            <text:p>clust_gast_ill_20140314_lane_7_B.sh.gz</text:p>
          </table:table-cell>
          <table:table-cell table:formula="of:=&quot;find /xraid2-2/g454/run_new_pipeline -name &quot; &amp; [.I103]" office:value-type="string" office:string-value="find /xraid2-2/g454/run_new_pipeline -name clust_gast_ill_20140314_lane_7_B.sh.gz">
            <text:p>find /xraid2-2/g454/run_new_pipeline -name clust_gast_ill_20140314_lane_7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401">
            <text:p>2014040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4 2015</text:p>
          </table:table-cell>
          <table:table-cell office:value-type="string">
            <text:p>clust_gast_ill_20140401_lane_1_A.sh.gz</text:p>
          </table:table-cell>
          <table:table-cell table:formula="of:=&quot;find /xraid2-2/g454/run_new_pipeline -name &quot; &amp; [.I104]" office:value-type="string" office:string-value="find /xraid2-2/g454/run_new_pipeline -name clust_gast_ill_20140401_lane_1_A.sh.gz">
            <text:p>find /xraid2-2/g454/run_new_pipeline -name clust_gast_ill_20140401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401">
            <text:p>2014040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5 2016</text:p>
          </table:table-cell>
          <table:table-cell office:value-type="string">
            <text:p>clust_gast_ill_20140401_lane_1_A.sh.gz</text:p>
          </table:table-cell>
          <table:table-cell table:formula="of:=&quot;find /xraid2-2/g454/run_new_pipeline -name &quot; &amp; [.I105]" office:value-type="string" office:string-value="find /xraid2-2/g454/run_new_pipeline -name clust_gast_ill_20140401_lane_1_A.sh.gz">
            <text:p>find /xraid2-2/g454/run_new_pipeline -name clust_gast_ill_20140401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401">
            <text:p>2014040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2 2015</text:p>
          </table:table-cell>
          <table:table-cell office:value-type="string">
            <text:p>clust_gast_ill_20140401_lane_1_B.sh.gz</text:p>
          </table:table-cell>
          <table:table-cell table:formula="of:=&quot;find /xraid2-2/g454/run_new_pipeline -name &quot; &amp; [.I106]" office:value-type="string" office:string-value="find /xraid2-2/g454/run_new_pipeline -name clust_gast_ill_20140401_lane_1_B.sh.gz">
            <text:p>find /xraid2-2/g454/run_new_pipeline -name clust_gast_ill_2014040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514">
            <text:p>201405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4 2015</text:p>
          </table:table-cell>
          <table:table-cell office:value-type="string">
            <text:p>clust_gast_ill_20140514_lane_1_B.sh.gz</text:p>
          </table:table-cell>
          <table:table-cell table:formula="of:=&quot;find /xraid2-2/g454/run_new_pipeline -name &quot; &amp; [.I107]" office:value-type="string" office:string-value="find /xraid2-2/g454/run_new_pipeline -name clust_gast_ill_20140514_lane_1_B.sh.gz">
            <text:p>find /xraid2-2/g454/run_new_pipeline -name clust_gast_ill_2014051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514">
            <text:p>201405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Jun 21 2016</text:p>
          </table:table-cell>
          <table:table-cell office:value-type="string">
            <text:p>clust_gast_ill_20140514_lane_1_B.sh.gz</text:p>
          </table:table-cell>
          <table:table-cell table:formula="of:=&quot;find /xraid2-2/g454/run_new_pipeline -name &quot; &amp; [.I108]" office:value-type="string" office:string-value="find /xraid2-2/g454/run_new_pipeline -name clust_gast_ill_20140514_lane_1_B.sh.gz">
            <text:p>find /xraid2-2/g454/run_new_pipeline -name clust_gast_ill_2014051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522">
            <text:p>2014052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9 2015</text:p>
          </table:table-cell>
          <table:table-cell office:value-type="string">
            <text:p>clust_gast_ill_20140522_lane_1_B.sh.gz</text:p>
          </table:table-cell>
          <table:table-cell table:formula="of:=&quot;find /xraid2-2/g454/run_new_pipeline -name &quot; &amp; [.I109]" office:value-type="string" office:string-value="find /xraid2-2/g454/run_new_pipeline -name clust_gast_ill_20140522_lane_1_B.sh.gz">
            <text:p>find /xraid2-2/g454/run_new_pipeline -name clust_gast_ill_2014052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522">
            <text:p>2014052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9 2015</text:p>
          </table:table-cell>
          <table:table-cell office:value-type="string">
            <text:p>clust_gast_ill_20140522_lane_3_B.sh.gz</text:p>
          </table:table-cell>
          <table:table-cell table:formula="of:=&quot;find /xraid2-2/g454/run_new_pipeline -name &quot; &amp; [.I110]" office:value-type="string" office:string-value="find /xraid2-2/g454/run_new_pipeline -name clust_gast_ill_20140522_lane_3_B.sh.gz">
            <text:p>find /xraid2-2/g454/run_new_pipeline -name clust_gast_ill_20140522_lane_3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3">
            <text:p>2014060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4 2015</text:p>
          </table:table-cell>
          <table:table-cell office:value-type="string">
            <text:p>clust_gast_ill_20140603_lane_1_A.sh.gz</text:p>
          </table:table-cell>
          <table:table-cell table:formula="of:=&quot;find /xraid2-2/g454/run_new_pipeline -name &quot; &amp; [.I111]" office:value-type="string" office:string-value="find /xraid2-2/g454/run_new_pipeline -name clust_gast_ill_20140603_lane_1_A.sh.gz">
            <text:p>find /xraid2-2/g454/run_new_pipeline -name clust_gast_ill_20140603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3">
            <text:p>2014060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5 2016</text:p>
          </table:table-cell>
          <table:table-cell office:value-type="string">
            <text:p>clust_gast_ill_20140603_lane_1_A.sh.gz</text:p>
          </table:table-cell>
          <table:table-cell table:formula="of:=&quot;find /xraid2-2/g454/run_new_pipeline -name &quot; &amp; [.I112]" office:value-type="string" office:string-value="find /xraid2-2/g454/run_new_pipeline -name clust_gast_ill_20140603_lane_1_A.sh.gz">
            <text:p>find /xraid2-2/g454/run_new_pipeline -name clust_gast_ill_20140603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3">
            <text:p>2014060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Jun 14 2016</text:p>
          </table:table-cell>
          <table:table-cell office:value-type="string">
            <text:p>clust_gast_ill_20140603_lane_1_A.sh.gz</text:p>
          </table:table-cell>
          <table:table-cell table:formula="of:=&quot;find /xraid2-2/g454/run_new_pipeline -name &quot; &amp; [.I113]" office:value-type="string" office:string-value="find /xraid2-2/g454/run_new_pipeline -name clust_gast_ill_20140603_lane_1_A.sh.gz">
            <text:p>find /xraid2-2/g454/run_new_pipeline -name clust_gast_ill_20140603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3">
            <text:p>201406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4 2015</text:p>
          </table:table-cell>
          <table:table-cell office:value-type="string">
            <text:p>clust_gast_ill_20140603_lane_1_B.sh.gz</text:p>
          </table:table-cell>
          <table:table-cell table:formula="of:=&quot;find /xraid2-2/g454/run_new_pipeline -name &quot; &amp; [.I114]" office:value-type="string" office:string-value="find /xraid2-2/g454/run_new_pipeline -name clust_gast_ill_20140603_lane_1_B.sh.gz">
            <text:p>find /xraid2-2/g454/run_new_pipeline -name clust_gast_ill_20140603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3">
            <text:p>201406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Jun 15 2016</text:p>
          </table:table-cell>
          <table:table-cell office:value-type="string">
            <text:p>clust_gast_ill_20140603_lane_1_B.sh.gz</text:p>
          </table:table-cell>
          <table:table-cell table:formula="of:=&quot;find /xraid2-2/g454/run_new_pipeline -name &quot; &amp; [.I115]" office:value-type="string" office:string-value="find /xraid2-2/g454/run_new_pipeline -name clust_gast_ill_20140603_lane_1_B.sh.gz">
            <text:p>find /xraid2-2/g454/run_new_pipeline -name clust_gast_ill_20140603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5">
            <text:p>2014060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9 2015</text:p>
          </table:table-cell>
          <table:table-cell office:value-type="string">
            <text:p>clust_gast_ill_20140605_lane_1_B.sh.gz</text:p>
          </table:table-cell>
          <table:table-cell table:formula="of:=&quot;find /xraid2-2/g454/run_new_pipeline -name &quot; &amp; [.I116]" office:value-type="string" office:string-value="find /xraid2-2/g454/run_new_pipeline -name clust_gast_ill_20140605_lane_1_B.sh.gz">
            <text:p>find /xraid2-2/g454/run_new_pipeline -name clust_gast_ill_2014060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9">
            <text:p>20140609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4 2015</text:p>
          </table:table-cell>
          <table:table-cell office:value-type="string">
            <text:p>clust_gast_ill_20140609_lane_1_A.sh.gz</text:p>
          </table:table-cell>
          <table:table-cell table:formula="of:=&quot;find /xraid2-2/g454/run_new_pipeline -name &quot; &amp; [.I117]" office:value-type="string" office:string-value="find /xraid2-2/g454/run_new_pipeline -name clust_gast_ill_20140609_lane_1_A.sh.gz">
            <text:p>find /xraid2-2/g454/run_new_pipeline -name clust_gast_ill_20140609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9">
            <text:p>20140609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5 2016</text:p>
          </table:table-cell>
          <table:table-cell office:value-type="string">
            <text:p>clust_gast_ill_20140609_lane_1_A.sh.gz</text:p>
          </table:table-cell>
          <table:table-cell table:formula="of:=&quot;find /xraid2-2/g454/run_new_pipeline -name &quot; &amp; [.I118]" office:value-type="string" office:string-value="find /xraid2-2/g454/run_new_pipeline -name clust_gast_ill_20140609_lane_1_A.sh.gz">
            <text:p>find /xraid2-2/g454/run_new_pipeline -name clust_gast_ill_20140609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9">
            <text:p>20140609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Jun 16 2016</text:p>
          </table:table-cell>
          <table:table-cell office:value-type="string">
            <text:p>clust_gast_ill_20140609_lane_1_A.sh.gz</text:p>
          </table:table-cell>
          <table:table-cell table:formula="of:=&quot;find /xraid2-2/g454/run_new_pipeline -name &quot; &amp; [.I119]" office:value-type="string" office:string-value="find /xraid2-2/g454/run_new_pipeline -name clust_gast_ill_20140609_lane_1_A.sh.gz">
            <text:p>find /xraid2-2/g454/run_new_pipeline -name clust_gast_ill_20140609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9">
            <text:p>2014060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4 2015</text:p>
          </table:table-cell>
          <table:table-cell office:value-type="string">
            <text:p>clust_gast_ill_20140609_lane_1_B.sh.gz</text:p>
          </table:table-cell>
          <table:table-cell table:formula="of:=&quot;find /xraid2-2/g454/run_new_pipeline -name &quot; &amp; [.I120]" office:value-type="string" office:string-value="find /xraid2-2/g454/run_new_pipeline -name clust_gast_ill_20140609_lane_1_B.sh.gz">
            <text:p>find /xraid2-2/g454/run_new_pipeline -name clust_gast_ill_2014060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09">
            <text:p>2014060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Jun 16 2016</text:p>
          </table:table-cell>
          <table:table-cell office:value-type="string">
            <text:p>clust_gast_ill_20140609_lane_1_B.sh.gz</text:p>
          </table:table-cell>
          <table:table-cell table:formula="of:=&quot;find /xraid2-2/g454/run_new_pipeline -name &quot; &amp; [.I121]" office:value-type="string" office:string-value="find /xraid2-2/g454/run_new_pipeline -name clust_gast_ill_20140609_lane_1_B.sh.gz">
            <text:p>find /xraid2-2/g454/run_new_pipeline -name clust_gast_ill_2014060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630">
            <text:p>2014063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14 2015</text:p>
          </table:table-cell>
          <table:table-cell office:value-type="string">
            <text:p>clust_gast_ill_20140630_lane_1_B.sh.gz</text:p>
          </table:table-cell>
          <table:table-cell table:formula="of:=&quot;find /xraid2-2/g454/run_new_pipeline -name &quot; &amp; [.I122]" office:value-type="string" office:string-value="find /xraid2-2/g454/run_new_pipeline -name clust_gast_ill_20140630_lane_1_B.sh.gz">
            <text:p>find /xraid2-2/g454/run_new_pipeline -name clust_gast_ill_2014063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822">
            <text:p>2014082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4 2015</text:p>
          </table:table-cell>
          <table:table-cell office:value-type="string">
            <text:p>clust_gast_ill_20140822_lane_1_B.sh.gz</text:p>
          </table:table-cell>
          <table:table-cell table:formula="of:=&quot;find /xraid2-2/g454/run_new_pipeline -name &quot; &amp; [.I123]" office:value-type="string" office:string-value="find /xraid2-2/g454/run_new_pipeline -name clust_gast_ill_20140822_lane_1_B.sh.gz">
            <text:p>find /xraid2-2/g454/run_new_pipeline -name clust_gast_ill_2014082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827">
            <text:p>2014082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4 2015</text:p>
          </table:table-cell>
          <table:table-cell office:value-type="string">
            <text:p>clust_gast_ill_20140827_lane_1_B.sh.gz</text:p>
          </table:table-cell>
          <table:table-cell table:formula="of:=&quot;find /xraid2-2/g454/run_new_pipeline -name &quot; &amp; [.I124]" office:value-type="string" office:string-value="find /xraid2-2/g454/run_new_pipeline -name clust_gast_ill_20140827_lane_1_B.sh.gz">
            <text:p>find /xraid2-2/g454/run_new_pipeline -name clust_gast_ill_20140827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829">
            <text:p>2014082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4 2015</text:p>
          </table:table-cell>
          <table:table-cell office:value-type="string">
            <text:p>clust_gast_ill_20140829_lane_1_B.sh.gz</text:p>
          </table:table-cell>
          <table:table-cell table:formula="of:=&quot;find /xraid2-2/g454/run_new_pipeline -name &quot; &amp; [.I125]" office:value-type="string" office:string-value="find /xraid2-2/g454/run_new_pipeline -name clust_gast_ill_20140829_lane_1_B.sh.gz">
            <text:p>find /xraid2-2/g454/run_new_pipeline -name clust_gast_ill_2014082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910">
            <text:p>201409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4 2015</text:p>
          </table:table-cell>
          <table:table-cell office:value-type="string">
            <text:p>clust_gast_ill_20140910_lane_1_B.sh.gz</text:p>
          </table:table-cell>
          <table:table-cell table:formula="of:=&quot;find /xraid2-2/g454/run_new_pipeline -name &quot; &amp; [.I126]" office:value-type="string" office:string-value="find /xraid2-2/g454/run_new_pipeline -name clust_gast_ill_20140910_lane_1_B.sh.gz">
            <text:p>find /xraid2-2/g454/run_new_pipeline -name clust_gast_ill_2014091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912">
            <text:p>2014091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4 2015</text:p>
          </table:table-cell>
          <table:table-cell office:value-type="string">
            <text:p>clust_gast_ill_20140912_lane_1_A.sh.gz</text:p>
          </table:table-cell>
          <table:table-cell table:formula="of:=&quot;find /xraid2-2/g454/run_new_pipeline -name &quot; &amp; [.I127]" office:value-type="string" office:string-value="find /xraid2-2/g454/run_new_pipeline -name clust_gast_ill_20140912_lane_1_A.sh.gz">
            <text:p>find /xraid2-2/g454/run_new_pipeline -name clust_gast_ill_20140912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912">
            <text:p>2014091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5 2016</text:p>
          </table:table-cell>
          <table:table-cell office:value-type="string">
            <text:p>clust_gast_ill_20140912_lane_1_A.sh.gz</text:p>
          </table:table-cell>
          <table:table-cell table:formula="of:=&quot;find /xraid2-2/g454/run_new_pipeline -name &quot; &amp; [.I128]" office:value-type="string" office:string-value="find /xraid2-2/g454/run_new_pipeline -name clust_gast_ill_20140912_lane_1_A.sh.gz">
            <text:p>find /xraid2-2/g454/run_new_pipeline -name clust_gast_ill_20140912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912">
            <text:p>2014091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4 2015</text:p>
          </table:table-cell>
          <table:table-cell office:value-type="string">
            <text:p>clust_gast_ill_20140912_lane_1_B.sh.gz</text:p>
          </table:table-cell>
          <table:table-cell table:formula="of:=&quot;find /xraid2-2/g454/run_new_pipeline -name &quot; &amp; [.I129]" office:value-type="string" office:string-value="find /xraid2-2/g454/run_new_pipeline -name clust_gast_ill_20140912_lane_1_B.sh.gz">
            <text:p>find /xraid2-2/g454/run_new_pipeline -name clust_gast_ill_2014091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0919">
            <text:p>20140919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9 2015</text:p>
          </table:table-cell>
          <table:table-cell office:value-type="string">
            <text:p>clust_gast_ill_20140919_lane_2_B.sh.gz</text:p>
          </table:table-cell>
          <table:table-cell table:formula="of:=&quot;find /xraid2-2/g454/run_new_pipeline -name &quot; &amp; [.I130]" office:value-type="string" office:string-value="find /xraid2-2/g454/run_new_pipeline -name clust_gast_ill_20140919_lane_2_B.sh.gz">
            <text:p>find /xraid2-2/g454/run_new_pipeline -name clust_gast_ill_20140919_lane_2_B.sh.gz</text:p>
          </table:table-cell>
          <table:table-cell table:number-columns-repeated="14"/>
        </table:table-row>
        <table:table-row table:style-name="ro1">
          <table:table-cell office:value-type="float" office:value="20140919">
            <text:p>20140919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9 2015, Feb 29 2016</text:p>
          </table:table-cell>
          <table:table-cell office:value-type="string">
            <text:p>clust_gast_ill_20140919_lane_6_A.sh.gz</text:p>
          </table:table-cell>
          <table:table-cell table:formula="of:=&quot;find /xraid2-2/g454/run_new_pipeline -name &quot; &amp; [.I131]" office:value-type="string" office:string-value="find /xraid2-2/g454/run_new_pipeline -name clust_gast_ill_20140919_lane_6_A.sh.gz">
            <text:p>find /xraid2-2/g454/run_new_pipeline -name clust_gast_ill_20140919_lane_6_A.sh.gz</text:p>
          </table:table-cell>
          <table:table-cell table:formula="of:=&quot;cd &quot; &amp; [.M131] &amp; &quot;/reads_overlap; gunzip *.fa.unique.gz&quot;" office:value-type="string" office:string-value="cd /xraid2-2/g454/run_new_pipeline/illumina/20140919/lane_6_A/analysis/reads_overlap; gunzip *.fa.unique.gz">
            <text:p>cd /xraid2-2/g454/run_new_pipeline/illumina/20140919/lane_6_A/analysis/reads_overlap; gunzip *.fa.unique.gz</text:p>
          </table:table-cell>
          <table:table-cell office:value-type="string">
            <text:p>/xraid2-2/g454/run_new_pipeline/illumina/20140919/lane_6_A/analysis/reads_overlap</text:p>
          </table:table-cell>
          <table:table-cell office:value-type="string">
            <text:p>/xraid2-2/g454/run_new_pipeline/illumina/20140919/lane_6_A/analysis</text:p>
          </table:table-cell>
          <table:table-cell office:value-type="string">
            <text:p>gast_119</text:p>
          </table:table-cell>
          <table:table-cell table:style-name="ce2" table:formula="of:=&quot;cd &quot; &amp; [.M131] &amp; &quot;; mv gast gast_0&quot;" office:value-type="string" office:string-value="cd /xraid2-2/g454/run_new_pipeline/illumina/20140919/lane_6_A/analysis; mv gast gast_0">
            <text:p>cd /xraid2-2/g454/run_new_pipeline/illumina/20140919/lane_6_A/analysis; mv gast gast_0</text:p>
          </table:table-cell>
          <table:table-cell table:style-name="ce2" table:formula="of:=&quot;cd &quot; &amp; [.M131] &amp; &quot;; mkdir gast&quot;" office:value-type="string" office:string-value="cd /xraid2-2/g454/run_new_pipeline/illumina/20140919/lane_6_A/analysis; mkdir gast">
            <text:p>cd /xraid2-2/g454/run_new_pipeline/illumina/20140919/lane_6_A/analysis; mkdir gast</text:p>
          </table:table-cell>
          <table:table-cell table:formula="of:=&quot;cd &quot; &amp; [.M131] &amp;&quot;/gast_0; cp &quot; &amp; [.I131] &amp; &quot; ../gast/&quot;" office:value-type="string" office:string-value="cd /xraid2-2/g454/run_new_pipeline/illumina/20140919/lane_6_A/analysis/gast_0; cp clust_gast_ill_20140919_lane_6_A.sh.gz ../gast/">
            <text:p>cd /xraid2-2/g454/run_new_pipeline/illumina/20140919/lane_6_A/analysis/gast_0; cp clust_gast_ill_20140919_lane_6_A.sh.gz ../gast/</text:p>
          </table:table-cell>
          <table:table-cell table:formula="of:=&quot;cd &quot; &amp; [.M131] &amp;&quot;/gast_0; cp filenames.list* ../gast/&quot;" office:value-type="string" office:string-value="cd /xraid2-2/g454/run_new_pipeline/illumina/20140919/lane_6_A/analysis/gast_0; cp filenames.list* ../gast/">
            <text:p>cd /xraid2-2/g454/run_new_pipeline/illumina/20140919/lane_6_A/analysis/gast_0; cp filenames.list* ../gast/</text:p>
          </table:table-cell>
          <table:table-cell table:formula="of:=&quot;cd &quot; &amp; [.M131] &amp;&quot;/gast; gunzip *&quot;" office:value-type="string" office:string-value="cd /xraid2-2/g454/run_new_pipeline/illumina/20140919/lane_6_A/analysis/gast; gunzip *">
            <text:p>cd /xraid2-2/g454/run_new_pipeline/illumina/20140919/lane_6_A/analysis/gast; gunzip *</text:p>
          </table:table-cell>
          <table:table-cell office:value-type="string">
            <text:p>clust_gast_ill_20140919_lane_6_A.sh</text:p>
          </table:table-cell>
          <table:table-cell table:formula="of:=&quot;cd &quot; &amp; [.M131] &amp;&quot;/gast; qsub &quot; &amp; [.T131] &amp; &quot;; check_cluster.py; mail_done&quot;" office:value-type="string" office:string-value="cd /xraid2-2/g454/run_new_pipeline/illumina/20140919/lane_6_A/analysis/gast; qsub clust_gast_ill_20140919_lane_6_A.sh; check_cluster.py; mail_done">
            <text:p>cd /xraid2-2/g454/run_new_pipeline/illumina/20140919/lane_6_A/analysis/gast; qsub clust_gast_ill_20140919_lane_6_A.sh; check_cluster.py; mail_done</text:p>
          </table:table-cell>
          <table:table-cell table:number-columns-repeated="3"/>
        </table:table-row>
        <table:table-row table:style-name="ro1">
          <table:table-cell office:value-type="float" office:value="20140919">
            <text:p>20140919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Jan 28 2016</text:p>
          </table:table-cell>
          <table:table-cell office:value-type="string">
            <text:p>clust_gast_ill__xraid2-2_g454_run_new_pipeline_illumina_20140919_lane_6_B_analysis_reads_overlap.sh.gz</text:p>
          </table:table-cell>
          <table:table-cell table:formula="of:=&quot;find /xraid2-2/g454/run_new_pipeline -name &quot; &amp; [.I132]" office:value-type="string" office:string-value="find /xraid2-2/g454/run_new_pipeline -name clust_gast_ill__xraid2-2_g454_run_new_pipeline_illumina_20140919_lane_6_B_analysis_reads_overlap.sh.gz">
            <text:p>find /xraid2-2/g454/run_new_pipeline -name clust_gast_ill__xraid2-2_g454_run_new_pipeline_illumina_20140919_lane_6_B_analysis_reads_overlap.sh.gz</text:p>
          </table:table-cell>
          <table:table-cell table:formula="of:=&quot;cd &quot; &amp; [.M132] &amp; &quot;/reads_overlap; gunzip *.fa.unique.gz&quot;" office:value-type="string" office:string-value="cd /xraid2-2/g454/run_new_pipeline/illumina/20140919/lane_6_B/analysis/reads_overlap; gunzip *.fa.unique.gz">
            <text:p>cd /xraid2-2/g454/run_new_pipeline/illumina/20140919/lane_6_B/analysis/reads_overlap; gunzip *.fa.unique.gz</text:p>
          </table:table-cell>
          <table:table-cell office:value-type="string">
            <text:p>/xraid2-2/g454/run_new_pipeline/illumina/20140919/lane_6_B/analysis</text:p>
          </table:table-cell>
          <table:table-cell office:value-type="string">
            <text:p>/xraid2-2/g454/run_new_pipeline/illumina/20140919/lane_6_B/analysis</text:p>
          </table:table-cell>
          <table:table-cell office:value-type="string">
            <text:p>gast</text:p>
          </table:table-cell>
          <table:table-cell table:style-name="ce2" table:formula="of:=&quot;cd &quot; &amp; [.M132] &amp; &quot;; mv gast gast_0&quot;" office:value-type="string" office:string-value="cd /xraid2-2/g454/run_new_pipeline/illumina/20140919/lane_6_B/analysis; mv gast gast_0">
            <text:p>cd /xraid2-2/g454/run_new_pipeline/illumina/20140919/lane_6_B/analysis; mv gast gast_0</text:p>
          </table:table-cell>
          <table:table-cell table:style-name="ce2" table:formula="of:=&quot;cd &quot; &amp; [.M132] &amp; &quot;; mkdir gast&quot;" office:value-type="string" office:string-value="cd /xraid2-2/g454/run_new_pipeline/illumina/20140919/lane_6_B/analysis; mkdir gast">
            <text:p>cd /xraid2-2/g454/run_new_pipeline/illumina/20140919/lane_6_B/analysis; mkdir gast</text:p>
          </table:table-cell>
          <table:table-cell table:formula="of:=&quot;cd &quot; &amp; [.M132] &amp;&quot;/gast_0; cp &quot; &amp; [.I132] &amp; &quot; ../gast/&quot;" office:value-type="string" office:string-value="cd /xraid2-2/g454/run_new_pipeline/illumina/20140919/lane_6_B/analysis/gast_0; cp clust_gast_ill__xraid2-2_g454_run_new_pipeline_illumina_20140919_lane_6_B_analysis_reads_overlap.sh.gz ../gast/">
            <text:p>cd /xraid2-2/g454/run_new_pipeline/illumina/20140919/lane_6_B/analysis/gast_0; cp clust_gast_ill__xraid2-2_g454_run_new_pipeline_illumina_20140919_lane_6_B_analysis_reads_overlap.sh.gz ../gast/</text:p>
          </table:table-cell>
          <table:table-cell table:formula="of:=&quot;cd &quot; &amp; [.M132] &amp;&quot;/gast_0; cp filenames.list* ../gast/&quot;" office:value-type="string" office:string-value="cd /xraid2-2/g454/run_new_pipeline/illumina/20140919/lane_6_B/analysis/gast_0; cp filenames.list* ../gast/">
            <text:p>cd /xraid2-2/g454/run_new_pipeline/illumina/20140919/lane_6_B/analysis/gast_0; cp filenames.list* ../gast/</text:p>
          </table:table-cell>
          <table:table-cell table:formula="of:=&quot;cd &quot; &amp; [.M132] &amp;&quot;/gast; gunzip *&quot;" office:value-type="string" office:string-value="cd /xraid2-2/g454/run_new_pipeline/illumina/20140919/lane_6_B/analysis/gast; gunzip *">
            <text:p>cd /xraid2-2/g454/run_new_pipeline/illumina/20140919/lane_6_B/analysis/gast; gunzip *</text:p>
          </table:table-cell>
          <table:table-cell office:value-type="string">
            <text:p>clust_gast_ill__xraid2-2_g454_run_new_pipeline_illumina_20140919_lane_6_B_analysis_reads_overlap.sh</text:p>
          </table:table-cell>
          <table:table-cell table:formula="of:=&quot;cd &quot; &amp; [.M132] &amp;&quot;/gast; qsub &quot; &amp; [.T132] &amp; &quot;; check_cluster.py; mail_done&quot;" office:value-type="string" office:string-value="cd /xraid2-2/g454/run_new_pipeline/illumina/20140919/lane_6_B/analysis/gast; qsub clust_gast_ill__xraid2-2_g454_run_new_pipeline_illumina_20140919_lane_6_B_analysis_reads_overlap.sh; check_cluster.py; mail_done">
            <text:p>cd /xraid2-2/g454/run_new_pipeline/illumina/20140919/lane_6_B/analysis/gast; qsub clust_gast_ill__xraid2-2_g454_run_new_pipeline_illumina_20140919_lane_6_B_analysis_reads_overlap.sh; check_cluster.py; mail_done</text:p>
          </table:table-cell>
          <table:table-cell table:number-columns-repeated="3"/>
        </table:table-row>
        <table:table-row table:style-name="ro1" table:visibility="filter">
          <table:table-cell office:value-type="float" office:value="20141010">
            <text:p>201410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9 2015</text:p>
          </table:table-cell>
          <table:table-cell office:value-type="string">
            <text:p>clust_gast_ill_20141010_lane_1_B.sh.gz</text:p>
          </table:table-cell>
          <table:table-cell table:formula="of:=&quot;find /xraid2-2/g454/run_new_pipeline -name &quot; &amp; [.I133]" office:value-type="string" office:string-value="find /xraid2-2/g454/run_new_pipeline -name clust_gast_ill_20141010_lane_1_B.sh.gz">
            <text:p>find /xraid2-2/g454/run_new_pipeline -name clust_gast_ill_2014101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024">
            <text:p>2014102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15 2015</text:p>
          </table:table-cell>
          <table:table-cell office:value-type="string">
            <text:p>clust_gast_ill_20141024_lane_1_B.sh.gz</text:p>
          </table:table-cell>
          <table:table-cell table:formula="of:=&quot;find /xraid2-2/g454/run_new_pipeline -name &quot; &amp; [.I134]" office:value-type="string" office:string-value="find /xraid2-2/g454/run_new_pipeline -name clust_gast_ill_20141024_lane_1_B.sh.gz">
            <text:p>find /xraid2-2/g454/run_new_pipeline -name clust_gast_ill_2014102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030">
            <text:p>2014103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5 2015</text:p>
          </table:table-cell>
          <table:table-cell office:value-type="string">
            <text:p>clust_gast_ill_20141030_lane_1_A.sh.gz</text:p>
          </table:table-cell>
          <table:table-cell table:formula="of:=&quot;find /xraid2-2/g454/run_new_pipeline -name &quot; &amp; [.I135]" office:value-type="string" office:string-value="find /xraid2-2/g454/run_new_pipeline -name clust_gast_ill_20141030_lane_1_A.sh.gz">
            <text:p>find /xraid2-2/g454/run_new_pipeline -name clust_gast_ill_20141030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030">
            <text:p>2014103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5 2016</text:p>
          </table:table-cell>
          <table:table-cell office:value-type="string">
            <text:p>clust_gast_ill_20141030_lane_1_A.sh.gz</text:p>
          </table:table-cell>
          <table:table-cell table:formula="of:=&quot;find /xraid2-2/g454/run_new_pipeline -name &quot; &amp; [.I136]" office:value-type="string" office:string-value="find /xraid2-2/g454/run_new_pipeline -name clust_gast_ill_20141030_lane_1_A.sh.gz">
            <text:p>find /xraid2-2/g454/run_new_pipeline -name clust_gast_ill_20141030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030">
            <text:p>2014103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5 2015</text:p>
          </table:table-cell>
          <table:table-cell office:value-type="string">
            <text:p>clust_gast_ill_20141030_lane_1_B.sh.gz</text:p>
          </table:table-cell>
          <table:table-cell table:formula="of:=&quot;find /xraid2-2/g454/run_new_pipeline -name &quot; &amp; [.I137]" office:value-type="string" office:string-value="find /xraid2-2/g454/run_new_pipeline -name clust_gast_ill_20141030_lane_1_B.sh.gz">
            <text:p>find /xraid2-2/g454/run_new_pipeline -name clust_gast_ill_2014103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106">
            <text:p>20141106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9 2015</text:p>
          </table:table-cell>
          <table:table-cell office:value-type="string">
            <text:p>clust_gast_ill_20141106_lane_7_A.sh.gz</text:p>
          </table:table-cell>
          <table:table-cell table:formula="of:=&quot;find /xraid2-2/g454/run_new_pipeline -name &quot; &amp; [.I138]" office:value-type="string" office:string-value="find /xraid2-2/g454/run_new_pipeline -name clust_gast_ill_20141106_lane_7_A.sh.gz">
            <text:p>find /xraid2-2/g454/run_new_pipeline -name clust_gast_ill_20141106_lane_7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106">
            <text:p>20141106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9 2016</text:p>
          </table:table-cell>
          <table:table-cell office:value-type="string">
            <text:p>clust_gast_ill_20141106_lane_7_A.sh.gz</text:p>
          </table:table-cell>
          <table:table-cell table:formula="of:=&quot;find /xraid2-2/g454/run_new_pipeline -name &quot; &amp; [.I139]" office:value-type="string" office:string-value="find /xraid2-2/g454/run_new_pipeline -name clust_gast_ill_20141106_lane_7_A.sh.gz">
            <text:p>find /xraid2-2/g454/run_new_pipeline -name clust_gast_ill_20141106_lane_7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106">
            <text:p>20141106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9 2015</text:p>
          </table:table-cell>
          <table:table-cell office:value-type="string">
            <text:p>clust_gast_ill_20141106_lane_7_B.sh.gz</text:p>
          </table:table-cell>
          <table:table-cell table:formula="of:=&quot;find /xraid2-2/g454/run_new_pipeline -name &quot; &amp; [.I140]" office:value-type="string" office:string-value="find /xraid2-2/g454/run_new_pipeline -name clust_gast_ill_20141106_lane_7_B.sh.gz">
            <text:p>find /xraid2-2/g454/run_new_pipeline -name clust_gast_ill_20141106_lane_7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202">
            <text:p>2014120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5 2015</text:p>
          </table:table-cell>
          <table:table-cell office:value-type="string">
            <text:p>clust_gast_ill_20141202_lane_1_B.sh.gz</text:p>
          </table:table-cell>
          <table:table-cell table:formula="of:=&quot;find /xraid2-2/g454/run_new_pipeline -name &quot; &amp; [.I141]" office:value-type="string" office:string-value="find /xraid2-2/g454/run_new_pipeline -name clust_gast_ill_20141202_lane_1_B.sh.gz">
            <text:p>find /xraid2-2/g454/run_new_pipeline -name clust_gast_ill_2014120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202">
            <text:p>20141202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9 2015</text:p>
          </table:table-cell>
          <table:table-cell office:value-type="string">
            <text:p>clust_gast_ill_20141202_lane_2_B.sh.gz</text:p>
          </table:table-cell>
          <table:table-cell table:formula="of:=&quot;find /xraid2-2/g454/run_new_pipeline -name &quot; &amp; [.I142]" office:value-type="string" office:string-value="find /xraid2-2/g454/run_new_pipeline -name clust_gast_ill_20141202_lane_2_B.sh.gz">
            <text:p>find /xraid2-2/g454/run_new_pipeline -name clust_gast_ill_20141202_lane_2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202">
            <text:p>20141202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9 2015</text:p>
          </table:table-cell>
          <table:table-cell office:value-type="string">
            <text:p>clust_gast_ill_20141202_lane_3_B.sh.gz</text:p>
          </table:table-cell>
          <table:table-cell table:formula="of:=&quot;find /xraid2-2/g454/run_new_pipeline -name &quot; &amp; [.I143]" office:value-type="string" office:string-value="find /xraid2-2/g454/run_new_pipeline -name clust_gast_ill_20141202_lane_3_B.sh.gz">
            <text:p>find /xraid2-2/g454/run_new_pipeline -name clust_gast_ill_20141202_lane_3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41218">
            <text:p>2014121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5 2015</text:p>
          </table:table-cell>
          <table:table-cell office:value-type="string">
            <text:p>clust_gast_ill_20141218_lane_1_B.sh.gz</text:p>
          </table:table-cell>
          <table:table-cell table:formula="of:=&quot;find /xraid2-2/g454/run_new_pipeline -name &quot; &amp; [.I144]" office:value-type="string" office:string-value="find /xraid2-2/g454/run_new_pipeline -name clust_gast_ill_20141218_lane_1_B.sh.gz">
            <text:p>find /xraid2-2/g454/run_new_pipeline -name clust_gast_ill_20141218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107">
            <text:p>201501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5 2015</text:p>
          </table:table-cell>
          <table:table-cell office:value-type="string">
            <text:p>clust_gast_ill_20150107_lane_1_B.sh.gz</text:p>
          </table:table-cell>
          <table:table-cell table:formula="of:=&quot;find /xraid2-2/g454/run_new_pipeline -name &quot; &amp; [.I145]" office:value-type="string" office:string-value="find /xraid2-2/g454/run_new_pipeline -name clust_gast_ill_20150107_lane_1_B.sh.gz">
            <text:p>find /xraid2-2/g454/run_new_pipeline -name clust_gast_ill_20150107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121">
            <text:p>2015012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5 2015</text:p>
          </table:table-cell>
          <table:table-cell office:value-type="string">
            <text:p>clust_gast_ill_20150121_lane_1_B.sh.gz</text:p>
          </table:table-cell>
          <table:table-cell table:formula="of:=&quot;find /xraid2-2/g454/run_new_pipeline -name &quot; &amp; [.I146]" office:value-type="string" office:string-value="find /xraid2-2/g454/run_new_pipeline -name clust_gast_ill_20150121_lane_1_B.sh.gz">
            <text:p>find /xraid2-2/g454/run_new_pipeline -name clust_gast_ill_2015012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121">
            <text:p>20150121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7 2015</text:p>
          </table:table-cell>
          <table:table-cell office:value-type="string">
            <text:p>clust_gast_ill_20150121_lane_1_E.sh.gz</text:p>
          </table:table-cell>
          <table:table-cell table:formula="of:=&quot;find /xraid2-2/g454/run_new_pipeline -name &quot; &amp; [.I147]" office:value-type="string" office:string-value="find /xraid2-2/g454/run_new_pipeline -name clust_gast_ill_20150121_lane_1_E.sh.gz">
            <text:p>find /xraid2-2/g454/run_new_pipeline -name clust_gast_ill_20150121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130">
            <text:p>2015013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7 2015</text:p>
          </table:table-cell>
          <table:table-cell office:value-type="string">
            <text:p>clust_gast_ill_20150130_lane_1_B.sh.gz</text:p>
          </table:table-cell>
          <table:table-cell table:formula="of:=&quot;find /xraid2-2/g454/run_new_pipeline -name &quot; &amp; [.I148]" office:value-type="string" office:string-value="find /xraid2-2/g454/run_new_pipeline -name clust_gast_ill_20150130_lane_1_B.sh.gz">
            <text:p>find /xraid2-2/g454/run_new_pipeline -name clust_gast_ill_2015013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205">
            <text:p>2015020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7 2015</text:p>
          </table:table-cell>
          <table:table-cell office:value-type="string">
            <text:p>clust_gast_ill_20150205_lane_1_A.sh.gz</text:p>
          </table:table-cell>
          <table:table-cell table:formula="of:=&quot;find /xraid2-2/g454/run_new_pipeline -name &quot; &amp; [.I149]" office:value-type="string" office:string-value="find /xraid2-2/g454/run_new_pipeline -name clust_gast_ill_20150205_lane_1_A.sh.gz">
            <text:p>find /xraid2-2/g454/run_new_pipeline -name clust_gast_ill_20150205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205">
            <text:p>2015020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5 2016</text:p>
          </table:table-cell>
          <table:table-cell office:value-type="string">
            <text:p>clust_gast_ill_20150205_lane_1_A.sh.gz</text:p>
          </table:table-cell>
          <table:table-cell table:formula="of:=&quot;find /xraid2-2/g454/run_new_pipeline -name &quot; &amp; [.I150]" office:value-type="string" office:string-value="find /xraid2-2/g454/run_new_pipeline -name clust_gast_ill_20150205_lane_1_A.sh.gz">
            <text:p>find /xraid2-2/g454/run_new_pipeline -name clust_gast_ill_20150205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205">
            <text:p>2015020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7 2015</text:p>
          </table:table-cell>
          <table:table-cell office:value-type="string">
            <text:p>clust_gast_ill_20150205_lane_1_B.sh.gz</text:p>
          </table:table-cell>
          <table:table-cell table:formula="of:=&quot;find /xraid2-2/g454/run_new_pipeline -name &quot; &amp; [.I151]" office:value-type="string" office:string-value="find /xraid2-2/g454/run_new_pipeline -name clust_gast_ill_20150205_lane_1_B.sh.gz">
            <text:p>find /xraid2-2/g454/run_new_pipeline -name clust_gast_ill_2015020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218">
            <text:p>20150218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17 2015</text:p>
          </table:table-cell>
          <table:table-cell office:value-type="string">
            <text:p>clust_gast_ill_20150218_lane_1_A.sh.gz</text:p>
          </table:table-cell>
          <table:table-cell table:formula="of:=&quot;find /xraid2-2/g454/run_new_pipeline -name &quot; &amp; [.I152]" office:value-type="string" office:string-value="find /xraid2-2/g454/run_new_pipeline -name clust_gast_ill_20150218_lane_1_A.sh.gz">
            <text:p>find /xraid2-2/g454/run_new_pipeline -name clust_gast_ill_20150218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218">
            <text:p>20150218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Feb 25 2016</text:p>
          </table:table-cell>
          <table:table-cell office:value-type="string">
            <text:p>clust_gast_ill_20150218_lane_1_A.sh.gz</text:p>
          </table:table-cell>
          <table:table-cell table:formula="of:=&quot;find /xraid2-2/g454/run_new_pipeline -name &quot; &amp; [.I153]" office:value-type="string" office:string-value="find /xraid2-2/g454/run_new_pipeline -name clust_gast_ill_20150218_lane_1_A.sh.gz">
            <text:p>find /xraid2-2/g454/run_new_pipeline -name clust_gast_ill_20150218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218">
            <text:p>2015021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7 2015</text:p>
          </table:table-cell>
          <table:table-cell office:value-type="string">
            <text:p>clust_gast_ill_20150218_lane_1_B.sh.gz</text:p>
          </table:table-cell>
          <table:table-cell table:formula="of:=&quot;find /xraid2-2/g454/run_new_pipeline -name &quot; &amp; [.I154]" office:value-type="string" office:string-value="find /xraid2-2/g454/run_new_pipeline -name clust_gast_ill_20150218_lane_1_B.sh.gz">
            <text:p>find /xraid2-2/g454/run_new_pipeline -name clust_gast_ill_20150218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223">
            <text:p>201502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7 2015</text:p>
          </table:table-cell>
          <table:table-cell office:value-type="string">
            <text:p>clust_gast_ill_20150223_lane_1_B.sh.gz</text:p>
          </table:table-cell>
          <table:table-cell table:formula="of:=&quot;find /xraid2-2/g454/run_new_pipeline -name &quot; &amp; [.I155]" office:value-type="string" office:string-value="find /xraid2-2/g454/run_new_pipeline -name clust_gast_ill_20150223_lane_1_B.sh.gz">
            <text:p>find /xraid2-2/g454/run_new_pipeline -name clust_gast_ill_20150223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227">
            <text:p>20150227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9 2015</text:p>
          </table:table-cell>
          <table:table-cell office:value-type="string">
            <text:p>clust_gast_ill_20150227_lane_6_B.sh.gz</text:p>
          </table:table-cell>
          <table:table-cell table:formula="of:=&quot;find /xraid2-2/g454/run_new_pipeline -name &quot; &amp; [.I156]" office:value-type="string" office:string-value="find /xraid2-2/g454/run_new_pipeline -name clust_gast_ill_20150227_lane_6_B.sh.gz">
            <text:p>find /xraid2-2/g454/run_new_pipeline -name clust_gast_ill_20150227_lane_6_B.sh.gz</text:p>
          </table:table-cell>
          <table:table-cell table:number-columns-repeated="14"/>
        </table:table-row>
        <table:table-row table:style-name="ro1">
          <table:table-cell office:value-type="float" office:value="20150227">
            <text:p>20150227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9 2015</text:p>
          </table:table-cell>
          <table:table-cell office:value-type="string">
            <text:p>clust_gast_ill_20150227_lane_8_A.sh.gz</text:p>
          </table:table-cell>
          <table:table-cell table:formula="of:=&quot;find /xraid2-2/g454/run_new_pipeline -name &quot; &amp; [.I157]" office:value-type="string" office:string-value="find /xraid2-2/g454/run_new_pipeline -name clust_gast_ill_20150227_lane_8_A.sh.gz">
            <text:p>find /xraid2-2/g454/run_new_pipeline -name clust_gast_ill_20150227_lane_8_A.sh.gz</text:p>
          </table:table-cell>
          <table:table-cell table:formula="of:=&quot;cd &quot; &amp; [.M157] &amp; &quot;/reads_overlap; gunzip *.fa.unique.gz&quot;" office:value-type="string" office:string-value="cd /xraid2-2/g454/run_new_pipeline/illumina/20150227/lane_8_A/analysis/reads_overlap; gunzip *.fa.unique.gz">
            <text:p>cd /xraid2-2/g454/run_new_pipeline/illumina/20150227/lane_8_A/analysis/reads_overlap; gunzip *.fa.unique.gz</text:p>
          </table:table-cell>
          <table:table-cell office:value-type="string">
            <text:p>/xraid2-2/g454/run_new_pipeline/illumina/20150227/lane_8_A/analysis/reads_overlap</text:p>
          </table:table-cell>
          <table:table-cell office:value-type="string">
            <text:p>/xraid2-2/g454/run_new_pipeline/illumina/20150227/lane_8_A/analysis</text:p>
          </table:table-cell>
          <table:table-cell office:value-type="string">
            <text:p>gast_119</text:p>
          </table:table-cell>
          <table:table-cell table:style-name="ce2" table:formula="of:=&quot;cd &quot; &amp; [.M157] &amp; &quot;; mv gast gast_0&quot;" office:value-type="string" office:string-value="cd /xraid2-2/g454/run_new_pipeline/illumina/20150227/lane_8_A/analysis; mv gast gast_0">
            <text:p>cd /xraid2-2/g454/run_new_pipeline/illumina/20150227/lane_8_A/analysis; mv gast gast_0</text:p>
          </table:table-cell>
          <table:table-cell table:style-name="ce2" table:formula="of:=&quot;cd &quot; &amp; [.M157] &amp; &quot;; mkdir gast&quot;" office:value-type="string" office:string-value="cd /xraid2-2/g454/run_new_pipeline/illumina/20150227/lane_8_A/analysis; mkdir gast">
            <text:p>cd /xraid2-2/g454/run_new_pipeline/illumina/20150227/lane_8_A/analysis; mkdir gast</text:p>
          </table:table-cell>
          <table:table-cell table:formula="of:=&quot;cd &quot; &amp; [.M157] &amp;&quot;/gast_0; cp &quot; &amp; [.I157] &amp; &quot; ../gast/&quot;" office:value-type="string" office:string-value="cd /xraid2-2/g454/run_new_pipeline/illumina/20150227/lane_8_A/analysis/gast_0; cp clust_gast_ill_20150227_lane_8_A.sh.gz ../gast/">
            <text:p>cd /xraid2-2/g454/run_new_pipeline/illumina/20150227/lane_8_A/analysis/gast_0; cp clust_gast_ill_20150227_lane_8_A.sh.gz ../gast/</text:p>
          </table:table-cell>
          <table:table-cell table:formula="of:=&quot;cd &quot; &amp; [.M157] &amp;&quot;/gast_0; cp filenames.list* ../gast/&quot;" office:value-type="string" office:string-value="cd /xraid2-2/g454/run_new_pipeline/illumina/20150227/lane_8_A/analysis/gast_0; cp filenames.list* ../gast/">
            <text:p>cd /xraid2-2/g454/run_new_pipeline/illumina/20150227/lane_8_A/analysis/gast_0; cp filenames.list* ../gast/</text:p>
          </table:table-cell>
          <table:table-cell table:formula="of:=&quot;cd &quot; &amp; [.M157] &amp;&quot;/gast; gunzip *&quot;" office:value-type="string" office:string-value="cd /xraid2-2/g454/run_new_pipeline/illumina/20150227/lane_8_A/analysis/gast; gunzip *">
            <text:p>cd /xraid2-2/g454/run_new_pipeline/illumina/20150227/lane_8_A/analysis/gast; gunzip *</text:p>
          </table:table-cell>
          <table:table-cell office:value-type="string">
            <text:p>clust_gast_ill_20150227_lane_8_A.sh</text:p>
          </table:table-cell>
          <table:table-cell table:formula="of:=&quot;cd &quot; &amp; [.M157] &amp;&quot;/gast; qsub &quot; &amp; [.T157] &amp; &quot;; check_cluster.py; mail_done&quot;" office:value-type="string" office:string-value="cd /xraid2-2/g454/run_new_pipeline/illumina/20150227/lane_8_A/analysis/gast; qsub clust_gast_ill_20150227_lane_8_A.sh; check_cluster.py; mail_done">
            <text:p>cd /xraid2-2/g454/run_new_pipeline/illumina/20150227/lane_8_A/analysis/gast; qsub clust_gast_ill_20150227_lane_8_A.sh; check_cluster.py; mail_done</text:p>
          </table:table-cell>
          <table:table-cell table:number-columns-repeated="3"/>
        </table:table-row>
        <table:table-row table:style-name="ro1">
          <table:table-cell office:value-type="float" office:value="20150227">
            <text:p>20150227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Feb 29 2016</text:p>
          </table:table-cell>
          <table:table-cell office:value-type="string">
            <text:p>clust_gast_ill_20150227_lane_8_A.sh.gz</text:p>
          </table:table-cell>
          <table:table-cell table:formula="of:=&quot;find /xraid2-2/g454/run_new_pipeline -name &quot; &amp; [.I158]" office:value-type="string" office:string-value="find /xraid2-2/g454/run_new_pipeline -name clust_gast_ill_20150227_lane_8_A.sh.gz">
            <text:p>find /xraid2-2/g454/run_new_pipeline -name clust_gast_ill_20150227_lane_8_A.sh.gz</text:p>
          </table:table-cell>
          <table:table-cell table:formula="of:=&quot;cd &quot; &amp; [.M158] &amp; &quot;/reads_overlap; gunzip *.fa.unique.gz&quot;" office:value-type="string" office:string-value="cd /xraid2-2/g454/run_new_pipeline/illumina/20150227/lane_8_A/analysis/reads_overlap; gunzip *.fa.unique.gz">
            <text:p>cd /xraid2-2/g454/run_new_pipeline/illumina/20150227/lane_8_A/analysis/reads_overlap; gunzip *.fa.unique.gz</text:p>
          </table:table-cell>
          <table:table-cell office:value-type="string">
            <text:p>/xraid2-2/g454/run_new_pipeline/illumina/20150227/lane_8_A/analysis/reads_overlap</text:p>
          </table:table-cell>
          <table:table-cell office:value-type="string">
            <text:p>/xraid2-2/g454/run_new_pipeline/illumina/20150227/lane_8_A/analysis</text:p>
          </table:table-cell>
          <table:table-cell office:value-type="string">
            <text:p>gast_119</text:p>
          </table:table-cell>
          <table:table-cell table:style-name="ce2" table:formula="of:=&quot;cd &quot; &amp; [.M158] &amp; &quot;; mv gast gast_0&quot;" office:value-type="string" office:string-value="cd /xraid2-2/g454/run_new_pipeline/illumina/20150227/lane_8_A/analysis; mv gast gast_0">
            <text:p>cd /xraid2-2/g454/run_new_pipeline/illumina/20150227/lane_8_A/analysis; mv gast gast_0</text:p>
          </table:table-cell>
          <table:table-cell table:style-name="ce2" table:formula="of:=&quot;cd &quot; &amp; [.M158] &amp; &quot;; mkdir gast&quot;" office:value-type="string" office:string-value="cd /xraid2-2/g454/run_new_pipeline/illumina/20150227/lane_8_A/analysis; mkdir gast">
            <text:p>cd /xraid2-2/g454/run_new_pipeline/illumina/20150227/lane_8_A/analysis; mkdir gast</text:p>
          </table:table-cell>
          <table:table-cell table:formula="of:=&quot;cd &quot; &amp; [.M158] &amp;&quot;/gast_0; cp &quot; &amp; [.I158] &amp; &quot; ../gast/&quot;" office:value-type="string" office:string-value="cd /xraid2-2/g454/run_new_pipeline/illumina/20150227/lane_8_A/analysis/gast_0; cp clust_gast_ill_20150227_lane_8_A.sh.gz ../gast/">
            <text:p>cd /xraid2-2/g454/run_new_pipeline/illumina/20150227/lane_8_A/analysis/gast_0; cp clust_gast_ill_20150227_lane_8_A.sh.gz ../gast/</text:p>
          </table:table-cell>
          <table:table-cell table:formula="of:=&quot;cd &quot; &amp; [.M158] &amp;&quot;/gast_0; cp filenames.list* ../gast/&quot;" office:value-type="string" office:string-value="cd /xraid2-2/g454/run_new_pipeline/illumina/20150227/lane_8_A/analysis/gast_0; cp filenames.list* ../gast/">
            <text:p>cd /xraid2-2/g454/run_new_pipeline/illumina/20150227/lane_8_A/analysis/gast_0; cp filenames.list* ../gast/</text:p>
          </table:table-cell>
          <table:table-cell table:formula="of:=&quot;cd &quot; &amp; [.M158] &amp;&quot;/gast; gunzip *&quot;" office:value-type="string" office:string-value="cd /xraid2-2/g454/run_new_pipeline/illumina/20150227/lane_8_A/analysis/gast; gunzip *">
            <text:p>cd /xraid2-2/g454/run_new_pipeline/illumina/20150227/lane_8_A/analysis/gast; gunzip *</text:p>
          </table:table-cell>
          <table:table-cell office:value-type="string">
            <text:p>clust_gast_ill_20150227_lane_8_A.sh</text:p>
          </table:table-cell>
          <table:table-cell table:formula="of:=&quot;cd &quot; &amp; [.M158] &amp;&quot;/gast; qsub &quot; &amp; [.T158] &amp; &quot;; check_cluster.py; mail_done&quot;" office:value-type="string" office:string-value="cd /xraid2-2/g454/run_new_pipeline/illumina/20150227/lane_8_A/analysis/gast; qsub clust_gast_ill_20150227_lane_8_A.sh; check_cluster.py; mail_done">
            <text:p>cd /xraid2-2/g454/run_new_pipeline/illumina/20150227/lane_8_A/analysis/gast; qsub clust_gast_ill_20150227_lane_8_A.sh; check_cluster.py; mail_done</text:p>
          </table:table-cell>
          <table:table-cell table:number-columns-repeated="3"/>
        </table:table-row>
        <table:table-row table:style-name="ro1">
          <table:table-cell office:value-type="float" office:value="20150227">
            <text:p>20150227</text:p>
          </table:table-cell>
          <table:table-cell office:value-type="float" office:value="8">
            <text:p>8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9 2015</text:p>
          </table:table-cell>
          <table:table-cell office:value-type="string">
            <text:p>clust_gast_ill_20150227_lane_8_B.sh.gz</text:p>
          </table:table-cell>
          <table:table-cell table:formula="of:=&quot;find /xraid2-2/g454/run_new_pipeline -name &quot; &amp; [.I159]" office:value-type="string" office:string-value="find /xraid2-2/g454/run_new_pipeline -name clust_gast_ill_20150227_lane_8_B.sh.gz">
            <text:p>find /xraid2-2/g454/run_new_pipeline -name clust_gast_ill_20150227_lane_8_B.sh.gz</text:p>
          </table:table-cell>
          <table:table-cell table:formula="of:=&quot;cd &quot; &amp; [.M159] &amp; &quot;/reads_overlap; gunzip *.fa.unique.gz&quot;" office:value-type="string" office:string-value="cd /xraid2-2/g454/run_new_pipeline/illumina/20150227/lane_8_B/analysis/reads_overlap; gunzip *.fa.unique.gz">
            <text:p>cd /xraid2-2/g454/run_new_pipeline/illumina/20150227/lane_8_B/analysis/reads_overlap; gunzip *.fa.unique.gz</text:p>
          </table:table-cell>
          <table:table-cell office:value-type="string">
            <text:p>/xraid2-2/g454/run_new_pipeline/illumina/20150227/lane_8_B/analysis/reads_overlap</text:p>
          </table:table-cell>
          <table:table-cell office:value-type="string">
            <text:p>/xraid2-2/g454/run_new_pipeline/illumina/20150227/lane_8_B/analysis</text:p>
          </table:table-cell>
          <table:table-cell office:value-type="string">
            <text:p>gast_119</text:p>
          </table:table-cell>
          <table:table-cell table:style-name="ce2" table:formula="of:=&quot;cd &quot; &amp; [.M159] &amp; &quot;; mv gast gast_0&quot;" office:value-type="string" office:string-value="cd /xraid2-2/g454/run_new_pipeline/illumina/20150227/lane_8_B/analysis; mv gast gast_0">
            <text:p>cd /xraid2-2/g454/run_new_pipeline/illumina/20150227/lane_8_B/analysis; mv gast gast_0</text:p>
          </table:table-cell>
          <table:table-cell table:style-name="ce2" table:formula="of:=&quot;cd &quot; &amp; [.M159] &amp; &quot;; mkdir gast&quot;" office:value-type="string" office:string-value="cd /xraid2-2/g454/run_new_pipeline/illumina/20150227/lane_8_B/analysis; mkdir gast">
            <text:p>cd /xraid2-2/g454/run_new_pipeline/illumina/20150227/lane_8_B/analysis; mkdir gast</text:p>
          </table:table-cell>
          <table:table-cell table:formula="of:=&quot;cd &quot; &amp; [.M159] &amp;&quot;/gast_0; cp &quot; &amp; [.I159] &amp; &quot; ../gast/&quot;" office:value-type="string" office:string-value="cd /xraid2-2/g454/run_new_pipeline/illumina/20150227/lane_8_B/analysis/gast_0; cp clust_gast_ill_20150227_lane_8_B.sh.gz ../gast/">
            <text:p>cd /xraid2-2/g454/run_new_pipeline/illumina/20150227/lane_8_B/analysis/gast_0; cp clust_gast_ill_20150227_lane_8_B.sh.gz ../gast/</text:p>
          </table:table-cell>
          <table:table-cell table:formula="of:=&quot;cd &quot; &amp; [.M159] &amp;&quot;/gast_0; cp filenames.list* ../gast/&quot;" office:value-type="string" office:string-value="cd /xraid2-2/g454/run_new_pipeline/illumina/20150227/lane_8_B/analysis/gast_0; cp filenames.list* ../gast/">
            <text:p>cd /xraid2-2/g454/run_new_pipeline/illumina/20150227/lane_8_B/analysis/gast_0; cp filenames.list* ../gast/</text:p>
          </table:table-cell>
          <table:table-cell table:formula="of:=&quot;cd &quot; &amp; [.M159] &amp;&quot;/gast; gunzip *&quot;" office:value-type="string" office:string-value="cd /xraid2-2/g454/run_new_pipeline/illumina/20150227/lane_8_B/analysis/gast; gunzip *">
            <text:p>cd /xraid2-2/g454/run_new_pipeline/illumina/20150227/lane_8_B/analysis/gast; gunzip *</text:p>
          </table:table-cell>
          <table:table-cell office:value-type="string">
            <text:p>clust_gast_ill_20150227_lane_8_B.sh</text:p>
          </table:table-cell>
          <table:table-cell table:formula="of:=&quot;cd &quot; &amp; [.M159] &amp;&quot;/gast; qsub &quot; &amp; [.T159] &amp; &quot;; check_cluster.py; mail_done&quot;" office:value-type="string" office:string-value="cd /xraid2-2/g454/run_new_pipeline/illumina/20150227/lane_8_B/analysis/gast; qsub clust_gast_ill_20150227_lane_8_B.sh; check_cluster.py; mail_done">
            <text:p>cd /xraid2-2/g454/run_new_pipeline/illumina/20150227/lane_8_B/analysis/gast; qsub clust_gast_ill_20150227_lane_8_B.sh; check_cluster.py; mail_done</text:p>
          </table:table-cell>
          <table:table-cell table:number-columns-repeated="3"/>
        </table:table-row>
        <table:table-row table:style-name="ro1" table:visibility="filter">
          <table:table-cell office:value-type="float" office:value="20150306">
            <text:p>20150306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7 2015</text:p>
          </table:table-cell>
          <table:table-cell office:value-type="string">
            <text:p>clust_gast_ill_20150306_lane_1_A.sh.gz</text:p>
          </table:table-cell>
          <table:table-cell table:formula="of:=&quot;find /xraid2-2/g454/run_new_pipeline -name &quot; &amp; [.I160]" office:value-type="string" office:string-value="find /xraid2-2/g454/run_new_pipeline -name clust_gast_ill_20150306_lane_1_A.sh.gz">
            <text:p>find /xraid2-2/g454/run_new_pipeline -name clust_gast_ill_20150306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306">
            <text:p>20150306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5 2016</text:p>
          </table:table-cell>
          <table:table-cell office:value-type="string">
            <text:p>clust_gast_ill_20150306_lane_1_A.sh.gz</text:p>
          </table:table-cell>
          <table:table-cell table:formula="of:=&quot;find /xraid2-2/g454/run_new_pipeline -name &quot; &amp; [.I161]" office:value-type="string" office:string-value="find /xraid2-2/g454/run_new_pipeline -name clust_gast_ill_20150306_lane_1_A.sh.gz">
            <text:p>find /xraid2-2/g454/run_new_pipeline -name clust_gast_ill_20150306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306">
            <text:p>2015030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7 2015</text:p>
          </table:table-cell>
          <table:table-cell office:value-type="string">
            <text:p>clust_gast_ill_20150306_lane_1_B.sh.gz</text:p>
          </table:table-cell>
          <table:table-cell table:formula="of:=&quot;find /xraid2-2/g454/run_new_pipeline -name &quot; &amp; [.I162]" office:value-type="string" office:string-value="find /xraid2-2/g454/run_new_pipeline -name clust_gast_ill_20150306_lane_1_B.sh.gz">
            <text:p>find /xraid2-2/g454/run_new_pipeline -name clust_gast_ill_20150306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309">
            <text:p>2015030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17 2015</text:p>
          </table:table-cell>
          <table:table-cell office:value-type="string">
            <text:p>clust_gast_ill_20150309_lane_1_B.sh.gz</text:p>
          </table:table-cell>
          <table:table-cell table:formula="of:=&quot;find /xraid2-2/g454/run_new_pipeline -name &quot; &amp; [.I163]" office:value-type="string" office:string-value="find /xraid2-2/g454/run_new_pipeline -name clust_gast_ill_20150309_lane_1_B.sh.gz">
            <text:p>find /xraid2-2/g454/run_new_pipeline -name clust_gast_ill_2015030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331">
            <text:p>2015033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17 2015</text:p>
          </table:table-cell>
          <table:table-cell office:value-type="string">
            <text:p>clust_gast_ill_20150331_lane_1_B.sh.gz</text:p>
          </table:table-cell>
          <table:table-cell table:formula="of:=&quot;find /xraid2-2/g454/run_new_pipeline -name &quot; &amp; [.I164]" office:value-type="string" office:string-value="find /xraid2-2/g454/run_new_pipeline -name clust_gast_ill_20150331_lane_1_B.sh.gz">
            <text:p>find /xraid2-2/g454/run_new_pipeline -name clust_gast_ill_2015033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402">
            <text:p>2015040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8 2015</text:p>
          </table:table-cell>
          <table:table-cell office:value-type="string">
            <text:p>clust_gast_ill_20150402_lane_1_B.sh.gz</text:p>
          </table:table-cell>
          <table:table-cell table:formula="of:=&quot;find /xraid2-2/g454/run_new_pipeline -name &quot; &amp; [.I165]" office:value-type="string" office:string-value="find /xraid2-2/g454/run_new_pipeline -name clust_gast_ill_20150402_lane_1_B.sh.gz">
            <text:p>find /xraid2-2/g454/run_new_pipeline -name clust_gast_ill_2015040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403">
            <text:p>20150403</text:p>
          </table:table-cell>
          <table:table-cell office:value-type="float" office:value="7">
            <text:p>7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9 2015</text:p>
          </table:table-cell>
          <table:table-cell office:value-type="string">
            <text:p>clust_gast_ill_20150403_lane_7_B.sh.gz</text:p>
          </table:table-cell>
          <table:table-cell table:formula="of:=&quot;find /xraid2-2/g454/run_new_pipeline -name &quot; &amp; [.I166]" office:value-type="string" office:string-value="find /xraid2-2/g454/run_new_pipeline -name clust_gast_ill_20150403_lane_7_B.sh.gz">
            <text:p>find /xraid2-2/g454/run_new_pipeline -name clust_gast_ill_20150403_lane_7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415">
            <text:p>2015041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8 2015</text:p>
          </table:table-cell>
          <table:table-cell office:value-type="string">
            <text:p>clust_gast_ill_20150415_lane_1_B.sh.gz</text:p>
          </table:table-cell>
          <table:table-cell table:formula="of:=&quot;find /xraid2-2/g454/run_new_pipeline -name &quot; &amp; [.I167]" office:value-type="string" office:string-value="find /xraid2-2/g454/run_new_pipeline -name clust_gast_ill_20150415_lane_1_B.sh.gz">
            <text:p>find /xraid2-2/g454/run_new_pipeline -name clust_gast_ill_2015041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420">
            <text:p>2015042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8 2015</text:p>
          </table:table-cell>
          <table:table-cell office:value-type="string">
            <text:p>clust_gast_ill_20150420_lane_1_A.sh.gz</text:p>
          </table:table-cell>
          <table:table-cell table:formula="of:=&quot;find /xraid2-2/g454/run_new_pipeline -name &quot; &amp; [.I168]" office:value-type="string" office:string-value="find /xraid2-2/g454/run_new_pipeline -name clust_gast_ill_20150420_lane_1_A.sh.gz">
            <text:p>find /xraid2-2/g454/run_new_pipeline -name clust_gast_ill_20150420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420">
            <text:p>2015042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5 2016</text:p>
          </table:table-cell>
          <table:table-cell office:value-type="string">
            <text:p>clust_gast_ill_20150420_lane_1_A.sh.gz</text:p>
          </table:table-cell>
          <table:table-cell table:formula="of:=&quot;find /xraid2-2/g454/run_new_pipeline -name &quot; &amp; [.I169]" office:value-type="string" office:string-value="find /xraid2-2/g454/run_new_pipeline -name clust_gast_ill_20150420_lane_1_A.sh.gz">
            <text:p>find /xraid2-2/g454/run_new_pipeline -name clust_gast_ill_20150420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420">
            <text:p>201504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8 2015</text:p>
          </table:table-cell>
          <table:table-cell office:value-type="string">
            <text:p>clust_gast_ill_20150420_lane_1_B.sh.gz</text:p>
          </table:table-cell>
          <table:table-cell table:formula="of:=&quot;find /xraid2-2/g454/run_new_pipeline -name &quot; &amp; [.I170]" office:value-type="string" office:string-value="find /xraid2-2/g454/run_new_pipeline -name clust_gast_ill_20150420_lane_1_B.sh.gz">
            <text:p>find /xraid2-2/g454/run_new_pipeline -name clust_gast_ill_2015042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420">
            <text:p>20150420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8 2015</text:p>
          </table:table-cell>
          <table:table-cell office:value-type="string">
            <text:p>clust_gast_ill_20150420_lane_1_E.sh.gz</text:p>
          </table:table-cell>
          <table:table-cell table:formula="of:=&quot;find /xraid2-2/g454/run_new_pipeline -name &quot; &amp; [.I171]" office:value-type="string" office:string-value="find /xraid2-2/g454/run_new_pipeline -name clust_gast_ill_20150420_lane_1_E.sh.gz">
            <text:p>find /xraid2-2/g454/run_new_pipeline -name clust_gast_ill_20150420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430">
            <text:p>2015043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1 2015</text:p>
          </table:table-cell>
          <table:table-cell office:value-type="string">
            <text:p>clust_gast_ill_20150430_lane_1_B.sh.gz</text:p>
          </table:table-cell>
          <table:table-cell table:formula="of:=&quot;find /xraid2-2/g454/run_new_pipeline -name &quot; &amp; [.I172]" office:value-type="string" office:string-value="find /xraid2-2/g454/run_new_pipeline -name clust_gast_ill_20150430_lane_1_B.sh.gz">
            <text:p>find /xraid2-2/g454/run_new_pipeline -name clust_gast_ill_2015043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430">
            <text:p>2015043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string">
            <text:p>Feb 22 2017</text:p>
          </table:table-cell>
          <table:table-cell office:value-type="string">
            <text:p>clust_gast_ill__xraid2-2_g454_run_new_pipeline_nextseq_20150430_lane_1_B_analysis_reads_overlap.sh.gz</text:p>
          </table:table-cell>
          <table:table-cell table:formula="of:=&quot;find /xraid2-2/g454/run_new_pipeline -name &quot; &amp; [.I173]" office:value-type="string" office:string-value="find /xraid2-2/g454/run_new_pipeline -name clust_gast_ill__xraid2-2_g454_run_new_pipeline_nextseq_20150430_lane_1_B_analysis_reads_overlap.sh.gz">
            <text:p>find /xraid2-2/g454/run_new_pipeline -name clust_gast_ill__xraid2-2_g454_run_new_pipeline_nextseq_2015043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505">
            <text:p>2015050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8 2015</text:p>
          </table:table-cell>
          <table:table-cell office:value-type="string">
            <text:p>clust_gast_ill_20150505_lane_1_B.sh.gz</text:p>
          </table:table-cell>
          <table:table-cell table:formula="of:=&quot;find /xraid2-2/g454/run_new_pipeline -name &quot; &amp; [.I174]" office:value-type="string" office:string-value="find /xraid2-2/g454/run_new_pipeline -name clust_gast_ill_20150505_lane_1_B.sh.gz">
            <text:p>find /xraid2-2/g454/run_new_pipeline -name clust_gast_ill_2015050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512">
            <text:p>2015051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9 2015</text:p>
          </table:table-cell>
          <table:table-cell office:value-type="string">
            <text:p>clust_gast_ill_20150512_lane_1_B.sh.gz</text:p>
          </table:table-cell>
          <table:table-cell table:formula="of:=&quot;find /xraid2-2/g454/run_new_pipeline -name &quot; &amp; [.I175]" office:value-type="string" office:string-value="find /xraid2-2/g454/run_new_pipeline -name clust_gast_ill_20150512_lane_1_B.sh.gz">
            <text:p>find /xraid2-2/g454/run_new_pipeline -name clust_gast_ill_2015051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514">
            <text:p>201505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9 2015</text:p>
          </table:table-cell>
          <table:table-cell office:value-type="string">
            <text:p>clust_gast_ill_20150514_lane_1_B.sh.gz</text:p>
          </table:table-cell>
          <table:table-cell table:formula="of:=&quot;find /xraid2-2/g454/run_new_pipeline -name &quot; &amp; [.I176]" office:value-type="string" office:string-value="find /xraid2-2/g454/run_new_pipeline -name clust_gast_ill_20150514_lane_1_B.sh.gz">
            <text:p>find /xraid2-2/g454/run_new_pipeline -name clust_gast_ill_2015051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519">
            <text:p>2015051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9 2015</text:p>
          </table:table-cell>
          <table:table-cell office:value-type="string">
            <text:p>clust_gast_ill_20150519_lane_1_B.sh.gz</text:p>
          </table:table-cell>
          <table:table-cell table:formula="of:=&quot;find /xraid2-2/g454/run_new_pipeline -name &quot; &amp; [.I177]" office:value-type="string" office:string-value="find /xraid2-2/g454/run_new_pipeline -name clust_gast_ill_20150519_lane_1_B.sh.gz">
            <text:p>find /xraid2-2/g454/run_new_pipeline -name clust_gast_ill_2015051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521">
            <text:p>2015052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Dec 19 2015</text:p>
          </table:table-cell>
          <table:table-cell office:value-type="string">
            <text:p>clust_gast_ill_20150521_lane_1_B.sh.gz</text:p>
          </table:table-cell>
          <table:table-cell table:formula="of:=&quot;find /xraid2-2/g454/run_new_pipeline -name &quot; &amp; [.I178]" office:value-type="string" office:string-value="find /xraid2-2/g454/run_new_pipeline -name clust_gast_ill_20150521_lane_1_B.sh.gz">
            <text:p>find /xraid2-2/g454/run_new_pipeline -name clust_gast_ill_2015052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521">
            <text:p>2015052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 office:value-type="string">
            <text:p>yes</text:p>
          </table:table-cell>
          <table:table-cell office:value-type="string">
            <text:p>ashipunova</text:p>
          </table:table-cell>
          <table:table-cell office:value-type="string">
            <text:p>Jun 22 2016</text:p>
          </table:table-cell>
          <table:table-cell office:value-type="string">
            <text:p>clust_gast_ill_20150521_lane_1_B.sh.gz</text:p>
          </table:table-cell>
          <table:table-cell table:formula="of:=&quot;find /xraid2-2/g454/run_new_pipeline -name &quot; &amp; [.I179]" office:value-type="string" office:string-value="find /xraid2-2/g454/run_new_pipeline -name clust_gast_ill_20150521_lane_1_B.sh.gz">
            <text:p>find /xraid2-2/g454/run_new_pipeline -name clust_gast_ill_2015052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527">
            <text:p>2015052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9 2015</text:p>
          </table:table-cell>
          <table:table-cell office:value-type="string">
            <text:p>clust_gast_ill_20150527_lane_1_B.sh.gz</text:p>
          </table:table-cell>
          <table:table-cell table:formula="of:=&quot;find /xraid2-2/g454/run_new_pipeline -name &quot; &amp; [.I180]" office:value-type="string" office:string-value="find /xraid2-2/g454/run_new_pipeline -name clust_gast_ill_20150527_lane_1_B.sh.gz">
            <text:p>find /xraid2-2/g454/run_new_pipeline -name clust_gast_ill_20150527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529">
            <text:p>2015052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1 2015</text:p>
          </table:table-cell>
          <table:table-cell office:value-type="string">
            <text:p>clust_gast_ill_20150529_lane_1_B.sh.gz</text:p>
          </table:table-cell>
          <table:table-cell table:formula="of:=&quot;find /xraid2-2/g454/run_new_pipeline -name &quot; &amp; [.I181]" office:value-type="string" office:string-value="find /xraid2-2/g454/run_new_pipeline -name clust_gast_ill_20150529_lane_1_B.sh.gz">
            <text:p>find /xraid2-2/g454/run_new_pipeline -name clust_gast_ill_2015052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605">
            <text:p>2015060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8 2015</text:p>
          </table:table-cell>
          <table:table-cell office:value-type="string">
            <text:p>clust_gast_ill_20150605_lane_1_A.sh.gz</text:p>
          </table:table-cell>
          <table:table-cell table:formula="of:=&quot;find /xraid2-2/g454/run_new_pipeline -name &quot; &amp; [.I182]" office:value-type="string" office:string-value="find /xraid2-2/g454/run_new_pipeline -name clust_gast_ill_20150605_lane_1_A.sh.gz">
            <text:p>find /xraid2-2/g454/run_new_pipeline -name clust_gast_ill_20150605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605">
            <text:p>2015060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5 2016</text:p>
          </table:table-cell>
          <table:table-cell office:value-type="string">
            <text:p>clust_gast_ill_20150605_lane_1_A.sh.gz</text:p>
          </table:table-cell>
          <table:table-cell table:formula="of:=&quot;find /xraid2-2/g454/run_new_pipeline -name &quot; &amp; [.I183]" office:value-type="string" office:string-value="find /xraid2-2/g454/run_new_pipeline -name clust_gast_ill_20150605_lane_1_A.sh.gz">
            <text:p>find /xraid2-2/g454/run_new_pipeline -name clust_gast_ill_20150605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605">
            <text:p>2015060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9 2015</text:p>
          </table:table-cell>
          <table:table-cell office:value-type="string">
            <text:p>clust_gast_ill_20150605_lane_1_B.sh.gz</text:p>
          </table:table-cell>
          <table:table-cell table:formula="of:=&quot;find /xraid2-2/g454/run_new_pipeline -name &quot; &amp; [.I184]" office:value-type="string" office:string-value="find /xraid2-2/g454/run_new_pipeline -name clust_gast_ill_20150605_lane_1_B.sh.gz">
            <text:p>find /xraid2-2/g454/run_new_pipeline -name clust_gast_ill_2015060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606">
            <text:p>20150606</text:p>
          </table:table-cell>
          <table:table-cell office:value-type="float" office:value="8">
            <text:p>8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h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9 2015</text:p>
          </table:table-cell>
          <table:table-cell office:value-type="string">
            <text:p>clust_gast_ill_20150606_lane_8_B.sh.gz</text:p>
          </table:table-cell>
          <table:table-cell table:formula="of:=&quot;find /xraid2-2/g454/run_new_pipeline -name &quot; &amp; [.I185]" office:value-type="string" office:string-value="find /xraid2-2/g454/run_new_pipeline -name clust_gast_ill_20150606_lane_8_B.sh.gz">
            <text:p>find /xraid2-2/g454/run_new_pipeline -name clust_gast_ill_20150606_lane_8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622">
            <text:p>2015062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ashipunova</text:p>
          </table:table-cell>
          <table:table-cell office:value-type="string">
            <text:p>Dec 9 2015</text:p>
          </table:table-cell>
          <table:table-cell office:value-type="string">
            <text:p>clust_gast_ill_20150622_lane_1_B.sh.gz</text:p>
          </table:table-cell>
          <table:table-cell table:formula="of:=&quot;find /xraid2-2/g454/run_new_pipeline -name &quot; &amp; [.I186]" office:value-type="string" office:string-value="find /xraid2-2/g454/run_new_pipeline -name clust_gast_ill_20150622_lane_1_B.sh.gz">
            <text:p>find /xraid2-2/g454/run_new_pipeline -name clust_gast_ill_2015062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622">
            <text:p>2015062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string">
            <text:p>Feb 22 2017</text:p>
          </table:table-cell>
          <table:table-cell office:value-type="string">
            <text:p>clust_gast_ill__xraid2-2_g454_run_new_pipeline_nextseq_20150622_lane_1_B_analysis_reads_overlap.sh.gz</text:p>
          </table:table-cell>
          <table:table-cell table:formula="of:=&quot;find /xraid2-2/g454/run_new_pipeline -name &quot; &amp; [.I187]" office:value-type="string" office:string-value="find /xraid2-2/g454/run_new_pipeline -name clust_gast_ill__xraid2-2_g454_run_new_pipeline_nextseq_20150622_lane_1_B_analysis_reads_overlap.sh.gz">
            <text:p>find /xraid2-2/g454/run_new_pipeline -name clust_gast_ill__xraid2-2_g454_run_new_pipeline_nextseq_20150622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727">
            <text:p>2015072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9 2015</text:p>
          </table:table-cell>
          <table:table-cell office:value-type="string">
            <text:p>clust_gast_ill_20150727_lane_1_B.sh.gz</text:p>
          </table:table-cell>
          <table:table-cell table:formula="of:=&quot;find /xraid2-2/g454/run_new_pipeline -name &quot; &amp; [.I188]" office:value-type="string" office:string-value="find /xraid2-2/g454/run_new_pipeline -name clust_gast_ill_20150727_lane_1_B.sh.gz">
            <text:p>find /xraid2-2/g454/run_new_pipeline -name clust_gast_ill_20150727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806">
            <text:p>20150806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9 2015</text:p>
          </table:table-cell>
          <table:table-cell office:value-type="string">
            <text:p>clust_gast_ill_20150806_lane_1_A.sh.gz</text:p>
          </table:table-cell>
          <table:table-cell table:formula="of:=&quot;find /xraid2-2/g454/run_new_pipeline -name &quot; &amp; [.I189]" office:value-type="string" office:string-value="find /xraid2-2/g454/run_new_pipeline -name clust_gast_ill_20150806_lane_1_A.sh.gz">
            <text:p>find /xraid2-2/g454/run_new_pipeline -name clust_gast_ill_20150806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806">
            <text:p>20150806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5 2016</text:p>
          </table:table-cell>
          <table:table-cell office:value-type="string">
            <text:p>clust_gast_ill_20150806_lane_1_A.sh.gz</text:p>
          </table:table-cell>
          <table:table-cell table:formula="of:=&quot;find /xraid2-2/g454/run_new_pipeline -name &quot; &amp; [.I190]" office:value-type="string" office:string-value="find /xraid2-2/g454/run_new_pipeline -name clust_gast_ill_20150806_lane_1_A.sh.gz">
            <text:p>find /xraid2-2/g454/run_new_pipeline -name clust_gast_ill_20150806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806">
            <text:p>2015080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9 2015</text:p>
          </table:table-cell>
          <table:table-cell office:value-type="string">
            <text:p>clust_gast_ill_20150806_lane_1_B.sh.gz</text:p>
          </table:table-cell>
          <table:table-cell table:formula="of:=&quot;find /xraid2-2/g454/run_new_pipeline -name &quot; &amp; [.I191]" office:value-type="string" office:string-value="find /xraid2-2/g454/run_new_pipeline -name clust_gast_ill_20150806_lane_1_B.sh.gz">
            <text:p>find /xraid2-2/g454/run_new_pipeline -name clust_gast_ill_20150806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811">
            <text:p>2015081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9 2015</text:p>
          </table:table-cell>
          <table:table-cell office:value-type="string">
            <text:p>clust_gast_ill_20150811_lane_1_A.sh.gz</text:p>
          </table:table-cell>
          <table:table-cell table:formula="of:=&quot;find /xraid2-2/g454/run_new_pipeline -name &quot; &amp; [.I192]" office:value-type="string" office:string-value="find /xraid2-2/g454/run_new_pipeline -name clust_gast_ill_20150811_lane_1_A.sh.gz">
            <text:p>find /xraid2-2/g454/run_new_pipeline -name clust_gast_ill_20150811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811">
            <text:p>20150811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7 2016</text:p>
          </table:table-cell>
          <table:table-cell office:value-type="string">
            <text:p>clust_gast_ill_20150811_lane_1_A.sh.gz</text:p>
          </table:table-cell>
          <table:table-cell table:formula="of:=&quot;find /xraid2-2/g454/run_new_pipeline -name &quot; &amp; [.I193]" office:value-type="string" office:string-value="find /xraid2-2/g454/run_new_pipeline -name clust_gast_ill_20150811_lane_1_A.sh.gz">
            <text:p>find /xraid2-2/g454/run_new_pipeline -name clust_gast_ill_20150811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811">
            <text:p>2015081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9 2015</text:p>
          </table:table-cell>
          <table:table-cell office:value-type="string">
            <text:p>clust_gast_ill_20150811_lane_1_B.sh.gz</text:p>
          </table:table-cell>
          <table:table-cell table:formula="of:=&quot;find /xraid2-2/g454/run_new_pipeline -name &quot; &amp; [.I194]" office:value-type="string" office:string-value="find /xraid2-2/g454/run_new_pipeline -name clust_gast_ill_20150811_lane_1_B.sh.gz">
            <text:p>find /xraid2-2/g454/run_new_pipeline -name clust_gast_ill_2015081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824">
            <text:p>2015082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9 2015</text:p>
          </table:table-cell>
          <table:table-cell office:value-type="string">
            <text:p>clust_gast_ill_20150824_lane_1_B.sh.gz</text:p>
          </table:table-cell>
          <table:table-cell table:formula="of:=&quot;find /xraid2-2/g454/run_new_pipeline -name &quot; &amp; [.I195]" office:value-type="string" office:string-value="find /xraid2-2/g454/run_new_pipeline -name clust_gast_ill_20150824_lane_1_B.sh.gz">
            <text:p>find /xraid2-2/g454/run_new_pipeline -name clust_gast_ill_2015082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902">
            <text:p>2015090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ashipunova</text:p>
          </table:table-cell>
          <table:table-cell office:value-type="string">
            <text:p>Dec 9 2015</text:p>
          </table:table-cell>
          <table:table-cell office:value-type="string">
            <text:p>clust_gast_ill_20150902_lane_1_B.sh.gz</text:p>
          </table:table-cell>
          <table:table-cell table:formula="of:=&quot;find /xraid2-2/g454/run_new_pipeline -name &quot; &amp; [.I196]" office:value-type="string" office:string-value="find /xraid2-2/g454/run_new_pipeline -name clust_gast_ill_20150902_lane_1_B.sh.gz">
            <text:p>find /xraid2-2/g454/run_new_pipeline -name clust_gast_ill_2015090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902">
            <text:p>2015090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string">
            <text:p>Feb 21 2017</text:p>
          </table:table-cell>
          <table:table-cell office:value-type="string">
            <text:p>clust_gast_ill__xraid2-2_g454_run_new_pipeline_nextseq_20150902_lane_1_B_analysis_reads_overlap.sh.gz</text:p>
          </table:table-cell>
          <table:table-cell table:formula="of:=&quot;find /xraid2-2/g454/run_new_pipeline -name &quot; &amp; [.I197]" office:value-type="string" office:string-value="find /xraid2-2/g454/run_new_pipeline -name clust_gast_ill__xraid2-2_g454_run_new_pipeline_nextseq_20150902_lane_1_B_analysis_reads_overlap.sh.gz">
            <text:p>find /xraid2-2/g454/run_new_pipeline -name clust_gast_ill__xraid2-2_g454_run_new_pipeline_nextseq_20150902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908">
            <text:p>20150908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9 2015</text:p>
          </table:table-cell>
          <table:table-cell office:value-type="string">
            <text:p>clust_gast_ill_20150908_lane_1_A.sh.gz</text:p>
          </table:table-cell>
          <table:table-cell table:formula="of:=&quot;find /xraid2-2/g454/run_new_pipeline -name &quot; &amp; [.I198]" office:value-type="string" office:string-value="find /xraid2-2/g454/run_new_pipeline -name clust_gast_ill_20150908_lane_1_A.sh.gz">
            <text:p>find /xraid2-2/g454/run_new_pipeline -name clust_gast_ill_20150908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908">
            <text:p>20150908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7 2016</text:p>
          </table:table-cell>
          <table:table-cell office:value-type="string">
            <text:p>clust_gast_ill_20150908_lane_1_A.sh.gz</text:p>
          </table:table-cell>
          <table:table-cell table:formula="of:=&quot;find /xraid2-2/g454/run_new_pipeline -name &quot; &amp; [.I199]" office:value-type="string" office:string-value="find /xraid2-2/g454/run_new_pipeline -name clust_gast_ill_20150908_lane_1_A.sh.gz">
            <text:p>find /xraid2-2/g454/run_new_pipeline -name clust_gast_ill_20150908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0908">
            <text:p>20150908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1 2015</text:p>
          </table:table-cell>
          <table:table-cell office:value-type="string">
            <text:p>clust_gast_ill_20150908_lane_1_E.sh.gz</text:p>
          </table:table-cell>
          <table:table-cell table:formula="of:=&quot;find /xraid2-2/g454/run_new_pipeline -name &quot; &amp; [.I200]" office:value-type="string" office:string-value="find /xraid2-2/g454/run_new_pipeline -name clust_gast_ill_20150908_lane_1_E.sh.gz">
            <text:p>find /xraid2-2/g454/run_new_pipeline -name clust_gast_ill_20150908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06">
            <text:p>20151006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1 2015</text:p>
          </table:table-cell>
          <table:table-cell office:value-type="string">
            <text:p>clust_gast_ill_20151006_lane_1_A.sh.gz</text:p>
          </table:table-cell>
          <table:table-cell table:formula="of:=&quot;find /xraid2-2/g454/run_new_pipeline -name &quot; &amp; [.I201]" office:value-type="string" office:string-value="find /xraid2-2/g454/run_new_pipeline -name clust_gast_ill_20151006_lane_1_A.sh.gz">
            <text:p>find /xraid2-2/g454/run_new_pipeline -name clust_gast_ill_20151006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06">
            <text:p>20151006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7 2016</text:p>
          </table:table-cell>
          <table:table-cell office:value-type="string">
            <text:p>clust_gast_ill_20151006_lane_1_A.sh.gz</text:p>
          </table:table-cell>
          <table:table-cell table:formula="of:=&quot;find /xraid2-2/g454/run_new_pipeline -name &quot; &amp; [.I202]" office:value-type="string" office:string-value="find /xraid2-2/g454/run_new_pipeline -name clust_gast_ill_20151006_lane_1_A.sh.gz">
            <text:p>find /xraid2-2/g454/run_new_pipeline -name clust_gast_ill_20151006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06">
            <text:p>2015100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1 2015</text:p>
          </table:table-cell>
          <table:table-cell office:value-type="string">
            <text:p>clust_gast_ill_20151006_lane_1_B.sh.gz</text:p>
          </table:table-cell>
          <table:table-cell table:formula="of:=&quot;find /xraid2-2/g454/run_new_pipeline -name &quot; &amp; [.I203]" office:value-type="string" office:string-value="find /xraid2-2/g454/run_new_pipeline -name clust_gast_ill_20151006_lane_1_B.sh.gz">
            <text:p>find /xraid2-2/g454/run_new_pipeline -name clust_gast_ill_20151006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14">
            <text:p>201510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ashipunova</text:p>
          </table:table-cell>
          <table:table-cell office:value-type="string">
            <text:p>Dec 9 2015</text:p>
          </table:table-cell>
          <table:table-cell office:value-type="string">
            <text:p>clust_gast_ill_20151014_lane_1_A.sh.gz</text:p>
          </table:table-cell>
          <table:table-cell table:formula="of:=&quot;find /xraid2-2/g454/run_new_pipeline -name &quot; &amp; [.I204]" office:value-type="string" office:string-value="find /xraid2-2/g454/run_new_pipeline -name clust_gast_ill_20151014_lane_1_A.sh.gz">
            <text:p>find /xraid2-2/g454/run_new_pipeline -name clust_gast_ill_20151014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14">
            <text:p>201510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9 2016</text:p>
          </table:table-cell>
          <table:table-cell office:value-type="string">
            <text:p>clust_gast_ill_20151014_lane_1_A.sh.gz</text:p>
          </table:table-cell>
          <table:table-cell table:formula="of:=&quot;find /xraid2-2/g454/run_new_pipeline -name &quot; &amp; [.I205]" office:value-type="string" office:string-value="find /xraid2-2/g454/run_new_pipeline -name clust_gast_ill_20151014_lane_1_A.sh.gz">
            <text:p>find /xraid2-2/g454/run_new_pipeline -name clust_gast_ill_20151014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14">
            <text:p>201510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string">
            <text:p>Feb 8 2017</text:p>
          </table:table-cell>
          <table:table-cell office:value-type="string">
            <text:p>clust_gast_ill__xraid2-2_g454_run_new_pipeline_nextseq_20151014_lane_1_A_analysis_reads_overlap.sh.gz</text:p>
          </table:table-cell>
          <table:table-cell table:formula="of:=&quot;find /xraid2-2/g454/run_new_pipeline -name &quot; &amp; [.I206]" office:value-type="string" office:string-value="find /xraid2-2/g454/run_new_pipeline -name clust_gast_ill__xraid2-2_g454_run_new_pipeline_nextseq_20151014_lane_1_A_analysis_reads_overlap.sh.gz">
            <text:p>find /xraid2-2/g454/run_new_pipeline -name clust_gast_ill__xraid2-2_g454_run_new_pipeline_nextseq_20151014_lane_1_A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14">
            <text:p>201510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ashipunova</text:p>
          </table:table-cell>
          <table:table-cell office:value-type="string">
            <text:p>Dec 9 2015</text:p>
          </table:table-cell>
          <table:table-cell office:value-type="string">
            <text:p>clust_gast_ill_20151014_lane_1_B.sh.gz</text:p>
          </table:table-cell>
          <table:table-cell table:formula="of:=&quot;find /xraid2-2/g454/run_new_pipeline -name &quot; &amp; [.I207]" office:value-type="string" office:string-value="find /xraid2-2/g454/run_new_pipeline -name clust_gast_ill_20151014_lane_1_B.sh.gz">
            <text:p>find /xraid2-2/g454/run_new_pipeline -name clust_gast_ill_2015101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14">
            <text:p>201510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string">
            <text:p>Feb 8 2017</text:p>
          </table:table-cell>
          <table:table-cell office:value-type="string">
            <text:p>clust_gast_ill__xraid2-2_g454_run_new_pipeline_nextseq_20151014_lane_1_B_analysis_reads_overlap.sh.gz</text:p>
          </table:table-cell>
          <table:table-cell table:formula="of:=&quot;find /xraid2-2/g454/run_new_pipeline -name &quot; &amp; [.I208]" office:value-type="string" office:string-value="find /xraid2-2/g454/run_new_pipeline -name clust_gast_ill__xraid2-2_g454_run_new_pipeline_nextseq_20151014_lane_1_B_analysis_reads_overlap.sh.gz">
            <text:p>find /xraid2-2/g454/run_new_pipeline -name clust_gast_ill__xraid2-2_g454_run_new_pipeline_nextseq_20151014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20">
            <text:p>201510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1 2015</text:p>
          </table:table-cell>
          <table:table-cell office:value-type="string">
            <text:p>clust_gast_ill_20151020_lane_1_B.sh.gz</text:p>
          </table:table-cell>
          <table:table-cell table:formula="of:=&quot;find /xraid2-2/g454/run_new_pipeline -name &quot; &amp; [.I209]" office:value-type="string" office:string-value="find /xraid2-2/g454/run_new_pipeline -name clust_gast_ill_20151020_lane_1_B.sh.gz">
            <text:p>find /xraid2-2/g454/run_new_pipeline -name clust_gast_ill_2015102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23">
            <text:p>2015102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1 2015</text:p>
          </table:table-cell>
          <table:table-cell office:value-type="string">
            <text:p>clust_gast_ill_20151023_lane_1_A.sh.gz</text:p>
          </table:table-cell>
          <table:table-cell table:formula="of:=&quot;find /xraid2-2/g454/run_new_pipeline -name &quot; &amp; [.I210]" office:value-type="string" office:string-value="find /xraid2-2/g454/run_new_pipeline -name clust_gast_ill_20151023_lane_1_A.sh.gz">
            <text:p>find /xraid2-2/g454/run_new_pipeline -name clust_gast_ill_20151023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23">
            <text:p>2015102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7 2016</text:p>
          </table:table-cell>
          <table:table-cell office:value-type="string">
            <text:p>clust_gast_ill_20151023_lane_1_A.sh.gz</text:p>
          </table:table-cell>
          <table:table-cell table:formula="of:=&quot;find /xraid2-2/g454/run_new_pipeline -name &quot; &amp; [.I211]" office:value-type="string" office:string-value="find /xraid2-2/g454/run_new_pipeline -name clust_gast_ill_20151023_lane_1_A.sh.gz">
            <text:p>find /xraid2-2/g454/run_new_pipeline -name clust_gast_ill_20151023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23">
            <text:p>201510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1 2015</text:p>
          </table:table-cell>
          <table:table-cell office:value-type="string">
            <text:p>clust_gast_ill_20151023_lane_1_B.sh.gz</text:p>
          </table:table-cell>
          <table:table-cell table:formula="of:=&quot;find /xraid2-2/g454/run_new_pipeline -name &quot; &amp; [.I212]" office:value-type="string" office:string-value="find /xraid2-2/g454/run_new_pipeline -name clust_gast_ill_20151023_lane_1_B.sh.gz">
            <text:p>find /xraid2-2/g454/run_new_pipeline -name clust_gast_ill_20151023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23">
            <text:p>201510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string">
            <text:p>Feb 8 2017</text:p>
          </table:table-cell>
          <table:table-cell office:value-type="string">
            <text:p>clust_gast_ill__xraid2-2_g454_run_new_pipeline_nextseq_20151023_lane_1_B_analysis_reads_overlap.sh.gz</text:p>
          </table:table-cell>
          <table:table-cell table:formula="of:=&quot;find /xraid2-2/g454/run_new_pipeline -name &quot; &amp; [.I213]" office:value-type="string" office:string-value="find /xraid2-2/g454/run_new_pipeline -name clust_gast_ill__xraid2-2_g454_run_new_pipeline_nextseq_20151023_lane_1_B_analysis_reads_overlap.sh.gz">
            <text:p>find /xraid2-2/g454/run_new_pipeline -name clust_gast_ill__xraid2-2_g454_run_new_pipeline_nextseq_2015102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029">
            <text:p>2015102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1 2015</text:p>
          </table:table-cell>
          <table:table-cell office:value-type="string">
            <text:p>clust_gast_ill_20151029_lane_1_B.sh.gz</text:p>
          </table:table-cell>
          <table:table-cell table:formula="of:=&quot;find /xraid2-2/g454/run_new_pipeline -name &quot; &amp; [.I214]" office:value-type="string" office:string-value="find /xraid2-2/g454/run_new_pipeline -name clust_gast_ill_20151029_lane_1_B.sh.gz">
            <text:p>find /xraid2-2/g454/run_new_pipeline -name clust_gast_ill_2015102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09">
            <text:p>2015110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ashipunova</text:p>
          </table:table-cell>
          <table:table-cell office:value-type="string">
            <text:p>Dec 10 2015</text:p>
          </table:table-cell>
          <table:table-cell office:value-type="string">
            <text:p>clust_gast_ill_20151109_lane_1_B.sh.gz</text:p>
          </table:table-cell>
          <table:table-cell table:formula="of:=&quot;find /xraid2-2/g454/run_new_pipeline -name &quot; &amp; [.I215]" office:value-type="string" office:string-value="find /xraid2-2/g454/run_new_pipeline -name clust_gast_ill_20151109_lane_1_B.sh.gz">
            <text:p>find /xraid2-2/g454/run_new_pipeline -name clust_gast_ill_2015110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09">
            <text:p>2015110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string">
            <text:p>Jan 31 2017</text:p>
          </table:table-cell>
          <table:table-cell office:value-type="string">
            <text:p>clust_gast_ill__xraid2-2_g454_run_new_pipeline_nextseq_20151109_lane_1_B_analysis_reads_overlap.sh.gz</text:p>
          </table:table-cell>
          <table:table-cell table:formula="of:=&quot;find /xraid2-2/g454/run_new_pipeline -name &quot; &amp; [.I216]" office:value-type="string" office:string-value="find /xraid2-2/g454/run_new_pipeline -name clust_gast_ill__xraid2-2_g454_run_new_pipeline_nextseq_20151109_lane_1_B_analysis_reads_overlap.sh.gz">
            <text:p>find /xraid2-2/g454/run_new_pipeline -name clust_gast_ill__xraid2-2_g454_run_new_pipeline_nextseq_20151109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10">
            <text:p>2015111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1 2015</text:p>
          </table:table-cell>
          <table:table-cell office:value-type="string">
            <text:p>clust_gast_ill_20151110_lane_1_A.sh.gz</text:p>
          </table:table-cell>
          <table:table-cell table:formula="of:=&quot;find /xraid2-2/g454/run_new_pipeline -name &quot; &amp; [.I217]" office:value-type="string" office:string-value="find /xraid2-2/g454/run_new_pipeline -name clust_gast_ill_20151110_lane_1_A.sh.gz">
            <text:p>find /xraid2-2/g454/run_new_pipeline -name clust_gast_ill_20151110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10">
            <text:p>2015111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10 2016</text:p>
          </table:table-cell>
          <table:table-cell office:value-type="string">
            <text:p>clust_gast_ill_20151110_lane_1_A.sh.gz</text:p>
          </table:table-cell>
          <table:table-cell table:formula="of:=&quot;find /xraid2-2/g454/run_new_pipeline -name &quot; &amp; [.I218]" office:value-type="string" office:string-value="find /xraid2-2/g454/run_new_pipeline -name clust_gast_ill_20151110_lane_1_A.sh.gz">
            <text:p>find /xraid2-2/g454/run_new_pipeline -name clust_gast_ill_20151110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10">
            <text:p>2015111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4 2016</text:p>
          </table:table-cell>
          <table:table-cell office:value-type="string">
            <text:p>clust_gast_ill_20151110_lane_1_A.sh.gz</text:p>
          </table:table-cell>
          <table:table-cell table:formula="of:=&quot;find /xraid2-2/g454/run_new_pipeline -name &quot; &amp; [.I219]" office:value-type="string" office:string-value="find /xraid2-2/g454/run_new_pipeline -name clust_gast_ill_20151110_lane_1_A.sh.gz">
            <text:p>find /xraid2-2/g454/run_new_pipeline -name clust_gast_ill_20151110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10">
            <text:p>2015111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7 2016</text:p>
          </table:table-cell>
          <table:table-cell office:value-type="string">
            <text:p>clust_gast_ill_20151110_lane_1_A.sh</text:p>
          </table:table-cell>
          <table:table-cell table:formula="of:=&quot;find /xraid2-2/g454/run_new_pipeline -name &quot; &amp; [.I220]" office:value-type="string" office:string-value="find /xraid2-2/g454/run_new_pipeline -name clust_gast_ill_20151110_lane_1_A.sh">
            <text:p>find /xraid2-2/g454/run_new_pipeline -name clust_gast_ill_20151110_lane_1_A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10">
            <text:p>201511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1 2015</text:p>
          </table:table-cell>
          <table:table-cell office:value-type="string">
            <text:p>clust_gast_ill_20151110_lane_1_B.sh.gz</text:p>
          </table:table-cell>
          <table:table-cell table:formula="of:=&quot;find /xraid2-2/g454/run_new_pipeline -name &quot; &amp; [.I221]" office:value-type="string" office:string-value="find /xraid2-2/g454/run_new_pipeline -name clust_gast_ill_20151110_lane_1_B.sh.gz">
            <text:p>find /xraid2-2/g454/run_new_pipeline -name clust_gast_ill_2015111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20">
            <text:p>201511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1 2015</text:p>
          </table:table-cell>
          <table:table-cell office:value-type="string">
            <text:p>clust_gast_ill_20151120_lane_1_B.sh.gz</text:p>
          </table:table-cell>
          <table:table-cell table:formula="of:=&quot;find /xraid2-2/g454/run_new_pipeline -name &quot; &amp; [.I222]" office:value-type="string" office:string-value="find /xraid2-2/g454/run_new_pipeline -name clust_gast_ill_20151120_lane_1_B.sh.gz">
            <text:p>find /xraid2-2/g454/run_new_pipeline -name clust_gast_ill_2015112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20">
            <text:p>201511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Oct 17 2016</text:p>
          </table:table-cell>
          <table:table-cell office:value-type="string">
            <text:p>clust_gast_ill_20151120_lane_1_B.sh.gz</text:p>
          </table:table-cell>
          <table:table-cell table:formula="of:=&quot;find /xraid2-2/g454/run_new_pipeline -name &quot; &amp; [.I223]" office:value-type="string" office:string-value="find /xraid2-2/g454/run_new_pipeline -name clust_gast_ill_20151120_lane_1_B.sh.gz">
            <text:p>find /xraid2-2/g454/run_new_pipeline -name clust_gast_ill_20151120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23">
            <text:p>2015112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1 2015</text:p>
          </table:table-cell>
          <table:table-cell office:value-type="string">
            <text:p>clust_gast_ill_20151123_lane_1_A.sh.gz</text:p>
          </table:table-cell>
          <table:table-cell table:formula="of:=&quot;find /xraid2-2/g454/run_new_pipeline -name &quot; &amp; [.I224]" office:value-type="string" office:string-value="find /xraid2-2/g454/run_new_pipeline -name clust_gast_ill_20151123_lane_1_A.sh.gz">
            <text:p>find /xraid2-2/g454/run_new_pipeline -name clust_gast_ill_20151123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23">
            <text:p>2015112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3 2015</text:p>
          </table:table-cell>
          <table:table-cell office:value-type="string">
            <text:p>clust_gast_ill_20151123_lane_1_A.sh.gz</text:p>
          </table:table-cell>
          <table:table-cell table:formula="of:=&quot;find /xraid2-2/g454/run_new_pipeline -name &quot; &amp; [.I225]" office:value-type="string" office:string-value="find /xraid2-2/g454/run_new_pipeline -name clust_gast_ill_20151123_lane_1_A.sh.gz">
            <text:p>find /xraid2-2/g454/run_new_pipeline -name clust_gast_ill_20151123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23">
            <text:p>2015112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7 2016</text:p>
          </table:table-cell>
          <table:table-cell office:value-type="string">
            <text:p>clust_gast_ill_20151123_lane_1_A.sh.gz</text:p>
          </table:table-cell>
          <table:table-cell table:formula="of:=&quot;find /xraid2-2/g454/run_new_pipeline -name &quot; &amp; [.I226]" office:value-type="string" office:string-value="find /xraid2-2/g454/run_new_pipeline -name clust_gast_ill_20151123_lane_1_A.sh.gz">
            <text:p>find /xraid2-2/g454/run_new_pipeline -name clust_gast_ill_20151123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23">
            <text:p>201511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1 2015</text:p>
          </table:table-cell>
          <table:table-cell office:value-type="string">
            <text:p>clust_gast_ill_20151123_lane_1_B.sh.gz</text:p>
          </table:table-cell>
          <table:table-cell table:formula="of:=&quot;find /xraid2-2/g454/run_new_pipeline -name &quot; &amp; [.I227]" office:value-type="string" office:string-value="find /xraid2-2/g454/run_new_pipeline -name clust_gast_ill_20151123_lane_1_B.sh.gz">
            <text:p>find /xraid2-2/g454/run_new_pipeline -name clust_gast_ill_20151123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123">
            <text:p>20151123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1 2015</text:p>
          </table:table-cell>
          <table:table-cell office:value-type="string">
            <text:p>clust_gast_ill_20151123_lane_1_E.sh.gz</text:p>
          </table:table-cell>
          <table:table-cell table:formula="of:=&quot;find /xraid2-2/g454/run_new_pipeline -name &quot; &amp; [.I228]" office:value-type="string" office:string-value="find /xraid2-2/g454/run_new_pipeline -name clust_gast_ill_20151123_lane_1_E.sh.gz">
            <text:p>find /xraid2-2/g454/run_new_pipeline -name clust_gast_ill_20151123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211">
            <text:p>2015121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31 2015</text:p>
          </table:table-cell>
          <table:table-cell office:value-type="string">
            <text:p>clust_gast_ill_20151211_lane_1_B.sh.gz</text:p>
          </table:table-cell>
          <table:table-cell table:formula="of:=&quot;find /xraid2-2/g454/run_new_pipeline -name &quot; &amp; [.I229]" office:value-type="string" office:string-value="find /xraid2-2/g454/run_new_pipeline -name clust_gast_ill_20151211_lane_1_B.sh.gz">
            <text:p>find /xraid2-2/g454/run_new_pipeline -name clust_gast_ill_2015121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51222">
            <text:p>2015122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31 2015</text:p>
          </table:table-cell>
          <table:table-cell office:value-type="string">
            <text:p>clust_gast_ill_20151222_lane_1_B.sh.gz</text:p>
          </table:table-cell>
          <table:table-cell table:formula="of:=&quot;find /xraid2-2/g454/run_new_pipeline -name &quot; &amp; [.I230]" office:value-type="string" office:string-value="find /xraid2-2/g454/run_new_pipeline -name clust_gast_ill_20151222_lane_1_B.sh.gz">
            <text:p>find /xraid2-2/g454/run_new_pipeline -name clust_gast_ill_2015122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108">
            <text:p>20160108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7 2016</text:p>
          </table:table-cell>
          <table:table-cell office:value-type="string">
            <text:p>clust_gast_ill_20160108_lane_1_A.sh.gz</text:p>
          </table:table-cell>
          <table:table-cell table:formula="of:=&quot;find /xraid2-2/g454/run_new_pipeline -name &quot; &amp; [.I231]" office:value-type="string" office:string-value="find /xraid2-2/g454/run_new_pipeline -name clust_gast_ill_20160108_lane_1_A.sh.gz">
            <text:p>find /xraid2-2/g454/run_new_pipeline -name clust_gast_ill_20160108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108">
            <text:p>20160108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Jan 26 2016</text:p>
          </table:table-cell>
          <table:table-cell office:value-type="string">
            <text:p>clust_gast_ill_20160108_lane_1_A.sh.gz</text:p>
          </table:table-cell>
          <table:table-cell table:formula="of:=&quot;find /xraid2-2/g454/run_new_pipeline -name &quot; &amp; [.I232]" office:value-type="string" office:string-value="find /xraid2-2/g454/run_new_pipeline -name clust_gast_ill_20160108_lane_1_A.sh.gz">
            <text:p>find /xraid2-2/g454/run_new_pipeline -name clust_gast_ill_20160108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108">
            <text:p>2016010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Jan 25 2016</text:p>
          </table:table-cell>
          <table:table-cell office:value-type="string">
            <text:p>clust_gast_ill_20160108_lane_1_B.sh.gz</text:p>
          </table:table-cell>
          <table:table-cell table:formula="of:=&quot;find /xraid2-2/g454/run_new_pipeline -name &quot; &amp; [.I233]" office:value-type="string" office:string-value="find /xraid2-2/g454/run_new_pipeline -name clust_gast_ill_20160108_lane_1_B.sh.gz">
            <text:p>find /xraid2-2/g454/run_new_pipeline -name clust_gast_ill_20160108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115">
            <text:p>2016011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Jan 20 2016</text:p>
          </table:table-cell>
          <table:table-cell office:value-type="string">
            <text:p>clust_gast_ill_20160115_lane_1_B.sh.gz</text:p>
          </table:table-cell>
          <table:table-cell table:formula="of:=&quot;find /xraid2-2/g454/run_new_pipeline -name &quot; &amp; [.I234]" office:value-type="string" office:string-value="find /xraid2-2/g454/run_new_pipeline -name clust_gast_ill_20160115_lane_1_B.sh.gz">
            <text:p>find /xraid2-2/g454/run_new_pipeline -name clust_gast_ill_20160115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204">
            <text:p>2016020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Feb 10 2016</text:p>
          </table:table-cell>
          <table:table-cell office:value-type="string">
            <text:p>clust_gast_ill_20160204_lane_1_B.sh.gz</text:p>
          </table:table-cell>
          <table:table-cell table:formula="of:=&quot;find /xraid2-2/g454/run_new_pipeline -name &quot; &amp; [.I235]" office:value-type="string" office:string-value="find /xraid2-2/g454/run_new_pipeline -name clust_gast_ill_20160204_lane_1_B.sh.gz">
            <text:p>find /xraid2-2/g454/run_new_pipeline -name clust_gast_ill_2016020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212">
            <text:p>2016021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17 2016</text:p>
          </table:table-cell>
          <table:table-cell office:value-type="string">
            <text:p>clust_gast_ill_20160212_lane_1_B.sh.gz</text:p>
          </table:table-cell>
          <table:table-cell table:formula="of:=&quot;find /xraid2-2/g454/run_new_pipeline -name &quot; &amp; [.I236]" office:value-type="string" office:string-value="find /xraid2-2/g454/run_new_pipeline -name clust_gast_ill_20160212_lane_1_B.sh.gz">
            <text:p>find /xraid2-2/g454/run_new_pipeline -name clust_gast_ill_2016021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223">
            <text:p>201602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Mar 24 2016</text:p>
          </table:table-cell>
          <table:table-cell office:value-type="string">
            <text:p>clust_gast_ill_20160223_lane_1_B.sh.gz</text:p>
          </table:table-cell>
          <table:table-cell table:formula="of:=&quot;find /xraid2-2/g454/run_new_pipeline -name &quot; &amp; [.I237]" office:value-type="string" office:string-value="find /xraid2-2/g454/run_new_pipeline -name clust_gast_ill_20160223_lane_1_B.sh.gz">
            <text:p>find /xraid2-2/g454/run_new_pipeline -name clust_gast_ill_20160223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226">
            <text:p>2016022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Mar 11 2016</text:p>
          </table:table-cell>
          <table:table-cell office:value-type="string">
            <text:p>clust_gast_ill_20160226_lane_1_B.sh.gz</text:p>
          </table:table-cell>
          <table:table-cell table:formula="of:=&quot;find /xraid2-2/g454/run_new_pipeline -name &quot; &amp; [.I238]" office:value-type="string" office:string-value="find /xraid2-2/g454/run_new_pipeline -name clust_gast_ill_20160226_lane_1_B.sh.gz">
            <text:p>find /xraid2-2/g454/run_new_pipeline -name clust_gast_ill_20160226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301">
            <text:p>2016030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string">
            <text:p>Jan 31 2017</text:p>
          </table:table-cell>
          <table:table-cell office:value-type="string">
            <text:p>clust_gast_ill__xraid2-2_g454_run_new_pipeline_nextseq_20160301_lane_1_B_analysis_reads_overlap.sh.gz</text:p>
          </table:table-cell>
          <table:table-cell table:formula="of:=&quot;find /xraid2-2/g454/run_new_pipeline -name &quot; &amp; [.I239]" office:value-type="string" office:string-value="find /xraid2-2/g454/run_new_pipeline -name clust_gast_ill__xraid2-2_g454_run_new_pipeline_nextseq_20160301_lane_1_B_analysis_reads_overlap.sh.gz">
            <text:p>find /xraid2-2/g454/run_new_pipeline -name clust_gast_ill__xraid2-2_g454_run_new_pipeline_nextseq_20160301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301">
            <text:p>2016030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morrison</text:p>
          </table:table-cell>
          <table:table-cell office:value-type="string">
            <text:p>Mar 9 2016</text:p>
          </table:table-cell>
          <table:table-cell office:value-type="string">
            <text:p>clust_gast_ill_20160301_lane_1_B.sh.gz</text:p>
          </table:table-cell>
          <table:table-cell table:formula="of:=&quot;find /xraid2-2/g454/run_new_pipeline -name &quot; &amp; [.I240]" office:value-type="string" office:string-value="find /xraid2-2/g454/run_new_pipeline -name clust_gast_ill_20160301_lane_1_B.sh.gz">
            <text:p>find /xraid2-2/g454/run_new_pipeline -name clust_gast_ill_2016030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308">
            <text:p>2016030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Mar 11 2016</text:p>
          </table:table-cell>
          <table:table-cell office:value-type="string">
            <text:p>clust_gast_ill_20160308_lane_1_B.sh.gz</text:p>
          </table:table-cell>
          <table:table-cell table:formula="of:=&quot;find /xraid2-2/g454/run_new_pipeline -name &quot; &amp; [.I241]" office:value-type="string" office:string-value="find /xraid2-2/g454/run_new_pipeline -name clust_gast_ill_20160308_lane_1_B.sh.gz">
            <text:p>find /xraid2-2/g454/run_new_pipeline -name clust_gast_ill_20160308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308">
            <text:p>20160308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Jul 26 2016</text:p>
          </table:table-cell>
          <table:table-cell office:value-type="string">
            <text:p>clust_gast_ill_20160308_lane_1_E.sh.gz</text:p>
          </table:table-cell>
          <table:table-cell table:formula="of:=&quot;find /xraid2-2/g454/run_new_pipeline -name &quot; &amp; [.I242]" office:value-type="string" office:string-value="find /xraid2-2/g454/run_new_pipeline -name clust_gast_ill_20160308_lane_1_E.sh.gz">
            <text:p>find /xraid2-2/g454/run_new_pipeline -name clust_gast_ill_20160308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308">
            <text:p>20160308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Mar 30 2016</text:p>
          </table:table-cell>
          <table:table-cell office:value-type="string">
            <text:p>clust_gast_ill_20160308_lane_1_E.sh.gz</text:p>
          </table:table-cell>
          <table:table-cell table:formula="of:=&quot;find /xraid2-2/g454/run_new_pipeline -name &quot; &amp; [.I243]" office:value-type="string" office:string-value="find /xraid2-2/g454/run_new_pipeline -name clust_gast_ill_20160308_lane_1_E.sh.gz">
            <text:p>find /xraid2-2/g454/run_new_pipeline -name clust_gast_ill_20160308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317">
            <text:p>2016031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Apr 8 2016</text:p>
          </table:table-cell>
          <table:table-cell office:value-type="string">
            <text:p>clust_gast_ill_20160317_lane_1_B.sh.gz</text:p>
          </table:table-cell>
          <table:table-cell table:formula="of:=&quot;find /xraid2-2/g454/run_new_pipeline -name &quot; &amp; [.I244]" office:value-type="string" office:string-value="find /xraid2-2/g454/run_new_pipeline -name clust_gast_ill_20160317_lane_1_B.sh.gz">
            <text:p>find /xraid2-2/g454/run_new_pipeline -name clust_gast_ill_20160317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328">
            <text:p>2016032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string">
            <text:p>Jan 31 2017</text:p>
          </table:table-cell>
          <table:table-cell office:value-type="string">
            <text:p>clust_gast_ill__xraid2-2_g454_run_new_pipeline_nextseq_20160328_lane_1_B_analysis_reads_overlap.sh.gz</text:p>
          </table:table-cell>
          <table:table-cell table:formula="of:=&quot;find /xraid2-2/g454/run_new_pipeline -name &quot; &amp; [.I245]" office:value-type="string" office:string-value="find /xraid2-2/g454/run_new_pipeline -name clust_gast_ill__xraid2-2_g454_run_new_pipeline_nextseq_20160328_lane_1_B_analysis_reads_overlap.sh.gz">
            <text:p>find /xraid2-2/g454/run_new_pipeline -name clust_gast_ill__xraid2-2_g454_run_new_pipeline_nextseq_20160328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328">
            <text:p>2016032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morrison</text:p>
          </table:table-cell>
          <table:table-cell office:value-type="string">
            <text:p>Mar 31 2016</text:p>
          </table:table-cell>
          <table:table-cell office:value-type="string">
            <text:p>clust_gast_ill_20160328_lane_1_B.sh.gz</text:p>
          </table:table-cell>
          <table:table-cell table:formula="of:=&quot;find /xraid2-2/g454/run_new_pipeline -name &quot; &amp; [.I246]" office:value-type="string" office:string-value="find /xraid2-2/g454/run_new_pipeline -name clust_gast_ill_20160328_lane_1_B.sh.gz">
            <text:p>find /xraid2-2/g454/run_new_pipeline -name clust_gast_ill_20160328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404">
            <text:p>2016040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Apr 19 2016</text:p>
          </table:table-cell>
          <table:table-cell office:value-type="string">
            <text:p>clust_gast_ill_20160404_lane_1_B.sh.gz</text:p>
          </table:table-cell>
          <table:table-cell table:formula="of:=&quot;find /xraid2-2/g454/run_new_pipeline -name &quot; &amp; [.I247]" office:value-type="string" office:string-value="find /xraid2-2/g454/run_new_pipeline -name clust_gast_ill_20160404_lane_1_B.sh.gz">
            <text:p>find /xraid2-2/g454/run_new_pipeline -name clust_gast_ill_2016040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406">
            <text:p>2016040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ashipunova</text:p>
          </table:table-cell>
          <table:table-cell office:value-type="string">
            <text:p>Jan 31 2017</text:p>
          </table:table-cell>
          <table:table-cell office:value-type="string">
            <text:p>clust_gast_ill__xraid2-2_g454_run_new_pipeline_nextseq_20160406_lane_1_B_analysis_reads_overlap.sh.gz</text:p>
          </table:table-cell>
          <table:table-cell table:formula="of:=&quot;find /xraid2-2/g454/run_new_pipeline -name &quot; &amp; [.I248]" office:value-type="string" office:string-value="find /xraid2-2/g454/run_new_pipeline -name clust_gast_ill__xraid2-2_g454_run_new_pipeline_nextseq_20160406_lane_1_B_analysis_reads_overlap.sh.gz">
            <text:p>find /xraid2-2/g454/run_new_pipeline -name clust_gast_ill__xraid2-2_g454_run_new_pipeline_nextseq_20160406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420">
            <text:p>201604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May 27 2016</text:p>
          </table:table-cell>
          <table:table-cell office:value-type="string">
            <text:p>clust_gast_ill_20160420_lane_1_B.sh.gz</text:p>
          </table:table-cell>
          <table:table-cell table:formula="of:=&quot;find /xraid2-2/g454/run_new_pipeline -name &quot; &amp; [.I249]" office:value-type="string" office:string-value="find /xraid2-2/g454/run_new_pipeline -name clust_gast_ill_20160420_lane_1_B.sh.gz">
            <text:p>find /xraid2-2/g454/run_new_pipeline -name clust_gast_ill_20160420_lane_1_B.sh.gz</text:p>
          </table:table-cell>
          <table:table-cell table:number-columns-repeated="14"/>
        </table:table-row>
        <table:table-row table:style-name="ro1">
          <table:table-cell office:value-type="float" office:value="20160428">
            <text:p>20160428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 office:value-type="string">
            <text:p>yes</text:p>
          </table:table-cell>
          <table:table-cell office:value-type="string">
            <text:p>jpolinski</text:p>
          </table:table-cell>
          <table:table-cell office:value-type="string">
            <text:p>Dec 29 2016</text:p>
          </table:table-cell>
          <table:table-cell office:value-type="string">
            <text:p>clust_gast_ill__xraid2-2_g454_run_new_pipeline_nextseq_20160428_lane_1_A_analysis_reads_overlap.sh.gz</text:p>
          </table:table-cell>
          <table:table-cell table:formula="of:=&quot;find /xraid2-2/g454/run_new_pipeline -name &quot; &amp; [.I250]" office:value-type="string" office:string-value="find /xraid2-2/g454/run_new_pipeline -name clust_gast_ill__xraid2-2_g454_run_new_pipeline_nextseq_20160428_lane_1_A_analysis_reads_overlap.sh.gz">
            <text:p>find /xraid2-2/g454/run_new_pipeline -name clust_gast_ill__xraid2-2_g454_run_new_pipeline_nextseq_20160428_lane_1_A_analysis_reads_overlap.sh.gz</text:p>
          </table:table-cell>
          <table:table-cell table:formula="of:=&quot;cd &quot; &amp; [.M250] &amp; &quot;/reads_overlap; gunzip *.fa.unique.gz&quot;" office:value-type="string" office:string-value="cd /xraid2-2/g454/run_new_pipeline/nextseq/20160428/lane_1_A/analysis/reads_overlap; gunzip *.fa.unique.gz">
            <text:p>cd /xraid2-2/g454/run_new_pipeline/nextseq/20160428/lane_1_A/analysis/reads_overlap; gunzip *.fa.unique.gz</text:p>
          </table:table-cell>
          <table:table-cell office:value-type="string">
            <text:p>/xraid2-2/g454/run_new_pipeline/nextseq/20160428/lane_1_A/analysis</text:p>
          </table:table-cell>
          <table:table-cell office:value-type="string">
            <text:p>/xraid2-2/g454/run_new_pipeline/nextseq/20160428/lane_1_A/analysis</text:p>
          </table:table-cell>
          <table:table-cell office:value-type="string">
            <text:p>gast</text:p>
          </table:table-cell>
          <table:table-cell table:style-name="ce2" table:formula="of:=&quot;cd &quot; &amp; [.M250] &amp; &quot;; mv gast gast_0&quot;" office:value-type="string" office:string-value="cd /xraid2-2/g454/run_new_pipeline/nextseq/20160428/lane_1_A/analysis; mv gast gast_0">
            <text:p>cd /xraid2-2/g454/run_new_pipeline/nextseq/20160428/lane_1_A/analysis; mv gast gast_0</text:p>
          </table:table-cell>
          <table:table-cell table:style-name="ce2" table:formula="of:=&quot;cd &quot; &amp; [.M250] &amp; &quot;; mkdir gast&quot;" office:value-type="string" office:string-value="cd /xraid2-2/g454/run_new_pipeline/nextseq/20160428/lane_1_A/analysis; mkdir gast">
            <text:p>cd /xraid2-2/g454/run_new_pipeline/nextseq/20160428/lane_1_A/analysis; mkdir gast</text:p>
          </table:table-cell>
          <table:table-cell table:formula="of:=&quot;cd &quot; &amp; [.M250] &amp;&quot;/gast_0; cp &quot; &amp; [.I250] &amp; &quot; ../gast/&quot;" office:value-type="string" office:string-value="cd /xraid2-2/g454/run_new_pipeline/nextseq/20160428/lane_1_A/analysis/gast_0; cp clust_gast_ill__xraid2-2_g454_run_new_pipeline_nextseq_20160428_lane_1_A_analysis_reads_overlap.sh.gz ../gast/">
            <text:p>cd /xraid2-2/g454/run_new_pipeline/nextseq/20160428/lane_1_A/analysis/gast_0; cp clust_gast_ill__xraid2-2_g454_run_new_pipeline_nextseq_20160428_lane_1_A_analysis_reads_overlap.sh.gz ../gast/</text:p>
          </table:table-cell>
          <table:table-cell table:formula="of:=&quot;cd &quot; &amp; [.M250] &amp;&quot;/gast_0; cp filenames.list* ../gast/&quot;" office:value-type="string" office:string-value="cd /xraid2-2/g454/run_new_pipeline/nextseq/20160428/lane_1_A/analysis/gast_0; cp filenames.list* ../gast/">
            <text:p>cd /xraid2-2/g454/run_new_pipeline/nextseq/20160428/lane_1_A/analysis/gast_0; cp filenames.list* ../gast/</text:p>
          </table:table-cell>
          <table:table-cell table:formula="of:=&quot;cd &quot; &amp; [.M250] &amp;&quot;/gast; gunzip *&quot;" office:value-type="string" office:string-value="cd /xraid2-2/g454/run_new_pipeline/nextseq/20160428/lane_1_A/analysis/gast; gunzip *">
            <text:p>cd /xraid2-2/g454/run_new_pipeline/nextseq/20160428/lane_1_A/analysis/gast; gunzip *</text:p>
          </table:table-cell>
          <table:table-cell office:value-type="string">
            <text:p>clust_gast_ill__xraid2-2_g454_run_new_pipeline_nextseq_20160428_lane_1_A_analysis_reads_overlap.sh</text:p>
          </table:table-cell>
          <table:table-cell table:formula="of:=&quot;cd &quot; &amp; [.M250] &amp;&quot;/gast; qsub &quot; &amp; [.T250] &amp; &quot;; check_cluster.py; mail_done&quot;" office:value-type="string" office:string-value="cd /xraid2-2/g454/run_new_pipeline/nextseq/20160428/lane_1_A/analysis/gast; qsub clust_gast_ill__xraid2-2_g454_run_new_pipeline_nextseq_20160428_lane_1_A_analysis_reads_overlap.sh; check_cluster.py; mail_done">
            <text:p>cd /xraid2-2/g454/run_new_pipeline/nextseq/20160428/lane_1_A/analysis/gast; qsub clust_gast_ill__xraid2-2_g454_run_new_pipeline_nextseq_20160428_lane_1_A_analysis_reads_overlap.sh; check_cluster.py; mail_done</text:p>
          </table:table-cell>
          <table:table-cell table:number-columns-repeated="3"/>
        </table:table-row>
        <table:table-row table:style-name="ro1">
          <table:table-cell office:value-type="float" office:value="20160428">
            <text:p>2016042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 office:value-type="string">
            <text:p>yes</text:p>
          </table:table-cell>
          <table:table-cell office:value-type="string">
            <text:p>jpolinski</text:p>
          </table:table-cell>
          <table:table-cell office:value-type="string">
            <text:p>Dec 29 2016</text:p>
          </table:table-cell>
          <table:table-cell office:value-type="string">
            <text:p>clust_gast_ill__xraid2-2_g454_run_new_pipeline_nextseq_20160428_lane_1_B_analysis_reads_overlap.sh.gz</text:p>
          </table:table-cell>
          <table:table-cell table:formula="of:=&quot;find /xraid2-2/g454/run_new_pipeline -name &quot; &amp; [.I251]" office:value-type="string" office:string-value="find /xraid2-2/g454/run_new_pipeline -name clust_gast_ill__xraid2-2_g454_run_new_pipeline_nextseq_20160428_lane_1_B_analysis_reads_overlap.sh.gz">
            <text:p>find /xraid2-2/g454/run_new_pipeline -name clust_gast_ill__xraid2-2_g454_run_new_pipeline_nextseq_20160428_lane_1_B_analysis_reads_overlap.sh.gz</text:p>
          </table:table-cell>
          <table:table-cell table:formula="of:=&quot;cd &quot; &amp; [.M251] &amp; &quot;/reads_overlap; gunzip *.fa.unique.gz&quot;" office:value-type="string" office:string-value="cd /xraid2-2/g454/run_new_pipeline/nextseq/20160428/lane_1_B/analysis/reads_overlap; gunzip *.fa.unique.gz">
            <text:p>cd /xraid2-2/g454/run_new_pipeline/nextseq/20160428/lane_1_B/analysis/reads_overlap; gunzip *.fa.unique.gz</text:p>
          </table:table-cell>
          <table:table-cell office:value-type="string">
            <text:p>/xraid2-2/g454/run_new_pipeline/nextseq/20160428/lane_1_B/analysis</text:p>
          </table:table-cell>
          <table:table-cell office:value-type="string">
            <text:p>/xraid2-2/g454/run_new_pipeline/nextseq/20160428/lane_1_B/analysis</text:p>
          </table:table-cell>
          <table:table-cell office:value-type="string">
            <text:p>gast</text:p>
          </table:table-cell>
          <table:table-cell table:style-name="ce2" table:formula="of:=&quot;cd &quot; &amp; [.M251] &amp; &quot;; mv gast gast_0&quot;" office:value-type="string" office:string-value="cd /xraid2-2/g454/run_new_pipeline/nextseq/20160428/lane_1_B/analysis; mv gast gast_0">
            <text:p>cd /xraid2-2/g454/run_new_pipeline/nextseq/20160428/lane_1_B/analysis; mv gast gast_0</text:p>
          </table:table-cell>
          <table:table-cell table:style-name="ce2" table:formula="of:=&quot;cd &quot; &amp; [.M251] &amp; &quot;; mkdir gast&quot;" office:value-type="string" office:string-value="cd /xraid2-2/g454/run_new_pipeline/nextseq/20160428/lane_1_B/analysis; mkdir gast">
            <text:p>cd /xraid2-2/g454/run_new_pipeline/nextseq/20160428/lane_1_B/analysis; mkdir gast</text:p>
          </table:table-cell>
          <table:table-cell table:formula="of:=&quot;cd &quot; &amp; [.M251] &amp;&quot;/gast_0; cp &quot; &amp; [.I251] &amp; &quot; ../gast/&quot;" office:value-type="string" office:string-value="cd /xraid2-2/g454/run_new_pipeline/nextseq/20160428/lane_1_B/analysis/gast_0; cp clust_gast_ill__xraid2-2_g454_run_new_pipeline_nextseq_20160428_lane_1_B_analysis_reads_overlap.sh.gz ../gast/">
            <text:p>cd /xraid2-2/g454/run_new_pipeline/nextseq/20160428/lane_1_B/analysis/gast_0; cp clust_gast_ill__xraid2-2_g454_run_new_pipeline_nextseq_20160428_lane_1_B_analysis_reads_overlap.sh.gz ../gast/</text:p>
          </table:table-cell>
          <table:table-cell table:formula="of:=&quot;cd &quot; &amp; [.M251] &amp;&quot;/gast_0; cp filenames.list* ../gast/&quot;" office:value-type="string" office:string-value="cd /xraid2-2/g454/run_new_pipeline/nextseq/20160428/lane_1_B/analysis/gast_0; cp filenames.list* ../gast/">
            <text:p>cd /xraid2-2/g454/run_new_pipeline/nextseq/20160428/lane_1_B/analysis/gast_0; cp filenames.list* ../gast/</text:p>
          </table:table-cell>
          <table:table-cell table:formula="of:=&quot;cd &quot; &amp; [.M251] &amp;&quot;/gast; gunzip *&quot;" office:value-type="string" office:string-value="cd /xraid2-2/g454/run_new_pipeline/nextseq/20160428/lane_1_B/analysis/gast; gunzip *">
            <text:p>cd /xraid2-2/g454/run_new_pipeline/nextseq/20160428/lane_1_B/analysis/gast; gunzip *</text:p>
          </table:table-cell>
          <table:table-cell office:value-type="string">
            <text:p>clust_gast_ill__xraid2-2_g454_run_new_pipeline_nextseq_20160428_lane_1_B_analysis_reads_overlap.sh</text:p>
          </table:table-cell>
          <table:table-cell table:formula="of:=&quot;cd &quot; &amp; [.M251] &amp;&quot;/gast; qsub &quot; &amp; [.T251] &amp; &quot;; check_cluster.py; mail_done&quot;" office:value-type="string" office:string-value="cd /xraid2-2/g454/run_new_pipeline/nextseq/20160428/lane_1_B/analysis/gast; qsub clust_gast_ill__xraid2-2_g454_run_new_pipeline_nextseq_20160428_lane_1_B_analysis_reads_overlap.sh; check_cluster.py; mail_done">
            <text:p>cd /xraid2-2/g454/run_new_pipeline/nextseq/20160428/lane_1_B/analysis/gast; qsub clust_gast_ill__xraid2-2_g454_run_new_pipeline_nextseq_20160428_lane_1_B_analysis_reads_overlap.sh; check_cluster.py; mail_done</text:p>
          </table:table-cell>
          <table:table-cell table:number-columns-repeated="3"/>
        </table:table-row>
        <table:table-row table:style-name="ro1" table:visibility="filter">
          <table:table-cell office:value-type="float" office:value="20160504">
            <text:p>2016050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Jun 8 2016</text:p>
          </table:table-cell>
          <table:table-cell office:value-type="string">
            <text:p>clust_gast_ill_20160504_lane_1_A.sh.gz</text:p>
          </table:table-cell>
          <table:table-cell table:formula="of:=&quot;find /xraid2-2/g454/run_new_pipeline -name &quot; &amp; [.I252]" office:value-type="string" office:string-value="find /xraid2-2/g454/run_new_pipeline -name clust_gast_ill_20160504_lane_1_A.sh.gz">
            <text:p>find /xraid2-2/g454/run_new_pipeline -name clust_gast_ill_20160504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504">
            <text:p>2016050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Jun 8 2016</text:p>
          </table:table-cell>
          <table:table-cell office:value-type="string">
            <text:p>clust_gast_ill_20160504_lane_1_B.sh.gz</text:p>
          </table:table-cell>
          <table:table-cell table:formula="of:=&quot;find /xraid2-2/g454/run_new_pipeline -name &quot; &amp; [.I253]" office:value-type="string" office:string-value="find /xraid2-2/g454/run_new_pipeline -name clust_gast_ill_20160504_lane_1_B.sh.gz">
            <text:p>find /xraid2-2/g454/run_new_pipeline -name clust_gast_ill_2016050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516">
            <text:p>2016051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Jul 7 2016</text:p>
          </table:table-cell>
          <table:table-cell office:value-type="string">
            <text:p>clust_gast_ill_20160516_lane_1_B.sh.gz</text:p>
          </table:table-cell>
          <table:table-cell table:formula="of:=&quot;find /xraid2-2/g454/run_new_pipeline -name &quot; &amp; [.I254]" office:value-type="string" office:string-value="find /xraid2-2/g454/run_new_pipeline -name clust_gast_ill_20160516_lane_1_B.sh.gz">
            <text:p>find /xraid2-2/g454/run_new_pipeline -name clust_gast_ill_20160516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527">
            <text:p>2016052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Jun 15 2016</text:p>
          </table:table-cell>
          <table:table-cell office:value-type="string">
            <text:p>clust_gast_ill_20160527_lane_1_B.sh.gz</text:p>
          </table:table-cell>
          <table:table-cell table:formula="of:=&quot;find /xraid2-2/g454/run_new_pipeline -name &quot; &amp; [.I255]" office:value-type="string" office:string-value="find /xraid2-2/g454/run_new_pipeline -name clust_gast_ill_20160527_lane_1_B.sh.gz">
            <text:p>find /xraid2-2/g454/run_new_pipeline -name clust_gast_ill_20160527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531">
            <text:p>2016053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string">
            <text:p>Dec 19 2016</text:p>
          </table:table-cell>
          <table:table-cell office:value-type="string">
            <text:p>clust_gast_ill__xraid2-2_g454_run_new_pipeline_nextseq_20160531_lane_1_B_analysis_reads_overlap.sh.gz</text:p>
          </table:table-cell>
          <table:table-cell table:formula="of:=&quot;find /xraid2-2/g454/run_new_pipeline -name &quot; &amp; [.I256]" office:value-type="string" office:string-value="find /xraid2-2/g454/run_new_pipeline -name clust_gast_ill__xraid2-2_g454_run_new_pipeline_nextseq_20160531_lane_1_B_analysis_reads_overlap.sh.gz">
            <text:p>find /xraid2-2/g454/run_new_pipeline -name clust_gast_ill__xraid2-2_g454_run_new_pipeline_nextseq_20160531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609">
            <text:p>2016060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string">
            <text:p>Dec 19 2016</text:p>
          </table:table-cell>
          <table:table-cell office:value-type="string">
            <text:p>clust_gast_ill__xraid2-2_g454_run_new_pipeline_nextseq_20160609_lane_1_B_analysis_reads_overlap.sh.gz</text:p>
          </table:table-cell>
          <table:table-cell table:formula="of:=&quot;find /xraid2-2/g454/run_new_pipeline -name &quot; &amp; [.I257]" office:value-type="string" office:string-value="find /xraid2-2/g454/run_new_pipeline -name clust_gast_ill__xraid2-2_g454_run_new_pipeline_nextseq_20160609_lane_1_B_analysis_reads_overlap.sh.gz">
            <text:p>find /xraid2-2/g454/run_new_pipeline -name clust_gast_ill__xraid2-2_g454_run_new_pipeline_nextseq_20160609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614">
            <text:p>201606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string">
            <text:p>Dec 19 2016</text:p>
          </table:table-cell>
          <table:table-cell office:value-type="string">
            <text:p>clust_gast_ill__xraid2-2_g454_run_new_pipeline_nextseq_20160614_lane_1_B_analysis_reads_overlap.sh.gz</text:p>
          </table:table-cell>
          <table:table-cell table:formula="of:=&quot;find /xraid2-2/g454/run_new_pipeline -name &quot; &amp; [.I258]" office:value-type="string" office:string-value="find /xraid2-2/g454/run_new_pipeline -name clust_gast_ill__xraid2-2_g454_run_new_pipeline_nextseq_20160614_lane_1_B_analysis_reads_overlap.sh.gz">
            <text:p>find /xraid2-2/g454/run_new_pipeline -name clust_gast_ill__xraid2-2_g454_run_new_pipeline_nextseq_20160614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624">
            <text:p>2016062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string">
            <text:p>Dec 16 2016</text:p>
          </table:table-cell>
          <table:table-cell office:value-type="string">
            <text:p>clust_gast_ill__xraid2-2_g454_run_new_pipeline_nextseq_20160624_lane_1_B_analysis_reads_overlap.sh.gz</text:p>
          </table:table-cell>
          <table:table-cell table:formula="of:=&quot;find /xraid2-2/g454/run_new_pipeline -name &quot; &amp; [.I259]" office:value-type="string" office:string-value="find /xraid2-2/g454/run_new_pipeline -name clust_gast_ill__xraid2-2_g454_run_new_pipeline_nextseq_20160624_lane_1_B_analysis_reads_overlap.sh.gz">
            <text:p>find /xraid2-2/g454/run_new_pipeline -name clust_gast_ill__xraid2-2_g454_run_new_pipeline_nextseq_20160624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629">
            <text:p>2016062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string">
            <text:p>Dec 18 2016</text:p>
          </table:table-cell>
          <table:table-cell office:value-type="string">
            <text:p>clust_gast_ill__xraid2-2_g454_run_new_pipeline_nextseq_20160629_lane_1_B_analysis_reads_overlap.sh.gz</text:p>
          </table:table-cell>
          <table:table-cell table:formula="of:=&quot;find /xraid2-2/g454/run_new_pipeline -name &quot; &amp; [.I260]" office:value-type="string" office:string-value="find /xraid2-2/g454/run_new_pipeline -name clust_gast_ill__xraid2-2_g454_run_new_pipeline_nextseq_20160629_lane_1_B_analysis_reads_overlap.sh.gz">
            <text:p>find /xraid2-2/g454/run_new_pipeline -name clust_gast_ill__xraid2-2_g454_run_new_pipeline_nextseq_20160629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711">
            <text:p>2016071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Jan 19 2017</text:p>
          </table:table-cell>
          <table:table-cell office:value-type="string">
            <text:p>clust_gast_ill__xraid2-2_g454_run_new_pipeline_miseq_20160711_lane_1_B_analysis_reads_overlap.sh.gz</text:p>
          </table:table-cell>
          <table:table-cell table:formula="of:=&quot;find /xraid2-2/g454/run_new_pipeline -name &quot; &amp; [.I261]" office:value-type="string" office:string-value="find /xraid2-2/g454/run_new_pipeline -name clust_gast_ill__xraid2-2_g454_run_new_pipeline_miseq_20160711_lane_1_B_analysis_reads_overlap.sh.gz">
            <text:p>find /xraid2-2/g454/run_new_pipeline -name clust_gast_ill__xraid2-2_g454_run_new_pipeline_miseq_20160711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715">
            <text:p>20160715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Jul 19 2016</text:p>
          </table:table-cell>
          <table:table-cell office:value-type="string">
            <text:p>clust_gast_ill_20160715_lane_1_E.sh.gz</text:p>
          </table:table-cell>
          <table:table-cell table:formula="of:=&quot;find /xraid2-2/g454/run_new_pipeline -name &quot; &amp; [.I262]" office:value-type="string" office:string-value="find /xraid2-2/g454/run_new_pipeline -name clust_gast_ill_20160715_lane_1_E.sh.gz">
            <text:p>find /xraid2-2/g454/run_new_pipeline -name clust_gast_ill_20160715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715">
            <text:p>20160715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Jul 26 2016</text:p>
          </table:table-cell>
          <table:table-cell office:value-type="string">
            <text:p>clust_gast_ill_20160715_lane_1_E.sh.gz</text:p>
          </table:table-cell>
          <table:table-cell table:formula="of:=&quot;find /xraid2-2/g454/run_new_pipeline -name &quot; &amp; [.I263]" office:value-type="string" office:string-value="find /xraid2-2/g454/run_new_pipeline -name clust_gast_ill_20160715_lane_1_E.sh.gz">
            <text:p>find /xraid2-2/g454/run_new_pipeline -name clust_gast_ill_20160715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716">
            <text:p>2016071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string">
            <text:p>Dec 18 2016</text:p>
          </table:table-cell>
          <table:table-cell office:value-type="string">
            <text:p>clust_gast_ill__xraid2-2_g454_run_new_pipeline_nextseq_20160716_lane_1_B_analysis_reads_overlap.sh.gz</text:p>
          </table:table-cell>
          <table:table-cell table:formula="of:=&quot;find /xraid2-2/g454/run_new_pipeline -name &quot; &amp; [.I264]" office:value-type="string" office:string-value="find /xraid2-2/g454/run_new_pipeline -name clust_gast_ill__xraid2-2_g454_run_new_pipeline_nextseq_20160716_lane_1_B_analysis_reads_overlap.sh.gz">
            <text:p>find /xraid2-2/g454/run_new_pipeline -name clust_gast_ill__xraid2-2_g454_run_new_pipeline_nextseq_20160716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719">
            <text:p>20160719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Aug 11 2016</text:p>
          </table:table-cell>
          <table:table-cell office:value-type="string">
            <text:p>clust_gast_ill_20160719_lane_1_A.sh.gz</text:p>
          </table:table-cell>
          <table:table-cell table:formula="of:=&quot;find /xraid2-2/g454/run_new_pipeline -name &quot; &amp; [.I265]" office:value-type="string" office:string-value="find /xraid2-2/g454/run_new_pipeline -name clust_gast_ill_20160719_lane_1_A.sh.gz">
            <text:p>find /xraid2-2/g454/run_new_pipeline -name clust_gast_ill_20160719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722">
            <text:p>2016072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Aug 10 2016</text:p>
          </table:table-cell>
          <table:table-cell office:value-type="string">
            <text:p>clust_gast_ill_20160722_lane_1_A.sh.gz</text:p>
          </table:table-cell>
          <table:table-cell table:formula="of:=&quot;find /xraid2-2/g454/run_new_pipeline -name &quot; &amp; [.I266]" office:value-type="string" office:string-value="find /xraid2-2/g454/run_new_pipeline -name clust_gast_ill_20160722_lane_1_A.sh.gz">
            <text:p>find /xraid2-2/g454/run_new_pipeline -name clust_gast_ill_20160722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722">
            <text:p>2016072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1 2016</text:p>
          </table:table-cell>
          <table:table-cell office:value-type="string">
            <text:p>clust_gast_ill__xraid2-2_g454_run_new_pipeline_miseq_20160722_lane_1_A_analysis_reads_overlap.sh</text:p>
          </table:table-cell>
          <table:table-cell table:formula="of:=&quot;find /xraid2-2/g454/run_new_pipeline -name &quot; &amp; [.I267]" office:value-type="string" office:string-value="find /xraid2-2/g454/run_new_pipeline -name clust_gast_ill__xraid2-2_g454_run_new_pipeline_miseq_20160722_lane_1_A_analysis_reads_overlap.sh">
            <text:p>find /xraid2-2/g454/run_new_pipeline -name clust_gast_ill__xraid2-2_g454_run_new_pipeline_miseq_20160722_lane_1_A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803">
            <text:p>201608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string">
            <text:p>Dec 16 2016</text:p>
          </table:table-cell>
          <table:table-cell office:value-type="string">
            <text:p>clust_gast_ill__xraid2-2_g454_run_new_pipeline_nextseq_20160803_lane_1_B_analysis_reads_overlap.sh.gz</text:p>
          </table:table-cell>
          <table:table-cell table:formula="of:=&quot;find /xraid2-2/g454/run_new_pipeline -name &quot; &amp; [.I268]" office:value-type="string" office:string-value="find /xraid2-2/g454/run_new_pipeline -name clust_gast_ill__xraid2-2_g454_run_new_pipeline_nextseq_20160803_lane_1_B_analysis_reads_overlap.sh.gz">
            <text:p>find /xraid2-2/g454/run_new_pipeline -name clust_gast_ill__xraid2-2_g454_run_new_pipeline_nextseq_2016080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817">
            <text:p>20160817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Aug 24 2016</text:p>
          </table:table-cell>
          <table:table-cell office:value-type="string">
            <text:p>clust_gast_ill_20160817_lane_1_E.sh.gz</text:p>
          </table:table-cell>
          <table:table-cell table:formula="of:=&quot;find /xraid2-2/g454/run_new_pipeline -name &quot; &amp; [.I269]" office:value-type="string" office:string-value="find /xraid2-2/g454/run_new_pipeline -name clust_gast_ill_20160817_lane_1_E.sh.gz">
            <text:p>find /xraid2-2/g454/run_new_pipeline -name clust_gast_ill_20160817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819">
            <text:p>20160819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Aug 25 2016</text:p>
          </table:table-cell>
          <table:table-cell office:value-type="string">
            <text:p>clust_gast_ill_20160819_lane_1_A.sh.gz</text:p>
          </table:table-cell>
          <table:table-cell table:formula="of:=&quot;find /xraid2-2/g454/run_new_pipeline -name &quot; &amp; [.I270]" office:value-type="string" office:string-value="find /xraid2-2/g454/run_new_pipeline -name clust_gast_ill_20160819_lane_1_A.sh.gz">
            <text:p>find /xraid2-2/g454/run_new_pipeline -name clust_gast_ill_20160819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819">
            <text:p>2016081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string">
            <text:p>Aug 30 2016</text:p>
          </table:table-cell>
          <table:table-cell office:value-type="string">
            <text:p>clust_gast_ill_20160819_lane_1_B.sh.gz</text:p>
          </table:table-cell>
          <table:table-cell table:formula="of:=&quot;find /xraid2-2/g454/run_new_pipeline -name &quot; &amp; [.I271]" office:value-type="string" office:string-value="find /xraid2-2/g454/run_new_pipeline -name clust_gast_ill_20160819_lane_1_B.sh.gz">
            <text:p>find /xraid2-2/g454/run_new_pipeline -name clust_gast_ill_20160819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826">
            <text:p>2016082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Sep 20 2016</text:p>
          </table:table-cell>
          <table:table-cell office:value-type="string">
            <text:p>clust_gast_ill_20160826_lane_1_B.sh.gz</text:p>
          </table:table-cell>
          <table:table-cell table:formula="of:=&quot;find /xraid2-2/g454/run_new_pipeline -name &quot; &amp; [.I272]" office:value-type="string" office:string-value="find /xraid2-2/g454/run_new_pipeline -name clust_gast_ill_20160826_lane_1_B.sh.gz">
            <text:p>find /xraid2-2/g454/run_new_pipeline -name clust_gast_ill_20160826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901">
            <text:p>20160901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Sep 9 2016</text:p>
          </table:table-cell>
          <table:table-cell office:value-type="string">
            <text:p>clust_gast_ill_20160901_lane_1_B.sh.gz</text:p>
          </table:table-cell>
          <table:table-cell table:formula="of:=&quot;find /xraid2-2/g454/run_new_pipeline -name &quot; &amp; [.I273]" office:value-type="string" office:string-value="find /xraid2-2/g454/run_new_pipeline -name clust_gast_ill_20160901_lane_1_B.sh.gz">
            <text:p>find /xraid2-2/g454/run_new_pipeline -name clust_gast_ill_20160901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901">
            <text:p>20160901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Sep 8 2016</text:p>
          </table:table-cell>
          <table:table-cell office:value-type="string">
            <text:p>clust_gast_ill_20160901_lane_1_E.sh.gz</text:p>
          </table:table-cell>
          <table:table-cell table:formula="of:=&quot;find /xraid2-2/g454/run_new_pipeline -name &quot; &amp; [.I274]" office:value-type="string" office:string-value="find /xraid2-2/g454/run_new_pipeline -name clust_gast_ill_20160901_lane_1_E.sh.gz">
            <text:p>find /xraid2-2/g454/run_new_pipeline -name clust_gast_ill_20160901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922">
            <text:p>2016092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Sep 27 2016</text:p>
          </table:table-cell>
          <table:table-cell office:value-type="string">
            <text:p>clust_gast_ill_20160922_lane_1_A.sh.gz</text:p>
          </table:table-cell>
          <table:table-cell table:formula="of:=&quot;find /xraid2-2/g454/run_new_pipeline -name &quot; &amp; [.I275]" office:value-type="string" office:string-value="find /xraid2-2/g454/run_new_pipeline -name clust_gast_ill_20160922_lane_1_A.sh.gz">
            <text:p>find /xraid2-2/g454/run_new_pipeline -name clust_gast_ill_20160922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922">
            <text:p>2016092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Sep 27 2016</text:p>
          </table:table-cell>
          <table:table-cell office:value-type="string">
            <text:p>clust_gast_ill_20160922_lane_1_B.sh.gz</text:p>
          </table:table-cell>
          <table:table-cell table:formula="of:=&quot;find /xraid2-2/g454/run_new_pipeline -name &quot; &amp; [.I276]" office:value-type="string" office:string-value="find /xraid2-2/g454/run_new_pipeline -name clust_gast_ill_20160922_lane_1_B.sh.gz">
            <text:p>find /xraid2-2/g454/run_new_pipeline -name clust_gast_ill_20160922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0930">
            <text:p>2016093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string">
            <text:p>Dec 16 2016</text:p>
          </table:table-cell>
          <table:table-cell office:value-type="string">
            <text:p>clust_gast_ill__xraid2-2_g454_run_new_pipeline_nextseq_20160930_lane_1_B_analysis_reads_overlap.sh.gz</text:p>
          </table:table-cell>
          <table:table-cell table:formula="of:=&quot;find /xraid2-2/g454/run_new_pipeline -name &quot; &amp; [.I277]" office:value-type="string" office:string-value="find /xraid2-2/g454/run_new_pipeline -name clust_gast_ill__xraid2-2_g454_run_new_pipeline_nextseq_20160930_lane_1_B_analysis_reads_overlap.sh.gz">
            <text:p>find /xraid2-2/g454/run_new_pipeline -name clust_gast_ill__xraid2-2_g454_run_new_pipeline_nextseq_2016093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014">
            <text:p>201610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string">
            <text:p>Dec 15 2016</text:p>
          </table:table-cell>
          <table:table-cell office:value-type="string">
            <text:p>clust_gast_ill_20161014_lane_1_A.sh.gz</text:p>
          </table:table-cell>
          <table:table-cell table:formula="of:=&quot;find /xraid2-2/g454/run_new_pipeline -name &quot; &amp; [.I278]" office:value-type="string" office:string-value="find /xraid2-2/g454/run_new_pipeline -name clust_gast_ill_20161014_lane_1_A.sh.gz">
            <text:p>find /xraid2-2/g454/run_new_pipeline -name clust_gast_ill_20161014_lane_1_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014">
            <text:p>201610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jpolinski</text:p>
          </table:table-cell>
          <table:table-cell office:value-type="string">
            <text:p>Dec 15 2016</text:p>
          </table:table-cell>
          <table:table-cell office:value-type="string">
            <text:p>clust_gast_ill_20161014_lane_1_B.sh.gz</text:p>
          </table:table-cell>
          <table:table-cell table:formula="of:=&quot;find /xraid2-2/g454/run_new_pipeline -name &quot; &amp; [.I279]" office:value-type="string" office:string-value="find /xraid2-2/g454/run_new_pipeline -name clust_gast_ill_20161014_lane_1_B.sh.gz">
            <text:p>find /xraid2-2/g454/run_new_pipeline -name clust_gast_ill_20161014_lane_1_B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020">
            <text:p>201610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14 2017</text:p>
          </table:table-cell>
          <table:table-cell office:value-type="string">
            <text:p>clust_gast_ill__xraid2-2_g454_run_new_pipeline_miseq_20161020_lane_1_B_analysis_reads_overlap.sh.gz</text:p>
          </table:table-cell>
          <table:table-cell table:formula="of:=&quot;find /xraid2-2/g454/run_new_pipeline -name &quot; &amp; [.I280]" office:value-type="string" office:string-value="find /xraid2-2/g454/run_new_pipeline -name clust_gast_ill__xraid2-2_g454_run_new_pipeline_miseq_20161020_lane_1_B_analysis_reads_overlap.sh.gz">
            <text:p>find /xraid2-2/g454/run_new_pipeline -name clust_gast_ill__xraid2-2_g454_run_new_pipeline_miseq_2016102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020">
            <text:p>201610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Jan 11 2017</text:p>
          </table:table-cell>
          <table:table-cell office:value-type="string">
            <text:p>clust_gast_ill__xraid2-2_g454_run_new_pipeline_miseq_20161020_lane_1_B_analysis_reads_overlap.sh.gz</text:p>
          </table:table-cell>
          <table:table-cell table:formula="of:=&quot;find /xraid2-2/g454/run_new_pipeline -name &quot; &amp; [.I281]" office:value-type="string" office:string-value="find /xraid2-2/g454/run_new_pipeline -name clust_gast_ill__xraid2-2_g454_run_new_pipeline_miseq_20161020_lane_1_B_analysis_reads_overlap.sh.gz">
            <text:p>find /xraid2-2/g454/run_new_pipeline -name clust_gast_ill__xraid2-2_g454_run_new_pipeline_miseq_2016102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020">
            <text:p>201610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14 2017</text:p>
          </table:table-cell>
          <table:table-cell office:value-type="string">
            <text:p>clust_gast_ill__xraid2-2_g454_run_new_pipeline_miseq_20161020_lane_1_B_analysis_reads_overlap.sh.gz</text:p>
          </table:table-cell>
          <table:table-cell table:formula="of:=&quot;find /xraid2-2/g454/run_new_pipeline -name &quot; &amp; [.I282]" office:value-type="string" office:string-value="find /xraid2-2/g454/run_new_pipeline -name clust_gast_ill__xraid2-2_g454_run_new_pipeline_miseq_20161020_lane_1_B_analysis_reads_overlap.sh.gz">
            <text:p>find /xraid2-2/g454/run_new_pipeline -name clust_gast_ill__xraid2-2_g454_run_new_pipeline_miseq_2016102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020">
            <text:p>2016102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Jan 11 2017</text:p>
          </table:table-cell>
          <table:table-cell office:value-type="string">
            <text:p>clust_gast_ill__xraid2-2_g454_run_new_pipeline_miseq_20161020_lane_1_B_analysis_reads_overlap.sh.gz</text:p>
          </table:table-cell>
          <table:table-cell table:formula="of:=&quot;find /xraid2-2/g454/run_new_pipeline -name &quot; &amp; [.I283]" office:value-type="string" office:string-value="find /xraid2-2/g454/run_new_pipeline -name clust_gast_ill__xraid2-2_g454_run_new_pipeline_miseq_20161020_lane_1_B_analysis_reads_overlap.sh.gz">
            <text:p>find /xraid2-2/g454/run_new_pipeline -name clust_gast_ill__xraid2-2_g454_run_new_pipeline_miseq_2016102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109">
            <text:p>20161109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Dec 29 2016</text:p>
          </table:table-cell>
          <table:table-cell office:value-type="string">
            <text:p>clust_gast_ill_20161109_lane_1_E.sh</text:p>
          </table:table-cell>
          <table:table-cell table:formula="of:=&quot;find /xraid2-2/g454/run_new_pipeline -name &quot; &amp; [.I284]" office:value-type="string" office:string-value="find /xraid2-2/g454/run_new_pipeline -name clust_gast_ill_20161109_lane_1_E.sh">
            <text:p>find /xraid2-2/g454/run_new_pipeline -name clust_gast_ill_20161109_lane_1_E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109">
            <text:p>20161109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18 2017</text:p>
          </table:table-cell>
          <table:table-cell office:value-type="string">
            <text:p>clust_gast_ill__xraid2-2_g454_run_new_pipeline_miseq_20161109_lane_1_E_analysis_reads_overlap.sh</text:p>
          </table:table-cell>
          <table:table-cell table:formula="of:=&quot;find /xraid2-2/g454/run_new_pipeline -name &quot; &amp; [.I285]" office:value-type="string" office:string-value="find /xraid2-2/g454/run_new_pipeline -name clust_gast_ill__xraid2-2_g454_run_new_pipeline_miseq_20161109_lane_1_E_analysis_reads_overlap.sh">
            <text:p>find /xraid2-2/g454/run_new_pipeline -name clust_gast_ill__xraid2-2_g454_run_new_pipeline_miseq_20161109_lane_1_E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109">
            <text:p>20161109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Feb 21 2017</text:p>
          </table:table-cell>
          <table:table-cell office:value-type="string">
            <text:p>clust_gast_ill__xraid2-2_g454_run_new_pipeline_miseq_20161109_lane_1_E_analysis_reads_overlap.sh</text:p>
          </table:table-cell>
          <table:table-cell table:formula="of:=&quot;find /xraid2-2/g454/run_new_pipeline -name &quot; &amp; [.I286]" office:value-type="string" office:string-value="find /xraid2-2/g454/run_new_pipeline -name clust_gast_ill__xraid2-2_g454_run_new_pipeline_miseq_20161109_lane_1_E_analysis_reads_overlap.sh">
            <text:p>find /xraid2-2/g454/run_new_pipeline -name clust_gast_ill__xraid2-2_g454_run_new_pipeline_miseq_20161109_lane_1_E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109">
            <text:p>20161109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Jan 19 2017</text:p>
          </table:table-cell>
          <table:table-cell office:value-type="string">
            <text:p>clust_gast_ill__xraid2-2_g454_run_new_pipeline_miseq_20161109_lane_1_E_analysis_reads_overlap.sh.gz</text:p>
          </table:table-cell>
          <table:table-cell table:formula="of:=&quot;find /xraid2-2/g454/run_new_pipeline -name &quot; &amp; [.I287]" office:value-type="string" office:string-value="find /xraid2-2/g454/run_new_pipeline -name clust_gast_ill__xraid2-2_g454_run_new_pipeline_miseq_20161109_lane_1_E_analysis_reads_overlap.sh.gz">
            <text:p>find /xraid2-2/g454/run_new_pipeline -name clust_gast_ill__xraid2-2_g454_run_new_pipeline_miseq_20161109_lane_1_E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109">
            <text:p>20161109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shipunova</text:p>
          </table:table-cell>
          <table:table-cell office:value-type="string">
            <text:p>Jan 31 2017</text:p>
          </table:table-cell>
          <table:table-cell office:value-type="string">
            <text:p>clust_gast_ill__xraid2-2_g454_run_new_pipeline_miseq_20161109_lane_1_E_analysis_reads_overlap.sh</text:p>
          </table:table-cell>
          <table:table-cell table:formula="of:=&quot;find /xraid2-2/g454/run_new_pipeline -name &quot; &amp; [.I288]" office:value-type="string" office:string-value="find /xraid2-2/g454/run_new_pipeline -name clust_gast_ill__xraid2-2_g454_run_new_pipeline_miseq_20161109_lane_1_E_analysis_reads_overlap.sh">
            <text:p>find /xraid2-2/g454/run_new_pipeline -name clust_gast_ill__xraid2-2_g454_run_new_pipeline_miseq_20161109_lane_1_E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109">
            <text:p>20161109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Nov 15 2016</text:p>
          </table:table-cell>
          <table:table-cell office:value-type="string">
            <text:p>clust_gast_ill_20161109_lane_1_E.sh.gz</text:p>
          </table:table-cell>
          <table:table-cell table:formula="of:=&quot;find /xraid2-2/g454/run_new_pipeline -name &quot; &amp; [.I289]" office:value-type="string" office:string-value="find /xraid2-2/g454/run_new_pipeline -name clust_gast_ill_20161109_lane_1_E.sh.gz">
            <text:p>find /xraid2-2/g454/run_new_pipeline -name clust_gast_ill_20161109_lane_1_E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122">
            <text:p>2016112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ashipunova</text:p>
          </table:table-cell>
          <table:table-cell office:value-type="string">
            <text:p>Dec 9 2016</text:p>
          </table:table-cell>
          <table:table-cell office:value-type="string">
            <text:p>clust_gast_ill_20161122_lane_1_B.sh</text:p>
          </table:table-cell>
          <table:table-cell table:formula="of:=&quot;find /xraid2-2/g454/run_new_pipeline -name &quot; &amp; [.I290]" office:value-type="string" office:string-value="find /xraid2-2/g454/run_new_pipeline -name clust_gast_ill_20161122_lane_1_B.sh">
            <text:p>find /xraid2-2/g454/run_new_pipeline -name clust_gast_ill_20161122_lane_1_B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208">
            <text:p>2016120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Feb 14 2017</text:p>
          </table:table-cell>
          <table:table-cell office:value-type="string">
            <text:p>clust_gast_ill__xraid2-2_g454_run_new_pipeline_miseq_20161208_lane_1_B_analysis_reads_overlap.sh.gz</text:p>
          </table:table-cell>
          <table:table-cell table:formula="of:=&quot;find /xraid2-2/g454/run_new_pipeline -name &quot; &amp; [.I291]" office:value-type="string" office:string-value="find /xraid2-2/g454/run_new_pipeline -name clust_gast_ill__xraid2-2_g454_run_new_pipeline_miseq_20161208_lane_1_B_analysis_reads_overlap.sh.gz">
            <text:p>find /xraid2-2/g454/run_new_pipeline -name clust_gast_ill__xraid2-2_g454_run_new_pipeline_miseq_20161208_lane_1_B_analysis_reads_overlap.sh.gz</text:p>
          </table:table-cell>
          <table:table-cell table:number-columns-repeated="14"/>
        </table:table-row>
        <table:table-row table:style-name="ro1">
          <table:table-cell office:value-type="float" office:value="20161209">
            <text:p>2016120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 office:value-type="string">
            <text:p>yes</text:p>
          </table:table-cell>
          <table:table-cell office:value-type="string">
            <text:p>jpolinski</text:p>
          </table:table-cell>
          <table:table-cell office:value-type="string">
            <text:p>Dec 16 2016</text:p>
          </table:table-cell>
          <table:table-cell office:value-type="string">
            <text:p>clust_gast_ill__xraid2-2_g454_run_new_pipeline_nextseq_20161209_lane_1_B_analysis_reads_overlap.sh.gz</text:p>
          </table:table-cell>
          <table:table-cell table:formula="of:=&quot;find /xraid2-2/g454/run_new_pipeline -name &quot; &amp; [.I292]" office:value-type="string" office:string-value="find /xraid2-2/g454/run_new_pipeline -name clust_gast_ill__xraid2-2_g454_run_new_pipeline_nextseq_20161209_lane_1_B_analysis_reads_overlap.sh.gz">
            <text:p>find /xraid2-2/g454/run_new_pipeline -name clust_gast_ill__xraid2-2_g454_run_new_pipeline_nextseq_20161209_lane_1_B_analysis_reads_overlap.sh.gz</text:p>
          </table:table-cell>
          <table:table-cell table:formula="of:=&quot;cd &quot; &amp; [.M292] &amp; &quot;/reads_overlap; gunzip *.fa.unique.gz&quot;" office:value-type="string" office:string-value="cd /xraid2-2/g454/run_new_pipeline/nextseq/20161209/lane_1_B/analysis/reads_overlap; gunzip *.fa.unique.gz">
            <text:p>cd /xraid2-2/g454/run_new_pipeline/nextseq/20161209/lane_1_B/analysis/reads_overlap; gunzip *.fa.unique.gz</text:p>
          </table:table-cell>
          <table:table-cell office:value-type="string">
            <text:p>/xraid2-2/g454/run_new_pipeline/nextseq/20161209/lane_1_B/analysis</text:p>
          </table:table-cell>
          <table:table-cell office:value-type="string">
            <text:p>/xraid2-2/g454/run_new_pipeline/nextseq/20161209/lane_1_B/analysis</text:p>
          </table:table-cell>
          <table:table-cell office:value-type="string">
            <text:p>gast_0</text:p>
          </table:table-cell>
          <table:table-cell table:style-name="ce2" table:formula="of:=&quot;cd &quot; &amp; [.M292] &amp; &quot;; mv gast gast_0&quot;" office:value-type="string" office:string-value="cd /xraid2-2/g454/run_new_pipeline/nextseq/20161209/lane_1_B/analysis; mv gast gast_0">
            <text:p>cd /xraid2-2/g454/run_new_pipeline/nextseq/20161209/lane_1_B/analysis; mv gast gast_0</text:p>
          </table:table-cell>
          <table:table-cell table:style-name="ce2" table:formula="of:=&quot;cd &quot; &amp; [.M292] &amp; &quot;; mkdir gast&quot;" office:value-type="string" office:string-value="cd /xraid2-2/g454/run_new_pipeline/nextseq/20161209/lane_1_B/analysis; mkdir gast">
            <text:p>cd /xraid2-2/g454/run_new_pipeline/nextseq/20161209/lane_1_B/analysis; mkdir gast</text:p>
          </table:table-cell>
          <table:table-cell table:formula="of:=&quot;cd &quot; &amp; [.M292] &amp;&quot;/gast_0; cp &quot; &amp; [.I292] &amp; &quot; ../gast/&quot;" office:value-type="string" office:string-value="cd /xraid2-2/g454/run_new_pipeline/nextseq/20161209/lane_1_B/analysis/gast_0; cp clust_gast_ill__xraid2-2_g454_run_new_pipeline_nextseq_20161209_lane_1_B_analysis_reads_overlap.sh.gz ../gast/">
            <text:p>cd /xraid2-2/g454/run_new_pipeline/nextseq/20161209/lane_1_B/analysis/gast_0; cp clust_gast_ill__xraid2-2_g454_run_new_pipeline_nextseq_20161209_lane_1_B_analysis_reads_overlap.sh.gz ../gast/</text:p>
          </table:table-cell>
          <table:table-cell table:formula="of:=&quot;cd &quot; &amp; [.M292] &amp;&quot;/gast_0; cp filenames.list* ../gast/&quot;" office:value-type="string" office:string-value="cd /xraid2-2/g454/run_new_pipeline/nextseq/20161209/lane_1_B/analysis/gast_0; cp filenames.list* ../gast/">
            <text:p>cd /xraid2-2/g454/run_new_pipeline/nextseq/20161209/lane_1_B/analysis/gast_0; cp filenames.list* ../gast/</text:p>
          </table:table-cell>
          <table:table-cell table:formula="of:=&quot;cd &quot; &amp; [.M292] &amp;&quot;/gast; gunzip *&quot;" office:value-type="string" office:string-value="cd /xraid2-2/g454/run_new_pipeline/nextseq/20161209/lane_1_B/analysis/gast; gunzip *">
            <text:p>cd /xraid2-2/g454/run_new_pipeline/nextseq/20161209/lane_1_B/analysis/gast; gunzip *</text:p>
          </table:table-cell>
          <table:table-cell office:value-type="string">
            <text:p>clust_gast_ill__xraid2-2_g454_run_new_pipeline_nextseq_20161209_lane_1_B_analysis_reads_overlap.sh</text:p>
          </table:table-cell>
          <table:table-cell table:formula="of:=&quot;cd &quot; &amp; [.M292] &amp;&quot;/gast; qsub &quot; &amp; [.T292] &amp; &quot;; check_cluster.py; mail_done&quot;" office:value-type="string" office:string-value="cd /xraid2-2/g454/run_new_pipeline/nextseq/20161209/lane_1_B/analysis/gast; qsub clust_gast_ill__xraid2-2_g454_run_new_pipeline_nextseq_20161209_lane_1_B_analysis_reads_overlap.sh; check_cluster.py; mail_done">
            <text:p>cd /xraid2-2/g454/run_new_pipeline/nextseq/20161209/lane_1_B/analysis/gast; qsub clust_gast_ill__xraid2-2_g454_run_new_pipeline_nextseq_20161209_lane_1_B_analysis_reads_overlap.sh; check_cluster.py; mail_done</text:p>
          </table:table-cell>
          <table:table-cell table:number-columns-repeated="3"/>
        </table:table-row>
        <table:table-row table:style-name="ro1" table:visibility="filter">
          <table:table-cell office:value-type="float" office:value="20161229">
            <text:p>2016122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Feb 15 2017</text:p>
          </table:table-cell>
          <table:table-cell office:value-type="string">
            <text:p>clust_gast_ill__xraid2-2_g454_run_new_pipeline_miseq_20161229_lane_1_B_analysis_reads_overlap.sh.gz</text:p>
          </table:table-cell>
          <table:table-cell table:formula="of:=&quot;find /xraid2-2/g454/run_new_pipeline -name &quot; &amp; [.I293]" office:value-type="string" office:string-value="find /xraid2-2/g454/run_new_pipeline -name clust_gast_ill__xraid2-2_g454_run_new_pipeline_miseq_20161229_lane_1_B_analysis_reads_overlap.sh.gz">
            <text:p>find /xraid2-2/g454/run_new_pipeline -name clust_gast_ill__xraid2-2_g454_run_new_pipeline_miseq_20161229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229">
            <text:p>2016122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Jan 10 2017</text:p>
          </table:table-cell>
          <table:table-cell office:value-type="string">
            <text:p>clust_gast_ill__xraid2-2_g454_run_new_pipeline_miseq_20161229_lane_1_B_analysis_reads_overlap.sh.gz</text:p>
          </table:table-cell>
          <table:table-cell table:formula="of:=&quot;find /xraid2-2/g454/run_new_pipeline -name &quot; &amp; [.I294]" office:value-type="string" office:string-value="find /xraid2-2/g454/run_new_pipeline -name clust_gast_ill__xraid2-2_g454_run_new_pipeline_miseq_20161229_lane_1_B_analysis_reads_overlap.sh.gz">
            <text:p>find /xraid2-2/g454/run_new_pipeline -name clust_gast_ill__xraid2-2_g454_run_new_pipeline_miseq_20161229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229">
            <text:p>2016122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Feb 15 2017</text:p>
          </table:table-cell>
          <table:table-cell office:value-type="string">
            <text:p>clust_gast_ill__xraid2-2_g454_run_new_pipeline_miseq_20161229_lane_1_B_analysis_reads_overlap.sh.gz</text:p>
          </table:table-cell>
          <table:table-cell table:formula="of:=&quot;find /xraid2-2/g454/run_new_pipeline -name &quot; &amp; [.I295]" office:value-type="string" office:string-value="find /xraid2-2/g454/run_new_pipeline -name clust_gast_ill__xraid2-2_g454_run_new_pipeline_miseq_20161229_lane_1_B_analysis_reads_overlap.sh.gz">
            <text:p>find /xraid2-2/g454/run_new_pipeline -name clust_gast_ill__xraid2-2_g454_run_new_pipeline_miseq_20161229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61229">
            <text:p>2016122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Jan 10 2017</text:p>
          </table:table-cell>
          <table:table-cell office:value-type="string">
            <text:p>clust_gast_ill__xraid2-2_g454_run_new_pipeline_miseq_20161229_lane_1_B_analysis_reads_overlap.sh.gz</text:p>
          </table:table-cell>
          <table:table-cell table:formula="of:=&quot;find /xraid2-2/g454/run_new_pipeline -name &quot; &amp; [.I296]" office:value-type="string" office:string-value="find /xraid2-2/g454/run_new_pipeline -name clust_gast_ill__xraid2-2_g454_run_new_pipeline_miseq_20161229_lane_1_B_analysis_reads_overlap.sh.gz">
            <text:p>find /xraid2-2/g454/run_new_pipeline -name clust_gast_ill__xraid2-2_g454_run_new_pipeline_miseq_20161229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203">
            <text:p>201702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Feb 15 2017</text:p>
          </table:table-cell>
          <table:table-cell office:value-type="string">
            <text:p>clust_gast_ill__xraid2-2_g454_run_new_pipeline_miseq_20170203_lane_1_B_analysis_reads_overlap.sh.gz</text:p>
          </table:table-cell>
          <table:table-cell table:formula="of:=&quot;find /xraid2-2/g454/run_new_pipeline -name &quot; &amp; [.I297]" office:value-type="string" office:string-value="find /xraid2-2/g454/run_new_pipeline -name clust_gast_ill__xraid2-2_g454_run_new_pipeline_miseq_20170203_lane_1_B_analysis_reads_overlap.sh.gz">
            <text:p>find /xraid2-2/g454/run_new_pipeline -name clust_gast_ill__xraid2-2_g454_run_new_pipeline_miseq_2017020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203">
            <text:p>201702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Feb 6 2017</text:p>
          </table:table-cell>
          <table:table-cell office:value-type="string">
            <text:p>clust_gast_ill__xraid2-2_g454_run_new_pipeline_miseq_20170203_lane_1_B_analysis_reads_overlap.sh.gz</text:p>
          </table:table-cell>
          <table:table-cell table:formula="of:=&quot;find /xraid2-2/g454/run_new_pipeline -name &quot; &amp; [.I298]" office:value-type="string" office:string-value="find /xraid2-2/g454/run_new_pipeline -name clust_gast_ill__xraid2-2_g454_run_new_pipeline_miseq_20170203_lane_1_B_analysis_reads_overlap.sh.gz">
            <text:p>find /xraid2-2/g454/run_new_pipeline -name clust_gast_ill__xraid2-2_g454_run_new_pipeline_miseq_2017020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203">
            <text:p>201702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Feb 15 2017</text:p>
          </table:table-cell>
          <table:table-cell office:value-type="string">
            <text:p>clust_gast_ill__xraid2-2_g454_run_new_pipeline_miseq_20170203_lane_1_B_analysis_reads_overlap.sh.gz</text:p>
          </table:table-cell>
          <table:table-cell table:formula="of:=&quot;find /xraid2-2/g454/run_new_pipeline -name &quot; &amp; [.I299]" office:value-type="string" office:string-value="find /xraid2-2/g454/run_new_pipeline -name clust_gast_ill__xraid2-2_g454_run_new_pipeline_miseq_20170203_lane_1_B_analysis_reads_overlap.sh.gz">
            <text:p>find /xraid2-2/g454/run_new_pipeline -name clust_gast_ill__xraid2-2_g454_run_new_pipeline_miseq_2017020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203">
            <text:p>201702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Feb 6 2017</text:p>
          </table:table-cell>
          <table:table-cell office:value-type="string">
            <text:p>clust_gast_ill__xraid2-2_g454_run_new_pipeline_miseq_20170203_lane_1_B_analysis_reads_overlap.sh.gz</text:p>
          </table:table-cell>
          <table:table-cell table:formula="of:=&quot;find /xraid2-2/g454/run_new_pipeline -name &quot; &amp; [.I300]" office:value-type="string" office:string-value="find /xraid2-2/g454/run_new_pipeline -name clust_gast_ill__xraid2-2_g454_run_new_pipeline_miseq_20170203_lane_1_B_analysis_reads_overlap.sh.gz">
            <text:p>find /xraid2-2/g454/run_new_pipeline -name clust_gast_ill__xraid2-2_g454_run_new_pipeline_miseq_2017020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207">
            <text:p>201702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string">
            <text:p>Feb 15 2017</text:p>
          </table:table-cell>
          <table:table-cell office:value-type="string">
            <text:p>clust_gast_ill__xraid2-2_g454_run_new_pipeline_miseq_20170207_lane_1_B_analysis_reads_overlap.sh.gz</text:p>
          </table:table-cell>
          <table:table-cell table:formula="of:=&quot;find /xraid2-2/g454/run_new_pipeline -name &quot; &amp; [.I301]" office:value-type="string" office:string-value="find /xraid2-2/g454/run_new_pipeline -name clust_gast_ill__xraid2-2_g454_run_new_pipeline_miseq_20170207_lane_1_B_analysis_reads_overlap.sh.gz">
            <text:p>find /xraid2-2/g454/run_new_pipeline -name clust_gast_ill__xraid2-2_g454_run_new_pipeline_miseq_20170207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210">
            <text:p>201702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string">
            <text:p>Feb 15 2017</text:p>
          </table:table-cell>
          <table:table-cell office:value-type="string">
            <text:p>clust_gast_ill__xraid2-2_g454_run_new_pipeline_miseq_20170210_lane_1_B_analysis_reads_overlap.sh.gz</text:p>
          </table:table-cell>
          <table:table-cell table:formula="of:=&quot;find /xraid2-2/g454/run_new_pipeline -name &quot; &amp; [.I302]" office:value-type="string" office:string-value="find /xraid2-2/g454/run_new_pipeline -name clust_gast_ill__xraid2-2_g454_run_new_pipeline_miseq_20170210_lane_1_B_analysis_reads_overlap.sh.gz">
            <text:p>find /xraid2-2/g454/run_new_pipeline -name clust_gast_ill__xraid2-2_g454_run_new_pipeline_miseq_2017021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210">
            <text:p>201702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Feb 15 2017</text:p>
          </table:table-cell>
          <table:table-cell office:value-type="string">
            <text:p>clust_gast_ill__xraid2-2_g454_run_new_pipeline_nextseq_20170210_lane_1_B_analysis_reads_overlap.sh.gz</text:p>
          </table:table-cell>
          <table:table-cell table:formula="of:=&quot;find /xraid2-2/g454/run_new_pipeline -name &quot; &amp; [.I303]" office:value-type="string" office:string-value="find /xraid2-2/g454/run_new_pipeline -name clust_gast_ill__xraid2-2_g454_run_new_pipeline_nextseq_20170210_lane_1_B_analysis_reads_overlap.sh.gz">
            <text:p>find /xraid2-2/g454/run_new_pipeline -name clust_gast_ill__xraid2-2_g454_run_new_pipeline_nextseq_2017021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223">
            <text:p>2017022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Mar 14 2017</text:p>
          </table:table-cell>
          <table:table-cell office:value-type="string">
            <text:p>clust_gast_ill__xraid2-2_g454_run_new_pipeline_miseq_20170223_lane_1_A_analysis_reads_overlap.sh.gz</text:p>
          </table:table-cell>
          <table:table-cell table:formula="of:=&quot;find /xraid2-2/g454/run_new_pipeline -name &quot; &amp; [.I304]" office:value-type="string" office:string-value="find /xraid2-2/g454/run_new_pipeline -name clust_gast_ill__xraid2-2_g454_run_new_pipeline_miseq_20170223_lane_1_A_analysis_reads_overlap.sh.gz">
            <text:p>find /xraid2-2/g454/run_new_pipeline -name clust_gast_ill__xraid2-2_g454_run_new_pipeline_miseq_20170223_lane_1_A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223">
            <text:p>201702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Mar 14 2017</text:p>
          </table:table-cell>
          <table:table-cell office:value-type="string">
            <text:p>clust_gast_ill__xraid2-2_g454_run_new_pipeline_miseq_20170223_lane_1_B_analysis_reads_overlap.sh.gz</text:p>
          </table:table-cell>
          <table:table-cell table:formula="of:=&quot;find /xraid2-2/g454/run_new_pipeline -name &quot; &amp; [.I305]" office:value-type="string" office:string-value="find /xraid2-2/g454/run_new_pipeline -name clust_gast_ill__xraid2-2_g454_run_new_pipeline_miseq_20170223_lane_1_B_analysis_reads_overlap.sh.gz">
            <text:p>find /xraid2-2/g454/run_new_pipeline -name clust_gast_ill__xraid2-2_g454_run_new_pipeline_miseq_2017022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03">
            <text:p>201703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Mar 15 2017</text:p>
          </table:table-cell>
          <table:table-cell office:value-type="string">
            <text:p>clust_gast_ill__xraid2-2_g454_run_new_pipeline_miseq_20170303_lane_1_B_analysis_reads_overlap.sh.gz</text:p>
          </table:table-cell>
          <table:table-cell table:formula="of:=&quot;find /xraid2-2/g454/run_new_pipeline -name &quot; &amp; [.I306]" office:value-type="string" office:string-value="find /xraid2-2/g454/run_new_pipeline -name clust_gast_ill__xraid2-2_g454_run_new_pipeline_miseq_20170303_lane_1_B_analysis_reads_overlap.sh.gz">
            <text:p>find /xraid2-2/g454/run_new_pipeline -name clust_gast_ill__xraid2-2_g454_run_new_pipeline_miseq_2017030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03">
            <text:p>201703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Sep 7 2017</text:p>
          </table:table-cell>
          <table:table-cell office:value-type="string">
            <text:p>clust_gast_ill__xraid2-2_g454_run_new_pipeline_miseq_20170303_lane_1_B_analysis_reads_overlap.sh.gz</text:p>
          </table:table-cell>
          <table:table-cell table:formula="of:=&quot;find /xraid2-2/g454/run_new_pipeline -name &quot; &amp; [.I307]" office:value-type="string" office:string-value="find /xraid2-2/g454/run_new_pipeline -name clust_gast_ill__xraid2-2_g454_run_new_pipeline_miseq_20170303_lane_1_B_analysis_reads_overlap.sh.gz">
            <text:p>find /xraid2-2/g454/run_new_pipeline -name clust_gast_ill__xraid2-2_g454_run_new_pipeline_miseq_2017030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03">
            <text:p>201703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Mar 15 2017</text:p>
          </table:table-cell>
          <table:table-cell office:value-type="string">
            <text:p>clust_gast_ill__xraid2-2_g454_run_new_pipeline_miseq_20170303_lane_1_B_analysis_reads_overlap.sh.gz</text:p>
          </table:table-cell>
          <table:table-cell table:formula="of:=&quot;find /xraid2-2/g454/run_new_pipeline -name &quot; &amp; [.I308]" office:value-type="string" office:string-value="find /xraid2-2/g454/run_new_pipeline -name clust_gast_ill__xraid2-2_g454_run_new_pipeline_miseq_20170303_lane_1_B_analysis_reads_overlap.sh.gz">
            <text:p>find /xraid2-2/g454/run_new_pipeline -name clust_gast_ill__xraid2-2_g454_run_new_pipeline_miseq_2017030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03">
            <text:p>2017030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Sep 7 2017</text:p>
          </table:table-cell>
          <table:table-cell office:value-type="string">
            <text:p>clust_gast_ill__xraid2-2_g454_run_new_pipeline_miseq_20170303_lane_1_B_analysis_reads_overlap.sh.gz</text:p>
          </table:table-cell>
          <table:table-cell table:formula="of:=&quot;find /xraid2-2/g454/run_new_pipeline -name &quot; &amp; [.I309]" office:value-type="string" office:string-value="find /xraid2-2/g454/run_new_pipeline -name clust_gast_ill__xraid2-2_g454_run_new_pipeline_miseq_20170303_lane_1_B_analysis_reads_overlap.sh.gz">
            <text:p>find /xraid2-2/g454/run_new_pipeline -name clust_gast_ill__xraid2-2_g454_run_new_pipeline_miseq_2017030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07">
            <text:p>201703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Apr 18 2017</text:p>
          </table:table-cell>
          <table:table-cell office:value-type="string">
            <text:p>clust_gast_ill__xraid2-2_g454_run_new_pipeline_miseq_20170307_lane_1_B_analysis_reads_overlap.sh.gz</text:p>
          </table:table-cell>
          <table:table-cell table:formula="of:=&quot;find /xraid2-2/g454/run_new_pipeline -name &quot; &amp; [.I310]" office:value-type="string" office:string-value="find /xraid2-2/g454/run_new_pipeline -name clust_gast_ill__xraid2-2_g454_run_new_pipeline_miseq_20170307_lane_1_B_analysis_reads_overlap.sh.gz">
            <text:p>find /xraid2-2/g454/run_new_pipeline -name clust_gast_ill__xraid2-2_g454_run_new_pipeline_miseq_20170307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07">
            <text:p>201703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Mar 16 2017</text:p>
          </table:table-cell>
          <table:table-cell office:value-type="string">
            <text:p>clust_gast_ill__xraid2-2_g454_run_new_pipeline_miseq_20170307_lane_1_B_analysis_reads_overlap.sh</text:p>
          </table:table-cell>
          <table:table-cell table:formula="of:=&quot;find /xraid2-2/g454/run_new_pipeline -name &quot; &amp; [.I311]" office:value-type="string" office:string-value="find /xraid2-2/g454/run_new_pipeline -name clust_gast_ill__xraid2-2_g454_run_new_pipeline_miseq_20170307_lane_1_B_analysis_reads_overlap.sh">
            <text:p>find /xraid2-2/g454/run_new_pipeline -name clust_gast_ill__xraid2-2_g454_run_new_pipeline_miseq_20170307_lane_1_B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07">
            <text:p>201703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Sep 13 2017</text:p>
          </table:table-cell>
          <table:table-cell office:value-type="string">
            <text:p>clust_gast_ill__xraid2-2_g454_run_new_pipeline_miseq_20170307_lane_1_B_analysis_reads_overlap.sh</text:p>
          </table:table-cell>
          <table:table-cell table:formula="of:=&quot;find /xraid2-2/g454/run_new_pipeline -name &quot; &amp; [.I312]" office:value-type="string" office:string-value="find /xraid2-2/g454/run_new_pipeline -name clust_gast_ill__xraid2-2_g454_run_new_pipeline_miseq_20170307_lane_1_B_analysis_reads_overlap.sh">
            <text:p>find /xraid2-2/g454/run_new_pipeline -name clust_gast_ill__xraid2-2_g454_run_new_pipeline_miseq_20170307_lane_1_B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07">
            <text:p>201703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Apr 18 2017</text:p>
          </table:table-cell>
          <table:table-cell office:value-type="string">
            <text:p>clust_gast_ill__xraid2-2_g454_run_new_pipeline_miseq_20170307_lane_1_B_analysis_reads_overlap.sh.gz</text:p>
          </table:table-cell>
          <table:table-cell table:formula="of:=&quot;find /xraid2-2/g454/run_new_pipeline -name &quot; &amp; [.I313]" office:value-type="string" office:string-value="find /xraid2-2/g454/run_new_pipeline -name clust_gast_ill__xraid2-2_g454_run_new_pipeline_miseq_20170307_lane_1_B_analysis_reads_overlap.sh.gz">
            <text:p>find /xraid2-2/g454/run_new_pipeline -name clust_gast_ill__xraid2-2_g454_run_new_pipeline_miseq_20170307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07">
            <text:p>201703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Mar 16 2017</text:p>
          </table:table-cell>
          <table:table-cell office:value-type="string">
            <text:p>clust_gast_ill__xraid2-2_g454_run_new_pipeline_miseq_20170307_lane_1_B_analysis_reads_overlap.sh</text:p>
          </table:table-cell>
          <table:table-cell table:formula="of:=&quot;find /xraid2-2/g454/run_new_pipeline -name &quot; &amp; [.I314]" office:value-type="string" office:string-value="find /xraid2-2/g454/run_new_pipeline -name clust_gast_ill__xraid2-2_g454_run_new_pipeline_miseq_20170307_lane_1_B_analysis_reads_overlap.sh">
            <text:p>find /xraid2-2/g454/run_new_pipeline -name clust_gast_ill__xraid2-2_g454_run_new_pipeline_miseq_20170307_lane_1_B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07">
            <text:p>201703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Sep 13 2017</text:p>
          </table:table-cell>
          <table:table-cell office:value-type="string">
            <text:p>clust_gast_ill__xraid2-2_g454_run_new_pipeline_miseq_20170307_lane_1_B_analysis_reads_overlap.sh</text:p>
          </table:table-cell>
          <table:table-cell table:formula="of:=&quot;find /xraid2-2/g454/run_new_pipeline -name &quot; &amp; [.I315]" office:value-type="string" office:string-value="find /xraid2-2/g454/run_new_pipeline -name clust_gast_ill__xraid2-2_g454_run_new_pipeline_miseq_20170307_lane_1_B_analysis_reads_overlap.sh">
            <text:p>find /xraid2-2/g454/run_new_pipeline -name clust_gast_ill__xraid2-2_g454_run_new_pipeline_miseq_20170307_lane_1_B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23">
            <text:p>2017032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Aug 24 2017</text:p>
          </table:table-cell>
          <table:table-cell office:value-type="string">
            <text:p>clust_gast_ill__xraid2-2_g454_run_new_pipeline_miseq_20170323_lane_1_A_analysis_reads_overlap.sh</text:p>
          </table:table-cell>
          <table:table-cell table:formula="of:=&quot;find /xraid2-2/g454/run_new_pipeline -name &quot; &amp; [.I316]" office:value-type="string" office:string-value="find /xraid2-2/g454/run_new_pipeline -name clust_gast_ill__xraid2-2_g454_run_new_pipeline_miseq_20170323_lane_1_A_analysis_reads_overlap.sh">
            <text:p>find /xraid2-2/g454/run_new_pipeline -name clust_gast_ill__xraid2-2_g454_run_new_pipeline_miseq_20170323_lane_1_A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23">
            <text:p>2017032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Mar 28 2017</text:p>
          </table:table-cell>
          <table:table-cell office:value-type="string">
            <text:p>clust_gast_ill__xraid2-2_g454_run_new_pipeline_miseq_20170323_lane_1_A_analysis_reads_overlap.sh.gz</text:p>
          </table:table-cell>
          <table:table-cell table:formula="of:=&quot;find /xraid2-2/g454/run_new_pipeline -name &quot; &amp; [.I317]" office:value-type="string" office:string-value="find /xraid2-2/g454/run_new_pipeline -name clust_gast_ill__xraid2-2_g454_run_new_pipeline_miseq_20170323_lane_1_A_analysis_reads_overlap.sh.gz">
            <text:p>find /xraid2-2/g454/run_new_pipeline -name clust_gast_ill__xraid2-2_g454_run_new_pipeline_miseq_20170323_lane_1_A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23">
            <text:p>201703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Aug 28 2017</text:p>
          </table:table-cell>
          <table:table-cell office:value-type="string">
            <text:p>clust_gast_ill__xraid2-2_g454_run_new_pipeline_miseq_20170323_lane_1_B_analysis_reads_overlap.sh.gz</text:p>
          </table:table-cell>
          <table:table-cell table:formula="of:=&quot;find /xraid2-2/g454/run_new_pipeline -name &quot; &amp; [.I318]" office:value-type="string" office:string-value="find /xraid2-2/g454/run_new_pipeline -name clust_gast_ill__xraid2-2_g454_run_new_pipeline_miseq_20170323_lane_1_B_analysis_reads_overlap.sh.gz">
            <text:p>find /xraid2-2/g454/run_new_pipeline -name clust_gast_ill__xraid2-2_g454_run_new_pipeline_miseq_2017032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23">
            <text:p>201703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Mar 28 2017</text:p>
          </table:table-cell>
          <table:table-cell office:value-type="string">
            <text:p>clust_gast_ill__xraid2-2_g454_run_new_pipeline_miseq_20170323_lane_1_B_analysis_reads_overlap.sh.gz</text:p>
          </table:table-cell>
          <table:table-cell table:formula="of:=&quot;find /xraid2-2/g454/run_new_pipeline -name &quot; &amp; [.I319]" office:value-type="string" office:string-value="find /xraid2-2/g454/run_new_pipeline -name clust_gast_ill__xraid2-2_g454_run_new_pipeline_miseq_20170323_lane_1_B_analysis_reads_overlap.sh.gz">
            <text:p>find /xraid2-2/g454/run_new_pipeline -name clust_gast_ill__xraid2-2_g454_run_new_pipeline_miseq_2017032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23">
            <text:p>20170323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Apr 3 2017</text:p>
          </table:table-cell>
          <table:table-cell office:value-type="string">
            <text:p>clust_gast_ill__xraid2-2_g454_run_new_pipeline_miseq_20170323_lane_1_E_analysis_reads_overlap.sh.gz</text:p>
          </table:table-cell>
          <table:table-cell table:formula="of:=&quot;find /xraid2-2/g454/run_new_pipeline -name &quot; &amp; [.I320]" office:value-type="string" office:string-value="find /xraid2-2/g454/run_new_pipeline -name clust_gast_ill__xraid2-2_g454_run_new_pipeline_miseq_20170323_lane_1_E_analysis_reads_overlap.sh.gz">
            <text:p>find /xraid2-2/g454/run_new_pipeline -name clust_gast_ill__xraid2-2_g454_run_new_pipeline_miseq_20170323_lane_1_E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323">
            <text:p>20170323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Aug 25 2017</text:p>
          </table:table-cell>
          <table:table-cell office:value-type="string">
            <text:p>clust_gast_ill__xraid2-2_g454_run_new_pipeline_miseq_20170323_lane_1_E_analysis_reads_overlap.sh.gz</text:p>
          </table:table-cell>
          <table:table-cell table:formula="of:=&quot;find /xraid2-2/g454/run_new_pipeline -name &quot; &amp; [.I321]" office:value-type="string" office:string-value="find /xraid2-2/g454/run_new_pipeline -name clust_gast_ill__xraid2-2_g454_run_new_pipeline_miseq_20170323_lane_1_E_analysis_reads_overlap.sh.gz">
            <text:p>find /xraid2-2/g454/run_new_pipeline -name clust_gast_ill__xraid2-2_g454_run_new_pipeline_miseq_20170323_lane_1_E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412">
            <text:p>20170412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Apr 17 2017</text:p>
          </table:table-cell>
          <table:table-cell office:value-type="string">
            <text:p>clust_gast_ill__xraid2-2_g454_run_new_pipeline_miseq_20170412_lane_1_A_analysis_reads_overlap.sh</text:p>
          </table:table-cell>
          <table:table-cell table:formula="of:=&quot;find /xraid2-2/g454/run_new_pipeline -name &quot; &amp; [.I322]" office:value-type="string" office:string-value="find /xraid2-2/g454/run_new_pipeline -name clust_gast_ill__xraid2-2_g454_run_new_pipeline_miseq_20170412_lane_1_A_analysis_reads_overlap.sh">
            <text:p>find /xraid2-2/g454/run_new_pipeline -name clust_gast_ill__xraid2-2_g454_run_new_pipeline_miseq_20170412_lane_1_A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412">
            <text:p>2017041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Apr 17 2017</text:p>
          </table:table-cell>
          <table:table-cell office:value-type="string">
            <text:p>clust_gast_ill__xraid2-2_g454_run_new_pipeline_miseq_20170412_lane_1_B_analysis_reads_overlap.sh</text:p>
          </table:table-cell>
          <table:table-cell table:formula="of:=&quot;find /xraid2-2/g454/run_new_pipeline -name &quot; &amp; [.I323]" office:value-type="string" office:string-value="find /xraid2-2/g454/run_new_pipeline -name clust_gast_ill__xraid2-2_g454_run_new_pipeline_miseq_20170412_lane_1_B_analysis_reads_overlap.sh">
            <text:p>find /xraid2-2/g454/run_new_pipeline -name clust_gast_ill__xraid2-2_g454_run_new_pipeline_miseq_20170412_lane_1_B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412">
            <text:p>2017041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Apr 25 2017</text:p>
          </table:table-cell>
          <table:table-cell office:value-type="string">
            <text:p>clust_gast_ill__xraid2-2_g454_run_new_pipeline_miseq_20170412_lane_1_B_analysis_reads_overlap.sh.gz</text:p>
          </table:table-cell>
          <table:table-cell table:formula="of:=&quot;find /xraid2-2/g454/run_new_pipeline -name &quot; &amp; [.I324]" office:value-type="string" office:string-value="find /xraid2-2/g454/run_new_pipeline -name clust_gast_ill__xraid2-2_g454_run_new_pipeline_miseq_20170412_lane_1_B_analysis_reads_overlap.sh.gz">
            <text:p>find /xraid2-2/g454/run_new_pipeline -name clust_gast_ill__xraid2-2_g454_run_new_pipeline_miseq_20170412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412">
            <text:p>2017041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Apr 17 2017</text:p>
          </table:table-cell>
          <table:table-cell office:value-type="string">
            <text:p>clust_gast_ill__xraid2-2_g454_run_new_pipeline_miseq_20170412_lane_1_B_analysis_reads_overlap.sh</text:p>
          </table:table-cell>
          <table:table-cell table:formula="of:=&quot;find /xraid2-2/g454/run_new_pipeline -name &quot; &amp; [.I325]" office:value-type="string" office:string-value="find /xraid2-2/g454/run_new_pipeline -name clust_gast_ill__xraid2-2_g454_run_new_pipeline_miseq_20170412_lane_1_B_analysis_reads_overlap.sh">
            <text:p>find /xraid2-2/g454/run_new_pipeline -name clust_gast_ill__xraid2-2_g454_run_new_pipeline_miseq_20170412_lane_1_B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412">
            <text:p>2017041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Apr 25 2017</text:p>
          </table:table-cell>
          <table:table-cell office:value-type="string">
            <text:p>clust_gast_ill__xraid2-2_g454_run_new_pipeline_miseq_20170412_lane_1_B_analysis_reads_overlap.sh.gz</text:p>
          </table:table-cell>
          <table:table-cell table:formula="of:=&quot;find /xraid2-2/g454/run_new_pipeline -name &quot; &amp; [.I326]" office:value-type="string" office:string-value="find /xraid2-2/g454/run_new_pipeline -name clust_gast_ill__xraid2-2_g454_run_new_pipeline_miseq_20170412_lane_1_B_analysis_reads_overlap.sh.gz">
            <text:p>find /xraid2-2/g454/run_new_pipeline -name clust_gast_ill__xraid2-2_g454_run_new_pipeline_miseq_20170412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414">
            <text:p>20170414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morrison</text:p>
          </table:table-cell>
          <table:table-cell office:value-type="string">
            <text:p>Apr 20 2017</text:p>
          </table:table-cell>
          <table:table-cell office:value-type="string">
            <text:p>clust_gast_ill__xraid2-2_g454_run_new_pipeline_nextseq_20170414_lane_1_A_analysis_reads_overlap.sh.gz</text:p>
          </table:table-cell>
          <table:table-cell table:formula="of:=&quot;find /xraid2-2/g454/run_new_pipeline -name &quot; &amp; [.I327]" office:value-type="string" office:string-value="find /xraid2-2/g454/run_new_pipeline -name clust_gast_ill__xraid2-2_g454_run_new_pipeline_nextseq_20170414_lane_1_A_analysis_reads_overlap.sh.gz">
            <text:p>find /xraid2-2/g454/run_new_pipeline -name clust_gast_ill__xraid2-2_g454_run_new_pipeline_nextseq_20170414_lane_1_A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414">
            <text:p>201704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Apr 20 2017</text:p>
          </table:table-cell>
          <table:table-cell office:value-type="string">
            <text:p>clust_gast_ill__xraid2-2_g454_run_new_pipeline_nextseq_20170414_lane_1_B_analysis_reads_overlap.sh.gz</text:p>
          </table:table-cell>
          <table:table-cell table:formula="of:=&quot;find /xraid2-2/g454/run_new_pipeline -name &quot; &amp; [.I328]" office:value-type="string" office:string-value="find /xraid2-2/g454/run_new_pipeline -name clust_gast_ill__xraid2-2_g454_run_new_pipeline_nextseq_20170414_lane_1_B_analysis_reads_overlap.sh.gz">
            <text:p>find /xraid2-2/g454/run_new_pipeline -name clust_gast_ill__xraid2-2_g454_run_new_pipeline_nextseq_20170414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414">
            <text:p>201704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Apr 25 2017</text:p>
          </table:table-cell>
          <table:table-cell office:value-type="string">
            <text:p>clust_gast_ill__xraid2-2_g454_run_new_pipeline_miseq_20170414_lane_1_B_analysis_reads_overlap.sh.gz</text:p>
          </table:table-cell>
          <table:table-cell table:formula="of:=&quot;find /xraid2-2/g454/run_new_pipeline -name &quot; &amp; [.I329]" office:value-type="string" office:string-value="find /xraid2-2/g454/run_new_pipeline -name clust_gast_ill__xraid2-2_g454_run_new_pipeline_miseq_20170414_lane_1_B_analysis_reads_overlap.sh.gz">
            <text:p>find /xraid2-2/g454/run_new_pipeline -name clust_gast_ill__xraid2-2_g454_run_new_pipeline_miseq_20170414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414">
            <text:p>201704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morrison</text:p>
          </table:table-cell>
          <table:table-cell office:value-type="string">
            <text:p>Apr 20 2017</text:p>
          </table:table-cell>
          <table:table-cell office:value-type="string">
            <text:p>clust_gast_ill__xraid2-2_g454_run_new_pipeline_nextseq_20170414_lane_1_B_analysis_reads_overlap.sh.gz</text:p>
          </table:table-cell>
          <table:table-cell table:formula="of:=&quot;find /xraid2-2/g454/run_new_pipeline -name &quot; &amp; [.I330]" office:value-type="string" office:string-value="find /xraid2-2/g454/run_new_pipeline -name clust_gast_ill__xraid2-2_g454_run_new_pipeline_nextseq_20170414_lane_1_B_analysis_reads_overlap.sh.gz">
            <text:p>find /xraid2-2/g454/run_new_pipeline -name clust_gast_ill__xraid2-2_g454_run_new_pipeline_nextseq_20170414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414">
            <text:p>20170414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6</text:p>
          </table:table-cell>
          <table:table-cell office:value-type="string">
            <text:p>nextseq</text:p>
          </table:table-cell>
          <table:table-cell/>
          <table:table-cell office:value-type="string">
            <text:p>morrison</text:p>
          </table:table-cell>
          <table:table-cell office:value-type="string">
            <text:p>Apr 25 2017</text:p>
          </table:table-cell>
          <table:table-cell office:value-type="string">
            <text:p>clust_gast_ill__xraid2-2_g454_run_new_pipeline_miseq_20170414_lane_1_B_analysis_reads_overlap.sh.gz</text:p>
          </table:table-cell>
          <table:table-cell table:formula="of:=&quot;find /xraid2-2/g454/run_new_pipeline -name &quot; &amp; [.I331]" office:value-type="string" office:string-value="find /xraid2-2/g454/run_new_pipeline -name clust_gast_ill__xraid2-2_g454_run_new_pipeline_miseq_20170414_lane_1_B_analysis_reads_overlap.sh.gz">
            <text:p>find /xraid2-2/g454/run_new_pipeline -name clust_gast_ill__xraid2-2_g454_run_new_pipeline_miseq_20170414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523">
            <text:p>20170523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Jun 12 2017</text:p>
          </table:table-cell>
          <table:table-cell office:value-type="string">
            <text:p>clust_gast_ill__xraid2-2_g454_run_new_pipeline_miseq_20170523_lane_1_B_analysis_reads_overlap.sh.gz</text:p>
          </table:table-cell>
          <table:table-cell table:formula="of:=&quot;find /xraid2-2/g454/run_new_pipeline -name &quot; &amp; [.I332]" office:value-type="string" office:string-value="find /xraid2-2/g454/run_new_pipeline -name clust_gast_ill__xraid2-2_g454_run_new_pipeline_miseq_20170523_lane_1_B_analysis_reads_overlap.sh.gz">
            <text:p>find /xraid2-2/g454/run_new_pipeline -name clust_gast_ill__xraid2-2_g454_run_new_pipeline_miseq_20170523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605">
            <text:p>2017060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string">
            <text:p>Jun 19 2017</text:p>
          </table:table-cell>
          <table:table-cell office:value-type="string">
            <text:p>clust_gast_ill__xraid2-2_g454_run_new_pipeline_miseq_20170605_lane_1_B_analysis_reads_overlap.sh.gz</text:p>
          </table:table-cell>
          <table:table-cell table:formula="of:=&quot;find /xraid2-2/g454/run_new_pipeline -name &quot; &amp; [.I333]" office:value-type="string" office:string-value="find /xraid2-2/g454/run_new_pipeline -name clust_gast_ill__xraid2-2_g454_run_new_pipeline_miseq_20170605_lane_1_B_analysis_reads_overlap.sh.gz">
            <text:p>find /xraid2-2/g454/run_new_pipeline -name clust_gast_ill__xraid2-2_g454_run_new_pipeline_miseq_20170605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608">
            <text:p>20170608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string">
            <text:p>Jun 19 2017</text:p>
          </table:table-cell>
          <table:table-cell office:value-type="string">
            <text:p>clust_gast_ill__xraid2-2_g454_run_new_pipeline_miseq_20170608_lane_1_B_analysis_reads_overlap.sh.gz</text:p>
          </table:table-cell>
          <table:table-cell table:formula="of:=&quot;find /xraid2-2/g454/run_new_pipeline -name &quot; &amp; [.I334]" office:value-type="string" office:string-value="find /xraid2-2/g454/run_new_pipeline -name clust_gast_ill__xraid2-2_g454_run_new_pipeline_miseq_20170608_lane_1_B_analysis_reads_overlap.sh.gz">
            <text:p>find /xraid2-2/g454/run_new_pipeline -name clust_gast_ill__xraid2-2_g454_run_new_pipeline_miseq_20170608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616">
            <text:p>20170616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Jun 23 2017</text:p>
          </table:table-cell>
          <table:table-cell office:value-type="string">
            <text:p>clust_gast_ill__xraid2-2_g454_run_new_pipeline_miseq_20170616_lane_1_B_analysis_reads_overlap.sh.gz</text:p>
          </table:table-cell>
          <table:table-cell table:formula="of:=&quot;find /xraid2-2/g454/run_new_pipeline -name &quot; &amp; [.I335]" office:value-type="string" office:string-value="find /xraid2-2/g454/run_new_pipeline -name clust_gast_ill__xraid2-2_g454_run_new_pipeline_miseq_20170616_lane_1_B_analysis_reads_overlap.sh.gz">
            <text:p>find /xraid2-2/g454/run_new_pipeline -name clust_gast_ill__xraid2-2_g454_run_new_pipeline_miseq_20170616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623">
            <text:p>20170623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string">
            <text:p>Jul 12 2017</text:p>
          </table:table-cell>
          <table:table-cell office:value-type="string">
            <text:p>clust_gast_ill__xraid2-2_g454_run_new_pipeline_miseq_20170623_lane_1_E_analysis_reads_overlap.sh.gz</text:p>
          </table:table-cell>
          <table:table-cell table:formula="of:=&quot;find /xraid2-2/g454/run_new_pipeline -name &quot; &amp; [.I336]" office:value-type="string" office:string-value="find /xraid2-2/g454/run_new_pipeline -name clust_gast_ill__xraid2-2_g454_run_new_pipeline_miseq_20170623_lane_1_E_analysis_reads_overlap.sh.gz">
            <text:p>find /xraid2-2/g454/run_new_pipeline -name clust_gast_ill__xraid2-2_g454_run_new_pipeline_miseq_20170623_lane_1_E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07">
            <text:p>2017070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string">
            <text:p>Jul 12 2017</text:p>
          </table:table-cell>
          <table:table-cell office:value-type="string">
            <text:p>clust_gast_ill__xraid2-2_g454_run_new_pipeline_miseq_20170707_lane_1_B_analysis_reads_overlap.sh.gz</text:p>
          </table:table-cell>
          <table:table-cell table:formula="of:=&quot;find /xraid2-2/g454/run_new_pipeline -name &quot; &amp; [.I337]" office:value-type="string" office:string-value="find /xraid2-2/g454/run_new_pipeline -name clust_gast_ill__xraid2-2_g454_run_new_pipeline_miseq_20170707_lane_1_B_analysis_reads_overlap.sh.gz">
            <text:p>find /xraid2-2/g454/run_new_pipeline -name clust_gast_ill__xraid2-2_g454_run_new_pipeline_miseq_20170707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string">
            <text:p>Jul 31 2017</text:p>
          </table:table-cell>
          <table:table-cell office:value-type="string">
            <text:p>clust_gast_ill__xraid2-2_g454_run_new_pipeline_miseq_20170710_lane_1_A_analysis_reads_overlap.sh.gz</text:p>
          </table:table-cell>
          <table:table-cell table:formula="of:=&quot;find /xraid2-2/g454/run_new_pipeline -name &quot; &amp; [.I338]" office:value-type="string" office:string-value="find /xraid2-2/g454/run_new_pipeline -name clust_gast_ill__xraid2-2_g454_run_new_pipeline_miseq_20170710_lane_1_A_analysis_reads_overlap.sh.gz">
            <text:p>find /xraid2-2/g454/run_new_pipeline -name clust_gast_ill__xraid2-2_g454_run_new_pipeline_miseq_20170710_lane_1_A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Sep 1 2017</text:p>
          </table:table-cell>
          <table:table-cell office:value-type="string">
            <text:p>clust_gast_ill__xraid2-2_g454_run_new_pipeline_miseq_20170710_lane_1_A_analysis_reads_overlap.sh.gz</text:p>
          </table:table-cell>
          <table:table-cell table:formula="of:=&quot;find /xraid2-2/g454/run_new_pipeline -name &quot; &amp; [.I339]" office:value-type="string" office:string-value="find /xraid2-2/g454/run_new_pipeline -name clust_gast_ill__xraid2-2_g454_run_new_pipeline_miseq_20170710_lane_1_A_analysis_reads_overlap.sh.gz">
            <text:p>find /xraid2-2/g454/run_new_pipeline -name clust_gast_ill__xraid2-2_g454_run_new_pipeline_miseq_20170710_lane_1_A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abrumbaugh</text:p>
          </table:table-cell>
          <table:table-cell office:value-type="string">
            <text:p>Jul 28 2017</text:p>
          </table:table-cell>
          <table:table-cell office:value-type="string">
            <text:p>clust_gast_ill__xraid2-2_g454_run_new_pipeline_miseq_20170710_lane_1_B_analysis_reads_overlap.sh.gz</text:p>
          </table:table-cell>
          <table:table-cell table:formula="of:=&quot;find /xraid2-2/g454/run_new_pipeline -name &quot; &amp; [.I340]" office:value-type="string" office:string-value="find /xraid2-2/g454/run_new_pipeline -name clust_gast_ill__xraid2-2_g454_run_new_pipeline_miseq_20170710_lane_1_B_analysis_reads_overlap.sh.gz">
            <text:p>find /xraid2-2/g454/run_new_pipeline -name clust_gast_ill__xraid2-2_g454_run_new_pipeline_miseq_2017071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string">
            <text:p>Aug 10 2017</text:p>
          </table:table-cell>
          <table:table-cell office:value-type="string">
            <text:p>clust_gast_ill__xraid2-2_g454_run_new_pipeline_miseq_20170710_lane_1_B_analysis_reads_overlap.sh.gz</text:p>
          </table:table-cell>
          <table:table-cell table:formula="of:=&quot;find /xraid2-2/g454/run_new_pipeline -name &quot; &amp; [.I341]" office:value-type="string" office:string-value="find /xraid2-2/g454/run_new_pipeline -name clust_gast_ill__xraid2-2_g454_run_new_pipeline_miseq_20170710_lane_1_B_analysis_reads_overlap.sh.gz">
            <text:p>find /xraid2-2/g454/run_new_pipeline -name clust_gast_ill__xraid2-2_g454_run_new_pipeline_miseq_2017071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Sep 4 2017</text:p>
          </table:table-cell>
          <table:table-cell office:value-type="string">
            <text:p>clust_gast_ill__xraid2-2_g454_run_new_pipeline_miseq_20170710_lane_1_B_analysis.sh</text:p>
          </table:table-cell>
          <table:table-cell table:formula="of:=&quot;find /xraid2-2/g454/run_new_pipeline -name &quot; &amp; [.I342]" office:value-type="string" office:string-value="find /xraid2-2/g454/run_new_pipeline -name clust_gast_ill__xraid2-2_g454_run_new_pipeline_miseq_20170710_lane_1_B_analysis.sh">
            <text:p>find /xraid2-2/g454/run_new_pipeline -name clust_gast_ill__xraid2-2_g454_run_new_pipeline_miseq_20170710_lane_1_B_analysis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Sep 4 2017</text:p>
          </table:table-cell>
          <table:table-cell office:value-type="string">
            <text:p>clust_gast_ill__xraid2-2_g454_run_new_pipeline_miseq_20170710_lane_1_B_analysis_chimera.sh.gz</text:p>
          </table:table-cell>
          <table:table-cell table:formula="of:=&quot;find /xraid2-2/g454/run_new_pipeline -name &quot; &amp; [.I343]" office:value-type="string" office:string-value="find /xraid2-2/g454/run_new_pipeline -name clust_gast_ill__xraid2-2_g454_run_new_pipeline_miseq_20170710_lane_1_B_analysis_chimera.sh.gz">
            <text:p>find /xraid2-2/g454/run_new_pipeline -name clust_gast_ill__xraid2-2_g454_run_new_pipeline_miseq_20170710_lane_1_B_analysis_chimer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Sep 4 2017</text:p>
          </table:table-cell>
          <table:table-cell office:value-type="string">
            <text:p>clust_gast_ill__xraid2-2_g454_run_new_pipeline_miseq_20170710_lane_1_B_analysis_reads_overlap.sh.gz</text:p>
          </table:table-cell>
          <table:table-cell table:formula="of:=&quot;find /xraid2-2/g454/run_new_pipeline -name &quot; &amp; [.I344]" office:value-type="string" office:string-value="find /xraid2-2/g454/run_new_pipeline -name clust_gast_ill__xraid2-2_g454_run_new_pipeline_miseq_20170710_lane_1_B_analysis_reads_overlap.sh.gz">
            <text:p>find /xraid2-2/g454/run_new_pipeline -name clust_gast_ill__xraid2-2_g454_run_new_pipeline_miseq_2017071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brumbaugh</text:p>
          </table:table-cell>
          <table:table-cell office:value-type="string">
            <text:p>Jul 28 2017</text:p>
          </table:table-cell>
          <table:table-cell office:value-type="string">
            <text:p>clust_gast_ill__xraid2-2_g454_run_new_pipeline_miseq_20170710_lane_1_B_analysis_reads_overlap.sh.gz</text:p>
          </table:table-cell>
          <table:table-cell table:formula="of:=&quot;find /xraid2-2/g454/run_new_pipeline -name &quot; &amp; [.I345]" office:value-type="string" office:string-value="find /xraid2-2/g454/run_new_pipeline -name clust_gast_ill__xraid2-2_g454_run_new_pipeline_miseq_20170710_lane_1_B_analysis_reads_overlap.sh.gz">
            <text:p>find /xraid2-2/g454/run_new_pipeline -name clust_gast_ill__xraid2-2_g454_run_new_pipeline_miseq_2017071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string">
            <text:p>Aug 10 2017</text:p>
          </table:table-cell>
          <table:table-cell office:value-type="string">
            <text:p>clust_gast_ill__xraid2-2_g454_run_new_pipeline_miseq_20170710_lane_1_B_analysis_reads_overlap.sh.gz</text:p>
          </table:table-cell>
          <table:table-cell table:formula="of:=&quot;find /xraid2-2/g454/run_new_pipeline -name &quot; &amp; [.I346]" office:value-type="string" office:string-value="find /xraid2-2/g454/run_new_pipeline -name clust_gast_ill__xraid2-2_g454_run_new_pipeline_miseq_20170710_lane_1_B_analysis_reads_overlap.sh.gz">
            <text:p>find /xraid2-2/g454/run_new_pipeline -name clust_gast_ill__xraid2-2_g454_run_new_pipeline_miseq_2017071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Sep 4 2017</text:p>
          </table:table-cell>
          <table:table-cell office:value-type="string">
            <text:p>clust_gast_ill__xraid2-2_g454_run_new_pipeline_miseq_20170710_lane_1_B_analysis.sh</text:p>
          </table:table-cell>
          <table:table-cell table:formula="of:=&quot;find /xraid2-2/g454/run_new_pipeline -name &quot; &amp; [.I347]" office:value-type="string" office:string-value="find /xraid2-2/g454/run_new_pipeline -name clust_gast_ill__xraid2-2_g454_run_new_pipeline_miseq_20170710_lane_1_B_analysis.sh">
            <text:p>find /xraid2-2/g454/run_new_pipeline -name clust_gast_ill__xraid2-2_g454_run_new_pipeline_miseq_20170710_lane_1_B_analysis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Sep 4 2017</text:p>
          </table:table-cell>
          <table:table-cell office:value-type="string">
            <text:p>clust_gast_ill__xraid2-2_g454_run_new_pipeline_miseq_20170710_lane_1_B_analysis_chimera.sh.gz</text:p>
          </table:table-cell>
          <table:table-cell table:formula="of:=&quot;find /xraid2-2/g454/run_new_pipeline -name &quot; &amp; [.I348]" office:value-type="string" office:string-value="find /xraid2-2/g454/run_new_pipeline -name clust_gast_ill__xraid2-2_g454_run_new_pipeline_miseq_20170710_lane_1_B_analysis_chimera.sh.gz">
            <text:p>find /xraid2-2/g454/run_new_pipeline -name clust_gast_ill__xraid2-2_g454_run_new_pipeline_miseq_20170710_lane_1_B_analysis_chimera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Sep 4 2017</text:p>
          </table:table-cell>
          <table:table-cell office:value-type="string">
            <text:p>clust_gast_ill__xraid2-2_g454_run_new_pipeline_miseq_20170710_lane_1_B_analysis_reads_overlap.sh.gz</text:p>
          </table:table-cell>
          <table:table-cell table:formula="of:=&quot;find /xraid2-2/g454/run_new_pipeline -name &quot; &amp; [.I349]" office:value-type="string" office:string-value="find /xraid2-2/g454/run_new_pipeline -name clust_gast_ill__xraid2-2_g454_run_new_pipeline_miseq_20170710_lane_1_B_analysis_reads_overlap.sh.gz">
            <text:p>find /xraid2-2/g454/run_new_pipeline -name clust_gast_ill__xraid2-2_g454_run_new_pipeline_miseq_20170710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string">
            <text:p>Aug 1 2017</text:p>
          </table:table-cell>
          <table:table-cell office:value-type="string">
            <text:p>clust_gast_ill__xraid2-2_g454_run_new_pipeline_miseq_20170710_lane_1_E_analysis_reads_overlap.sh.gz</text:p>
          </table:table-cell>
          <table:table-cell table:formula="of:=&quot;find /xraid2-2/g454/run_new_pipeline -name &quot; &amp; [.I350]" office:value-type="string" office:string-value="find /xraid2-2/g454/run_new_pipeline -name clust_gast_ill__xraid2-2_g454_run_new_pipeline_miseq_20170710_lane_1_E_analysis_reads_overlap.sh.gz">
            <text:p>find /xraid2-2/g454/run_new_pipeline -name clust_gast_ill__xraid2-2_g454_run_new_pipeline_miseq_20170710_lane_1_E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10">
            <text:p>20170710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v4</text:p>
          </table:table-cell>
          <table:table-cell office:value-type="string">
            <text:p>miseq</text:p>
          </table:table-cell>
          <table:table-cell/>
          <table:table-cell office:value-type="string">
            <text:p>morrison</text:p>
          </table:table-cell>
          <table:table-cell office:value-type="string">
            <text:p>Sep 1 2017</text:p>
          </table:table-cell>
          <table:table-cell office:value-type="string">
            <text:p>clust_gast_ill__xraid2-2_g454_run_new_pipeline_miseq_20170710_lane_1_E_analysis_reads_overlap.sh</text:p>
          </table:table-cell>
          <table:table-cell table:formula="of:=&quot;find /xraid2-2/g454/run_new_pipeline -name &quot; &amp; [.I351]" office:value-type="string" office:string-value="find /xraid2-2/g454/run_new_pipeline -name clust_gast_ill__xraid2-2_g454_run_new_pipeline_miseq_20170710_lane_1_E_analysis_reads_overlap.sh">
            <text:p>find /xraid2-2/g454/run_new_pipeline -name clust_gast_ill__xraid2-2_g454_run_new_pipeline_miseq_20170710_lane_1_E_analysis_reads_overlap.sh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727">
            <text:p>20170727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jpolinski</text:p>
          </table:table-cell>
          <table:table-cell office:value-type="string">
            <text:p>Aug 11 2017</text:p>
          </table:table-cell>
          <table:table-cell office:value-type="string">
            <text:p>clust_gast_ill__xraid2-2_g454_run_new_pipeline_miseq_20170727_lane_1_B_analysis_reads_overlap.sh.gz</text:p>
          </table:table-cell>
          <table:table-cell table:formula="of:=&quot;find /xraid2-2/g454/run_new_pipeline -name &quot; &amp; [.I352]" office:value-type="string" office:string-value="find /xraid2-2/g454/run_new_pipeline -name clust_gast_ill__xraid2-2_g454_run_new_pipeline_miseq_20170727_lane_1_B_analysis_reads_overlap.sh.gz">
            <text:p>find /xraid2-2/g454/run_new_pipeline -name clust_gast_ill__xraid2-2_g454_run_new_pipeline_miseq_20170727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912">
            <text:p>20170912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morozov</text:p>
          </table:table-cell>
          <table:table-cell office:value-type="string">
            <text:p>Sep 29 2017</text:p>
          </table:table-cell>
          <table:table-cell office:value-type="string">
            <text:p>clust_gast_ill__xraid2-2_g454_run_new_pipeline_miseq_20170912_lane_1_B_analysis_reads_overlap.sh.gz</text:p>
          </table:table-cell>
          <table:table-cell table:formula="of:=&quot;find /xraid2-2/g454/run_new_pipeline -name &quot; &amp; [.I353]" office:value-type="string" office:string-value="find /xraid2-2/g454/run_new_pipeline -name clust_gast_ill__xraid2-2_g454_run_new_pipeline_miseq_20170912_lane_1_B_analysis_reads_overlap.sh.gz">
            <text:p>find /xraid2-2/g454/run_new_pipeline -name clust_gast_ill__xraid2-2_g454_run_new_pipeline_miseq_20170912_lane_1_B_analysis_reads_overlap.sh.gz</text:p>
          </table:table-cell>
          <table:table-cell table:number-columns-repeated="14"/>
        </table:table-row>
        <table:table-row table:style-name="ro1" table:visibility="filter">
          <table:table-cell office:value-type="float" office:value="20170925">
            <text:p>2017092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v4v5</text:p>
          </table:table-cell>
          <table:table-cell office:value-type="string">
            <text:p>miseq</text:p>
          </table:table-cell>
          <table:table-cell/>
          <table:table-cell office:value-type="string">
            <text:p>amorozov</text:p>
          </table:table-cell>
          <table:table-cell office:value-type="string">
            <text:p>Jul 10 2017</text:p>
          </table:table-cell>
          <table:table-cell office:value-type="string">
            <text:p>clust_gast_ill__xraid2-2_g454_run_new_pipeline_miseq_20170925_lane_1_B_analysis_reads_overlap.sh.gz</text:p>
          </table:table-cell>
          <table:table-cell table:formula="of:=&quot;find /xraid2-2/g454/run_new_pipeline -name &quot; &amp; [.I354]" office:value-type="string" office:string-value="find /xraid2-2/g454/run_new_pipeline -name clust_gast_ill__xraid2-2_g454_run_new_pipeline_miseq_20170925_lane_1_B_analysis_reads_overlap.sh.gz">
            <text:p>find /xraid2-2/g454/run_new_pipeline -name clust_gast_ill__xraid2-2_g454_run_new_pipeline_miseq_20170925_lane_1_B_analysis_reads_overlap.sh.gz</text:p>
          </table:table-cell>
          <table:table-cell table:number-columns-repeated="14"/>
        </table:table-row>
      </table:table>
      <table:database-ranges>
        <table:database-range table:name="__Anonymous_Sheet_DB__1" table:target-range-address="Sheet1.A1:Sheet1.I354" table:display-filter-buttons="true">
          <table:filter>
            <table:filter-condition table:field-number="3" table:value="v6" table:operator="="/>
          </table:filter>
        </table:database-range>
        <table:database-range table:name="__Anonymous_Sheet_DB__2" table:target-range-address="Sheet1.A1:Sheet1.U354" table:display-filter-buttons="true">
          <table:filter>
            <table:filter-condition table:field-number="12" table:data-type="number" table:value="0" table:operator="!empty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10/18/2017</text:date>, <text:time>16:3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10-18T16:36:13</dc:date>
    <dc:creator>Anna Shipunova</dc:creator>
    <meta:editing-duration>PT3H22M22S</meta:editing-duration>
    <meta:editing-cycles>105</meta:editing-cycles>
    <meta:document-statistic meta:table-count="1" meta:cell-count="3400" meta:object-count="0"/>
  </office:meta>
</office:document-meta>
</file>